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fo:min-height="0.839cm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635cm"/>
    </style:style>
    <style:style style:name="gr12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0% 100%" fo:font-size="12pt" style:font-size-asian="12pt" style:font-size-complex="12pt"/>
    </style:style>
    <style:style style:name="T4" style:family="text">
      <style:text-properties style:text-position="0% 100%" fo:font-family="'Liberation Sans'" style:font-style-name="Regular" style:font-family-generic="swiss" fo:font-size="12pt" style:font-family-asian="'Liberation Sans'" style:font-style-name-asian="Regular" style:font-family-generic-asian="swiss" style:font-size-asian="12pt" style:font-family-complex="'Liberation Sans'" style:font-style-name-complex="Regular" style:font-family-generic-complex="swiss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715cm" svg:height="2.159cm" svg:x="7.985cm" svg:y="1.635cm">
          <text:p text:style-name="P1">CHRIS</text:p>
          <text:p text:style-name="P1"><text:span text:style-name="T1">(Computerized Human Replication Integrated Systems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81cm" svg:height="1.651cm" svg:x="4.302cm" svg:y="5.445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81cm" svg:height="1.651cm" svg:x="13.065cm" svg:y="5.445cm"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81cm" svg:height="1.651cm" svg:x="8.747cm" svg:y="8.874cm">
          <text:p text:style-name="P1">Process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81cm" svg:height="1.651cm" svg:x="1.127cm" svg:y="8.493cm">
          <text:p text:style-name="P1">Mouse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81cm" svg:height="1.651cm" svg:x="1.127cm" svg:y="11.16cm">
          <text:p text:style-name="P1">Keyboard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.81cm" svg:height="1.651cm" svg:x="1.127cm" svg:y="13.7cm">
          <text:p text:style-name="P1">Microphone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.81cm" svg:height="1.651cm" svg:x="1.127cm" svg:y="16.113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.81cm" svg:height="1.651cm" svg:x="1.127cm" svg:y="18.653cm">
          <text:p text:style-name="P1">Misc.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3.81cm" svg:height="1.651cm" svg:x="16.621cm" svg:y="8.493cm">
          <text:p text:style-name="P1">Mouse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3.81cm" svg:height="1.651cm" svg:x="16.621cm" svg:y="11.16cm">
          <text:p text:style-name="P1">Keyboard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3.81cm" svg:height="1.651cm" svg:x="16.621cm" svg:y="13.7cm">
          <text:p text:style-name="P1">Speak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3.81cm" svg:height="1.651cm" svg:x="16.621cm" svg:y="16.113cm">
          <text:p text:style-name="P1">Display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3.81cm" svg:height="1.651cm" svg:x="16.621cm" svg:y="18.653cm">
          <text:p text:style-name="P1">Misc.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3.81cm" svg:height="1.651cm" svg:x="8.747cm" svg:y="11.287cm">
          <text:p text:style-name="P1">Logic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3.81cm" svg:height="1.651cm" svg:x="8.747cm" svg:y="13.954cm">
          <text:p text:style-name="P1">Intui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3.81cm" svg:height="1.651cm" svg:x="8.747cm" svg:y="16.494cm">
          <text:p text:style-name="P1">Creativit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651cm" svg:x="8.747cm" svg:y="18.907cm">
          <text:p text:style-name="P1">Theoretical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3.81cm" svg:height="1.651cm" svg:x="8.747cm" svg:y="21.447cm">
          <text:p text:style-name="P1">Misc.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842cm" svg:y1="3.794cm" svg:x2="6.207cm" svg:y2="5.445cm" draw:start-shape="id1" draw:start-glue-point="2" draw:end-shape="id2" draw:end-glue-point="0" svg:d="M10842 3794v825h-4635v826">
          <text:p/>
        </draw:connector>
        <draw:connector draw:style-name="gr2" draw:text-style-name="P1" draw:layer="layout" svg:x1="10.842cm" svg:y1="3.794cm" svg:x2="14.97cm" svg:y2="5.445cm" draw:start-shape="id1" draw:end-shape="id3" svg:d="M10842 3794v825h4128v826">
          <text:p/>
        </draw:connector>
        <draw:connector draw:style-name="gr2" draw:text-style-name="P1" draw:layer="layout" svg:x1="10.842cm" svg:y1="3.794cm" svg:x2="10.652cm" svg:y2="8.874cm" draw:start-shape="id1" draw:end-shape="id4" svg:d="M10842 3794v2539h-190v2541">
          <text:p/>
        </draw:connector>
        <draw:connector draw:style-name="gr3" draw:text-style-name="P1" draw:layer="layout" draw:type="curve" svg:x1="6.207cm" svg:y1="7.096cm" svg:x2="8.747cm" svg:y2="9.699cm" draw:start-shape="id2" draw:start-glue-point="2" draw:end-shape="id4" draw:end-glue-point="3" svg:d="M6207 7096c0 1736 846 2603 2540 2603">
          <text:p/>
        </draw:connector>
        <draw:connector draw:style-name="gr3" draw:text-style-name="P1" draw:layer="layout" draw:type="curve" svg:x1="12.557cm" svg:y1="9.699cm" svg:x2="14.97cm" svg:y2="7.096cm" draw:start-shape="id4" draw:start-glue-point="1" draw:end-shape="id3" svg:d="M12557 9699c1609 0 2413-867 2413-2603">
          <text:p/>
        </draw:connector>
        <draw:connector draw:style-name="gr3" draw:text-style-name="P1" draw:layer="layout" draw:type="curve" svg:x1="14.97cm" svg:y1="5.445cm" svg:x2="6.207cm" svg:y2="5.445cm" draw:start-shape="id3" draw:start-glue-point="0" draw:end-shape="id2" draw:end-glue-point="0" svg:d="M14970 5445c0-753-8763-753-8763 0">
          <text:p/>
        </draw:connector>
        <draw:connector draw:style-name="gr2" draw:text-style-name="P1" draw:layer="layout" svg:x1="6.207cm" svg:y1="7.096cm" svg:x2="4.937cm" svg:y2="9.318cm" draw:start-shape="id2" draw:end-shape="id5" draw:end-glue-point="1" svg:d="M6207 7096v2222h-1270">
          <text:p/>
        </draw:connector>
        <draw:connector draw:style-name="gr2" draw:text-style-name="P1" draw:layer="layout" svg:x1="6.207cm" svg:y1="7.096cm" svg:x2="4.937cm" svg:y2="11.985cm" draw:start-shape="id2" draw:end-shape="id6" draw:end-glue-point="1" svg:d="M6207 7096v4889h-1270">
          <text:p/>
        </draw:connector>
        <draw:connector draw:style-name="gr2" draw:text-style-name="P1" draw:layer="layout" svg:x1="6.207cm" svg:y1="7.096cm" svg:x2="4.937cm" svg:y2="14.525cm" draw:start-shape="id2" draw:start-glue-point="2" draw:end-shape="id7" draw:end-glue-point="1" svg:d="M6207 7096v7429h-1270">
          <text:p/>
        </draw:connector>
        <draw:connector draw:style-name="gr2" draw:text-style-name="P1" draw:layer="layout" svg:x1="6.207cm" svg:y1="7.096cm" svg:x2="4.937cm" svg:y2="16.938cm" draw:start-shape="id2" draw:end-shape="id8" draw:end-glue-point="1" svg:d="M6207 7096v9842h-1270">
          <text:p/>
        </draw:connector>
        <draw:connector draw:style-name="gr2" draw:text-style-name="P1" draw:layer="layout" svg:x1="6.207cm" svg:y1="7.096cm" svg:x2="4.937cm" svg:y2="19.478cm" draw:start-shape="id2" draw:end-shape="id9" draw:end-glue-point="1" svg:d="M6207 7096v12382h-1270">
          <text:p/>
        </draw:connector>
        <draw:connector draw:style-name="gr4" draw:text-style-name="P1" draw:layer="layout" draw:type="curve" svg:x1="8.747cm" svg:y1="9.699cm" svg:x2="8.747cm" svg:y2="12.112cm" draw:start-shape="id4" draw:end-shape="id10" draw:end-glue-point="3" svg:d="M8747 9699c-751 0-751 2413 0 2413">
          <text:p/>
        </draw:connector>
        <draw:connector draw:style-name="gr4" draw:text-style-name="P1" draw:layer="layout" draw:type="curve" svg:x1="8.747cm" svg:y1="9.699cm" svg:x2="8.747cm" svg:y2="14.779cm" draw:start-shape="id4" draw:end-shape="id11" draw:end-glue-point="3" svg:d="M8747 9699c-751 0-751 5080 0 5080">
          <text:p/>
        </draw:connector>
        <draw:connector draw:style-name="gr4" draw:text-style-name="P1" draw:layer="layout" draw:type="curve" svg:x1="8.747cm" svg:y1="9.699cm" svg:x2="8.747cm" svg:y2="17.319cm" draw:start-shape="id4" draw:end-shape="id12" draw:end-glue-point="3" svg:d="M8747 9699c-751 0-751 7620 0 7620">
          <text:p/>
        </draw:connector>
        <draw:connector draw:style-name="gr4" draw:text-style-name="P1" draw:layer="layout" draw:type="curve" svg:x1="8.747cm" svg:y1="9.699cm" svg:x2="8.511cm" svg:y2="19.712cm" draw:start-shape="id4" draw:start-glue-point="3" svg:d="M8747 9699c-751 0-633 10013-236 10013">
          <text:p/>
        </draw:connector>
        <draw:connector draw:style-name="gr4" draw:text-style-name="P1" draw:layer="layout" draw:type="curve" svg:x1="8.747cm" svg:y1="9.699cm" svg:x2="8.747cm" svg:y2="22.272cm" draw:start-shape="id4" draw:start-glue-point="3" draw:end-shape="id13" svg:d="M8747 9699c-751 0-751 12573 0 12573">
          <text:p/>
        </draw:connector>
        <draw:connector draw:style-name="gr2" draw:text-style-name="P1" draw:layer="layout" svg:x1="14.97cm" svg:y1="7.096cm" svg:x2="16.621cm" svg:y2="9.318cm" draw:start-shape="id3" draw:start-glue-point="2" draw:end-shape="id14" draw:end-glue-point="3" svg:d="M14970 7096v2222h1651">
          <text:p/>
        </draw:connector>
        <draw:connector draw:style-name="gr2" draw:text-style-name="P1" draw:layer="layout" svg:x1="14.97cm" svg:y1="7.096cm" svg:x2="16.621cm" svg:y2="11.985cm" draw:start-shape="id3" draw:end-shape="id15" draw:end-glue-point="3" svg:d="M14970 7096v4889h1651">
          <text:p/>
        </draw:connector>
        <draw:connector draw:style-name="gr2" draw:text-style-name="P1" draw:layer="layout" svg:x1="14.97cm" svg:y1="7.096cm" svg:x2="16.621cm" svg:y2="14.525cm" draw:start-shape="id3" draw:end-shape="id16" draw:end-glue-point="3" svg:d="M14970 7096v7429h1651">
          <text:p/>
        </draw:connector>
        <draw:connector draw:style-name="gr2" draw:text-style-name="P1" draw:layer="layout" svg:x1="14.97cm" svg:y1="7.096cm" svg:x2="16.621cm" svg:y2="16.938cm" draw:start-shape="id3" draw:end-shape="id17" draw:end-glue-point="3" svg:d="M14970 7096v9842h1651">
          <text:p/>
        </draw:connector>
        <draw:connector draw:style-name="gr2" draw:text-style-name="P1" draw:layer="layout" svg:x1="14.97cm" svg:y1="7.096cm" svg:x2="16.621cm" svg:y2="19.478cm" draw:start-shape="id3" draw:end-shape="id18" draw:end-glue-point="3" svg:d="M14970 7096v12382h1651">
          <text:p/>
        </draw:connector>
      </draw:page>
      <draw:page draw:name="page2" draw:style-name="dp1" draw:master-page-name="Default">
        <draw:custom-shape draw:style-name="gr1" draw:text-style-name="P1" xml:id="id19" draw:id="id19" draw:layer="layout" svg:width="3.81cm" svg:height="1.651cm" svg:x="8.874cm" svg:y="2.27cm">
          <text:p text:style-name="P1">Mouse</text:p>
          <text:p text:style-name="P1"><text:span text:style-name="T2">(Input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3.81cm" svg:height="1.651cm" svg:x="3.159cm" svg:y="5.318cm">
          <text:p text:style-name="P1"><text:span text:style-name="T2">Wait for mov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3.81cm" svg:height="1.651cm" svg:x="3.159cm" svg:y="7.731cm">
          <text:p text:style-name="P1"><text:span text:style-name="T2">Wait for button</text:span></text:p>
          <text:p text:style-name="P1"><text:span text:style-name="T2">pres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779cm" svg:y1="3.921cm" svg:x2="6.969cm" svg:y2="6.143cm" draw:start-shape="id19" draw:start-glue-point="2" draw:end-shape="id20" draw:end-glue-point="1" svg:d="M10779 3921c0 1482-1270 2222-3810 2222">
          <text:p/>
        </draw:connector>
        <draw:connector draw:style-name="gr3" draw:text-style-name="P1" draw:layer="layout" draw:type="curve" svg:x1="10.779cm" svg:y1="3.921cm" svg:x2="6.969cm" svg:y2="8.556cm" draw:start-shape="id19" draw:start-glue-point="2" draw:end-shape="id21" draw:end-glue-point="1" svg:d="M10779 3921c0 3090-1270 4635-3810 4635">
          <text:p/>
        </draw:connector>
        <draw:custom-shape draw:style-name="gr1" draw:text-style-name="P1" xml:id="id23" draw:id="id23" draw:layer="layout" svg:width="3.81cm" svg:height="1.651cm" svg:x="7.731cm" svg:y="10.525cm">
          <text:p text:style-name="P1"><text:span text:style-name="T2">Intercept Action</text:span></text:p>
          <text:p text:style-name="P1"><text:span text:style-name="T2">Respons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6.969cm" svg:y1="6.143cm" svg:x2="7.731cm" svg:y2="14.652cm" draw:start-shape="id20" draw:start-glue-point="1" draw:end-shape="id22" draw:end-glue-point="3" svg:d="M6969 6143c751 0 501 4254 381 4254s-370 4255 381 4255">
          <text:p/>
        </draw:connector>
        <draw:connector draw:style-name="gr3" draw:text-style-name="P1" draw:layer="layout" draw:type="curve" svg:x1="6.969cm" svg:y1="8.556cm" svg:x2="9.636cm" svg:y2="10.525cm" draw:start-shape="id21" draw:start-glue-point="1" draw:end-shape="id23" svg:d="M6969 8556c1778 0 2667 656 2667 1969">
          <text:p/>
        </draw:connector>
        <draw:custom-shape draw:style-name="gr1" draw:text-style-name="P1" xml:id="id22" draw:id="id22" draw:layer="layout" svg:width="3.81cm" svg:height="1.651cm" svg:x="7.731cm" svg:y="13.827cm">
          <text:p text:style-name="P1"><text:span text:style-name="T2">Send to</text:span></text:p>
          <text:p text:style-name="P1"><text:span text:style-name="T2">Processi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9.636cm" svg:y1="12.176cm" svg:x2="9.636cm" svg:y2="13.827cm" draw:start-shape="id23" draw:start-glue-point="2" draw:end-shape="id22" svg:d="M9636 12176v1651">
          <text:p/>
        </draw:connector>
      </draw:page>
      <draw:page draw:name="page3" draw:style-name="dp1" draw:master-page-name="Default">
        <draw:custom-shape draw:style-name="gr1" draw:text-style-name="P1" xml:id="id24" draw:id="id24" draw:layer="layout" svg:width="3.81cm" svg:height="1.651cm" svg:x="8.747cm" svg:y="1.889cm">
          <text:p text:style-name="P1"><text:span text:style-name="T2">Wait for mov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5" draw:id="id25" draw:layer="layout" svg:width="16.637cm" svg:height="4.318cm" svg:x="2.397cm" svg:y="4.556cm">
          <text:p text:style-name="P2">Dim hwm_PosOrg = MousePosition()</text:p>
          <text:p text:style-name="P2">Dim hwm_Listen = hwm_PosOrg</text:p>
          <text:p text:style-name="P2">While hwm_Listen = hwm_PosOrg </text:p>
          <text:p text:style-name="P2"><text:tab/>hwm_Listen = DetectMouseMove()</text:p>
          <text:p text:style-name="P2">mm_input = new MouseMove(hwm_PosOrg, hwm_Listen)</text:p>
          <text:p text:style-name="P2">Call Processing(mm_input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52cm" svg:y1="3.54cm" svg:x2="10.715cm" svg:y2="4.556cm" draw:start-shape="id24" draw:start-glue-point="2" draw:end-shape="id25" draw:end-glue-point="0" svg:d="M10652 3540c0 762 63 254 63 1016">
          <text:p/>
        </draw:connector>
        <draw:custom-shape draw:style-name="gr1" draw:text-style-name="P1" xml:id="id26" draw:id="id26" draw:layer="layout" svg:width="3.81cm" svg:height="1.651cm" svg:x="8.62cm" svg:y="9.128cm">
          <text:p text:style-name="P1"><text:span text:style-name="T2">Wait for button</text:span></text:p>
          <text:p text:style-name="P1"><text:span text:style-name="T2">pres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7" draw:id="id27" draw:layer="layout" svg:width="12.573cm" svg:height="3.048cm" svg:x="4.302cm" svg:y="12.43cm">
          <text:p text:style-name="P2">Dim hwb_Listen = 0</text:p>
          <text:p text:style-name="P2">While hwb_Listen = 0</text:p>
          <text:p text:style-name="P2"><text:tab/>hwb_Listen = DetectButtonPress()</text:p>
          <text:p text:style-name="P2">Call Intercept(MousePosition(),hwb_Listen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525cm" svg:y1="10.779cm" svg:x2="10.588cm" svg:y2="12.43cm" draw:start-shape="id26" draw:start-glue-point="2" draw:end-shape="id27" svg:d="M10525 10779c0 1237 63 412 63 1651">
          <text:p/>
        </draw:connector>
        <draw:custom-shape draw:style-name="gr1" draw:text-style-name="P1" xml:id="id28" draw:id="id28" draw:layer="layout" svg:width="3.81cm" svg:height="1.651cm" svg:x="8.62cm" svg:y="15.732cm">
          <text:p text:style-name="P1"><text:span text:style-name="T2">Intercept Action</text:span></text:p>
          <text:p text:style-name="P1"><text:span text:style-name="T2">Respons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9" draw:id="id29" draw:layer="layout" svg:width="20.955cm" svg:height="5.715cm" svg:x="0.111cm" svg:y="18.526cm">
          <text:p text:style-name="P2">act_MPos = arg1</text:p>
          <text:p text:style-name="P2">act_MButton = arg2</text:p>
          <text:p text:style-name="P2">Dim inter_ActResp = 0</text:p>
          <text:p text:style-name="P2">While inter_ActResp = 0</text:p>
          <text:p text:style-name="P2"><text:tab/>inter_ActResp = Analyze()</text:p>
          <text:p text:style-name="P2">m_input = new Obj_Mouse(Input, act_MPos, act_MButton,inter_ActResp)</text:p>
          <text:p text:style-name="P2">Call Processing(m_input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525cm" svg:y1="17.383cm" svg:x2="10.588cm" svg:y2="18.526cm" draw:start-shape="id28" draw:start-glue-point="2" draw:end-shape="id29" draw:end-glue-point="0" svg:d="M10525 17383c0 856 63 285 63 1143">
          <text:p/>
        </draw:connector>
      </draw:page>
      <draw:page draw:name="page4" draw:style-name="dp1" draw:master-page-name="Default">
        <draw:custom-shape draw:style-name="gr1" draw:text-style-name="P1" xml:id="id30" draw:id="id30" draw:layer="layout" svg:width="3.81cm" svg:height="1.651cm" svg:x="9.255cm" svg:y="2.778cm">
          <text:p text:style-name="P1">Keyboard</text:p>
          <text:p text:style-name="P1"><text:span text:style-name="T2">(Input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1" draw:id="id31" draw:layer="layout" svg:width="3.81cm" svg:height="1.651cm" svg:x="3.159cm" svg:y="6.588cm">
          <text:p text:style-name="P1"><text:span text:style-name="T2">Wait for key</text:span></text:p>
          <text:p text:style-name="P1"><text:span text:style-name="T2">pres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16cm" svg:y1="4.429cm" svg:x2="6.969cm" svg:y2="7.413cm" draw:start-shape="id30" draw:start-glue-point="2" draw:end-shape="id31" draw:end-glue-point="1" svg:d="M11160 4429c0 1990-1397 2984-4191 2984">
          <text:p/>
        </draw:connector>
        <draw:custom-shape draw:style-name="gr1" draw:text-style-name="P1" xml:id="id32" draw:id="id32" draw:layer="layout" svg:width="3.81cm" svg:height="1.651cm" svg:x="7.35cm" svg:y="10.017cm">
          <text:p text:style-name="P1"><text:span text:style-name="T2">Intercept</text:span></text:p>
          <text:p text:style-name="P1"><text:span text:style-name="T2">Respons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6.969cm" svg:y1="7.413cm" svg:x2="9.255cm" svg:y2="10.017cm" draw:start-shape="id31" draw:start-glue-point="1" draw:end-shape="id32" draw:end-glue-point="0" svg:d="M6969 7413c1524 0 2286 868 2286 2604">
          <text:p/>
        </draw:connector>
        <draw:custom-shape draw:style-name="gr1" draw:text-style-name="P1" xml:id="id33" draw:id="id33" draw:layer="layout" svg:width="3.81cm" svg:height="1.651cm" svg:x="7.35cm" svg:y="13.319cm">
          <text:p text:style-name="P1"><text:span text:style-name="T2">Send to</text:span></text:p>
          <text:p text:style-name="P1"><text:span text:style-name="T2">Processi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9.255cm" svg:y1="11.668cm" svg:x2="9.255cm" svg:y2="13.319cm" draw:start-shape="id32" draw:start-glue-point="2" draw:end-shape="id33" draw:end-glue-point="0" svg:d="M9255 11668v1651">
          <text:p/>
        </draw:connector>
      </draw:page>
      <draw:page draw:name="page5" draw:style-name="dp1" draw:master-page-name="Default">
        <draw:custom-shape draw:style-name="gr1" draw:text-style-name="P1" xml:id="id34" draw:id="id34" draw:layer="layout" svg:width="3.81cm" svg:height="1.651cm" svg:x="8.747cm" svg:y="2.143cm">
          <text:p text:style-name="P1"><text:span text:style-name="T2">Wait for button</text:span></text:p>
          <text:p text:style-name="P1"><text:span text:style-name="T2">pres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5" draw:id="id35" draw:layer="layout" svg:width="12.573cm" svg:height="3.048cm" svg:x="4.429cm" svg:y="5.445cm">
          <text:p text:style-name="P2">Dim hwk_Listen = 0</text:p>
          <text:p text:style-name="P2">While hwk_Listen = 0</text:p>
          <text:p text:style-name="P2"><text:tab/>hwk_Listen = DetectKeyPress()</text:p>
          <text:p text:style-name="P2">Call Intercept(hwk_Listen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52cm" svg:y1="3.794cm" svg:x2="10.715cm" svg:y2="5.445cm" draw:start-shape="id34" draw:start-glue-point="2" draw:end-shape="id35" svg:d="M10652 3794c0 1237 63 412 63 1651">
          <text:p/>
        </draw:connector>
        <draw:custom-shape draw:style-name="gr1" draw:text-style-name="P1" xml:id="id36" draw:id="id36" draw:layer="layout" svg:width="3.81cm" svg:height="1.651cm" svg:x="8.747cm" svg:y="9.128cm">
          <text:p text:style-name="P1"><text:span text:style-name="T2">Intercept Action</text:span></text:p>
          <text:p text:style-name="P1"><text:span text:style-name="T2">Respons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7" draw:id="id37" draw:layer="layout" svg:width="17.018cm" svg:height="5.715cm" svg:x="2.143cm" svg:y="12.049cm">
          <text:p text:style-name="P2">act_Key = arg1</text:p>
          <text:p text:style-name="P2">Dim inter_ActResp = 0</text:p>
          <text:p text:style-name="P2">While inter_ActResp = 0</text:p>
          <text:p text:style-name="P2"><text:tab/>inter_ActResp = Analyze()</text:p>
          <text:p text:style-name="P2">k_input = new Obj_Keyboard(Input, act_Key, inter_ActResp)</text:p>
          <text:p text:style-name="P2">Call Processing(k_input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52cm" svg:y1="10.779cm" svg:x2="10.652cm" svg:y2="12.049cm" draw:start-shape="id36" draw:start-glue-point="2" draw:end-shape="id37" draw:end-glue-point="0" svg:d="M10652 10779v1270">
          <text:p/>
        </draw:connector>
      </draw:page>
      <draw:page draw:name="page6" draw:style-name="dp1" draw:master-page-name="Default">
        <draw:custom-shape draw:style-name="gr1" draw:text-style-name="P1" xml:id="id38" draw:id="id38" draw:layer="layout" svg:width="3.81cm" svg:height="1.651cm" svg:x="9.255cm" svg:y="2.778cm">
          <text:p text:style-name="P1">Microphone</text:p>
          <draw:enhanced-geometry svg:viewBox="0 0 21600 21600" draw:type="rectangle" draw:enhanced-path="M 0 0 L 21600 0 21600 21600 0 21600 0 0 Z N"/>
        </draw:custom-shape>
        <draw:custom-shape draw:style-name="gr1" draw:text-style-name="P1" xml:id="id39" draw:id="id39" draw:layer="layout" svg:width="3.81cm" svg:height="1.651cm" svg:x="3.159cm" svg:y="6.842cm">
          <text:p text:style-name="P1"><text:span text:style-name="T2">Wait for nois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16cm" svg:y1="4.429cm" svg:x2="6.969cm" svg:y2="7.667cm" draw:start-shape="id38" draw:start-glue-point="2" draw:end-shape="id39" draw:end-glue-point="1" svg:d="M11160 4429c0 2159-1397 3238-4191 3238">
          <text:p/>
        </draw:connector>
        <draw:custom-shape draw:style-name="gr1" draw:text-style-name="P1" xml:id="id40" draw:id="id40" draw:layer="layout" svg:width="3.81cm" svg:height="1.651cm" svg:x="6.842cm" svg:y="10.906cm">
          <text:p text:style-name="P1"><text:span text:style-name="T2">Send to</text:span></text:p>
          <text:p text:style-name="P1"><text:span text:style-name="T2">Processi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6.969cm" svg:y1="7.667cm" svg:x2="8.747cm" svg:y2="10.906cm" draw:start-shape="id39" draw:start-glue-point="1" draw:end-shape="id40" svg:d="M6969 7667c1186 0 1778 1079 1778 3239">
          <text:p/>
        </draw:connector>
      </draw:page>
      <draw:page draw:name="page7" draw:style-name="dp1" draw:master-page-name="Default">
        <draw:custom-shape draw:style-name="gr1" draw:text-style-name="P1" xml:id="id41" draw:id="id41" draw:layer="layout" svg:width="3.81cm" svg:height="1.651cm" svg:x="8.62cm" svg:y="3.159cm">
          <text:p text:style-name="P1"><text:span text:style-name="T2">Wait for nois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2" draw:id="id42" draw:layer="layout" svg:width="17.78cm" svg:height="6.604cm" svg:x="1.635cm" svg:y="6.969cm">
          <text:p text:style-name="P2">Dim hwMic_Listen = 0</text:p>
          <text:p text:style-name="P2">While hwMic_Listen = 0</text:p>
          <text:p text:style-name="P2"><text:tab/>hwMic_Listen = DetectVolume(bck_noise)</text:p>
          <text:p text:style-name="P2">While hwMic_Listen &lt;&gt; 0</text:p>
          <text:p text:style-name="P2"><text:tab/>hwMic_Listen = DetectVolume(bck_noise)</text:p>
          <text:p text:style-name="P2"><text:tab/>hwMic_Record = RecordMic()</text:p>
          <text:p text:style-name="P2">hwMic_Analysis = Analyze(hwMic_Record)</text:p>
          <text:p text:style-name="P2">Mic_Input = new Obj_Record(hwMic_Record, hwMic_Analysis)</text:p>
          <text:p text:style-name="P2">Call Processing(Mic_Input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525cm" svg:y1="4.81cm" svg:x2="10.525cm" svg:y2="6.969cm" draw:start-shape="id41" draw:start-glue-point="2" draw:end-shape="id42" draw:end-glue-point="0" svg:d="M10525 4810v2159">
          <text:p/>
        </draw:connector>
      </draw:page>
      <draw:page draw:name="page8" draw:style-name="dp1" draw:master-page-name="Default">
        <draw:custom-shape draw:style-name="gr1" draw:text-style-name="P1" xml:id="id43" draw:id="id43" draw:layer="layout" svg:width="3.81cm" svg:height="1.651cm" svg:x="9.255cm" svg:y="2.905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1" draw:text-style-name="P1" xml:id="id44" draw:id="id44" draw:layer="layout" svg:width="3.81cm" svg:height="1.651cm" svg:x="3.159cm" svg:y="6.842cm">
          <text:p text:style-name="P1"><text:span text:style-name="T2">Take sample</text:span></text:p>
          <text:p text:style-name="P1"><text:span text:style-name="T2">imag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16cm" svg:y1="4.556cm" svg:x2="6.969cm" svg:y2="7.667cm" draw:start-shape="id43" draw:start-glue-point="2" draw:end-shape="id44" draw:end-glue-point="1" svg:d="M11160 4556c0 2074-1397 3111-4191 3111">
          <text:p/>
        </draw:connector>
        <draw:custom-shape draw:style-name="gr1" draw:text-style-name="P1" xml:id="id45" draw:id="id45" draw:layer="layout" svg:width="3.81cm" svg:height="1.651cm" svg:x="7.096cm" svg:y="11.287cm">
          <text:p text:style-name="P1"><text:span text:style-name="T2">Send to</text:span></text:p>
          <text:p text:style-name="P1"><text:span text:style-name="T2">Processi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6.969cm" svg:y1="7.667cm" svg:x2="9.001cm" svg:y2="11.287cm" draw:start-shape="id44" draw:start-glue-point="1" draw:end-shape="id45" svg:d="M6969 7667c1355 0 2032 1206 2032 3620">
          <text:p/>
        </draw:connector>
      </draw:page>
      <draw:page draw:name="page9" draw:style-name="dp1" draw:master-page-name="Default">
        <draw:custom-shape draw:style-name="gr1" draw:text-style-name="P1" xml:id="id46" draw:id="id46" draw:layer="layout" svg:width="3.81cm" svg:height="1.651cm" svg:x="9.001cm" svg:y="3.159cm">
          <text:p text:style-name="P1"><text:span text:style-name="T2">Take sample</text:span></text:p>
          <text:p text:style-name="P1"><text:span text:style-name="T2">imag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7" draw:id="id47" draw:layer="layout" svg:width="18.415cm" svg:height="6.604cm" svg:x="1.762cm" svg:y="6.969cm">
          <text:p text:style-name="P2">Dim hwCam_Listen = 0</text:p>
          <text:p text:style-name="P2">While hwCam_Listen = 0</text:p>
          <text:p text:style-name="P2"><text:tab/>hwCam_Listen = DetectDiff(bck_Image)</text:p>
          <text:p text:style-name="P2">Cam_Input = new Obj_View(hwCam_Listen)</text:p>
          <text:p text:style-name="P2">Call Processing(Cam_Input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906cm" svg:y1="4.81cm" svg:x2="10.969cm" svg:y2="6.969cm" draw:start-shape="id46" draw:start-glue-point="2" draw:end-shape="id47" draw:end-glue-point="0" svg:d="M10906 4810c0 1618 63 539 63 2159">
          <text:p/>
        </draw:connector>
      </draw:page>
      <draw:page draw:name="page10" draw:style-name="dp1" draw:master-page-name="Default">
        <draw:custom-shape draw:style-name="gr1" draw:text-style-name="P1" xml:id="id48" draw:id="id48" draw:layer="layout" svg:width="3.81cm" svg:height="1.651cm" svg:x="9.255cm" svg:y="2.778cm">
          <text:p text:style-name="P1">Misc.</text:p>
          <text:p text:style-name="P1"><text:span text:style-name="T2">(Input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0" draw:id="id50" draw:layer="layout" svg:width="3.81cm" svg:height="1.651cm" svg:x="6.08cm" svg:y="16.367cm">
          <text:p text:style-name="P1"><text:span text:style-name="T2">Wait for</text:span></text:p>
          <text:p text:style-name="P1"><text:span text:style-name="T2">associated</text:span></text:p>
          <text:p text:style-name="P1"><text:span text:style-name="T2">signalin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1" draw:id="id51" draw:layer="layout" svg:width="3.81cm" svg:height="1.651cm" svg:x="9.89cm" svg:y="20.812cm">
          <text:p text:style-name="P1"><text:span text:style-name="T2">Send to</text:span></text:p>
          <text:p text:style-name="P1"><text:span text:style-name="T2">Processi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16cm" svg:y1="4.429cm" svg:x2="8.493cm" svg:y2="7.921cm" draw:start-shape="id48" draw:start-glue-point="2" draw:end-shape="id49" draw:end-glue-point="1" svg:d="M11160 4429c0 2328-889 3492-2667 3492">
          <text:p/>
        </draw:connector>
        <draw:connector draw:style-name="gr3" draw:text-style-name="P1" draw:layer="layout" draw:type="curve" svg:x1="9.89cm" svg:y1="17.192cm" svg:x2="11.795cm" svg:y2="20.812cm" draw:start-shape="id50" draw:start-glue-point="1" draw:end-shape="id51" draw:end-glue-point="0" svg:d="M9890 17192c1270 0 1905 1206 1905 3620">
          <text:p/>
        </draw:connector>
        <draw:custom-shape draw:style-name="gr1" draw:text-style-name="P1" xml:id="id49" draw:id="id49" draw:layer="layout" svg:width="3.81cm" svg:height="1.651cm" svg:x="4.683cm" svg:y="7.096cm">
          <text:p text:style-name="P1"><text:span text:style-name="T2">Analyze</text:span></text:p>
          <text:p text:style-name="P1"><text:span text:style-name="T2">For Inpu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2" draw:id="id52" draw:layer="layout" svg:width="3.81cm" svg:height="1.651cm" svg:x="8.493cm" svg:y="9.89cm">
          <text:p text:style-name="P1"><text:span text:style-name="T2">Assemble Algorithm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4" draw:id="id54" draw:layer="layout" svg:width="3.81cm" svg:height="1.651cm" svg:x="8.493cm" svg:y="13.065cm">
          <text:p text:style-name="P1"><text:span text:style-name="T2">Input Type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53" draw:id="id53" draw:layer="layout" svg:width="12.446cm" svg:height="10.287cm" svg:x="4.175cm" svg:y="12.684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398cm" svg:y1="11.541cm" svg:x2="10.398cm" svg:y2="12.684cm" draw:start-shape="id52" draw:start-glue-point="2" draw:end-shape="id53" draw:end-glue-point="0" svg:d="M10398 11541v1143">
          <text:p/>
        </draw:connector>
        <draw:connector draw:style-name="gr3" draw:text-style-name="P1" draw:layer="layout" draw:type="curve" svg:x1="10.398cm" svg:y1="14.716cm" svg:x2="7.985cm" svg:y2="16.367cm" draw:start-shape="id54" draw:start-glue-point="2" draw:end-shape="id50" draw:end-glue-point="0" svg:d="M10398 14716c0 1237-2413 412-2413 1651">
          <text:p/>
        </draw:connector>
        <draw:connector draw:style-name="gr3" draw:text-style-name="P1" draw:layer="layout" draw:type="curve" svg:x1="6.588cm" svg:y1="8.747cm" svg:x2="8.493cm" svg:y2="10.715cm" draw:start-shape="id49" draw:start-glue-point="2" draw:end-shape="id52" draw:end-glue-point="3" svg:d="M6588 8747c0 1312 635 1968 1905 1968">
          <text:p/>
        </draw:connector>
      </draw:page>
      <draw:page draw:name="page11" draw:style-name="dp1" draw:master-page-name="Default">
        <draw:custom-shape draw:style-name="gr1" draw:text-style-name="P1" xml:id="id55" draw:id="id55" draw:layer="layout" svg:width="3.81cm" svg:height="1.651cm" svg:x="8.62cm" svg:y="1.762cm">
          <text:p text:style-name="P1"><text:span text:style-name="T2">Analyze</text:span></text:p>
          <text:p text:style-name="P1"><text:span text:style-name="T2">For Inpu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6" draw:id="id56" draw:layer="layout" svg:width="12.446cm" svg:height="5.207cm" svg:x="4.302cm" svg:y="5.699cm">
          <text:p text:style-name="P2">in[0,0] = 0</text:p>
          <text:p text:style-name="P2">While get_interrupt() = null</text:p>
          <text:p text:style-name="P2"><text:tab/>in[in[0,0]+1,0] = get_interrupt()</text:p>
          <text:p text:style-name="P2"><text:tab/>in[in[0,0]+1,1] = get_hardware()</text:p>
          <text:p text:style-name="P2"><text:tab/>in[0,0] += 1</text:p>
          <text:p text:style-name="P2">Call Alg_Build(in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525cm" svg:y1="3.413cm" svg:x2="10.525cm" svg:y2="5.699cm" draw:start-shape="id55" draw:start-glue-point="2" draw:end-shape="id56" draw:end-glue-point="0" svg:d="M10525 3413v2286">
          <text:p/>
        </draw:connector>
        <draw:custom-shape draw:style-name="gr1" draw:text-style-name="P1" xml:id="id57" draw:id="id57" draw:layer="layout" svg:width="3.81cm" svg:height="1.651cm" svg:x="8.62cm" svg:y="11.541cm">
          <text:p text:style-name="P1"><text:span text:style-name="T2">Assemble Algorithm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8" draw:id="id58" draw:layer="layout" svg:width="19.939cm" svg:height="6.731cm" svg:x="0.651cm" svg:y="14.97cm">
          <text:p text:style-name="P2">WriteToFile(</text:p>
          <text:p text:style-name="P2"><text:tab/>“Dim hw”+&lt;in[i,1]&gt;+”_Listen = 0” +</text:p>
          <text:p text:style-name="P2"><text:tab/>For(i=1 to in[0,0])</text:p>
          <text:p text:style-name="P2"><text:tab/><text:tab/>“While get_interrupt &lt;&gt; “ + in[i,0] +</text:p>
          <text:p text:style-name="P2"><text:tab/><text:tab/>“<text:tab/>hw&lt;in[i,1]&gt;_Listen = “ + in[i,0] +</text:p>
          <text:p text:style-name="P2"><text:tab/>&lt;in[i,1]&gt;+ “_Analysis =” + Ask(hw&lt;in[i,1]&gt;_Listen) +</text:p>
          <text:p text:style-name="P2"><text:tab/>&lt;in[i,1]&gt;+ “_Input = new Obj_”+&lt;in[i,1]&gt;+”(“+&lt;in[i,1]&gt;+”_Analysis)</text:p>
          <text:p text:style-name="P2"><text:tab/>Call Processing(“+&lt;in[i,1]&gt;+”_Input)”,&lt;in[i,1]&gt;_Wait)</text:p>
          <text:p text:style-name="P2">Call &lt;in[i,1]&gt;_Wai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525cm" svg:y1="13.192cm" svg:x2="10.62cm" svg:y2="14.97cm" draw:start-shape="id57" draw:start-glue-point="2" draw:end-shape="id58" draw:end-glue-point="0" svg:d="M10525 13192c0 1332 95 443 95 1778">
          <text:p/>
        </draw:connector>
      </draw:page>
      <draw:page draw:name="page12" draw:style-name="dp1" draw:master-page-name="Default">
        <draw:custom-shape draw:style-name="gr1" draw:text-style-name="P1" xml:id="id59" draw:id="id59" draw:layer="layout" svg:width="3.81cm" svg:height="1.651cm" svg:x="9.255cm" svg:y="2.27cm">
          <text:p text:style-name="P1">Mouse</text:p>
          <text:p text:style-name="P1"><text:span text:style-name="T2">(Output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0" draw:id="id60" draw:layer="layout" svg:width="3.81cm" svg:height="1.651cm" svg:x="3.921cm" svg:y="6.08cm">
          <text:p text:style-name="P1"><text:span text:style-name="T2">Wait for</text:span></text:p>
          <text:p text:style-name="P1"><text:span text:style-name="T2">Position 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1" draw:id="id61" draw:layer="layout" svg:width="3.81cm" svg:height="1.651cm" svg:x="3.921cm" svg:y="8.62cm">
          <text:p text:style-name="P1"><text:span text:style-name="T2">Wait for </text:span></text:p>
          <text:p text:style-name="P1"><text:span text:style-name="T2">button reques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16cm" svg:y1="3.921cm" svg:x2="7.731cm" svg:y2="6.905cm" draw:start-shape="id59" draw:start-glue-point="2" draw:end-shape="id60" draw:end-glue-point="1" svg:d="M11160 3921c0 1990-1143 2984-3429 2984">
          <text:p/>
        </draw:connector>
        <draw:connector draw:style-name="gr3" draw:text-style-name="P1" draw:layer="layout" draw:type="curve" svg:x1="11.16cm" svg:y1="3.921cm" svg:x2="7.731cm" svg:y2="9.445cm" draw:start-shape="id59" draw:start-glue-point="2" draw:end-shape="id61" draw:end-glue-point="1" svg:d="M11160 3921c0 3683-1143 5524-3429 5524">
          <text:p/>
        </draw:connector>
        <draw:connector draw:style-name="gr3" draw:text-style-name="P1" draw:layer="layout" draw:type="curve" svg:x1="7.731cm" svg:y1="9.445cm" svg:x2="9.636cm" svg:y2="12.557cm" draw:start-shape="id61" draw:start-glue-point="1" draw:end-shape="id62" draw:end-glue-point="0" svg:d="M7731 9445c1270 0 1905 1037 1905 3112">
          <text:p/>
        </draw:connector>
        <draw:custom-shape draw:style-name="gr1" draw:text-style-name="P1" xml:id="id62" draw:id="id62" draw:layer="layout" svg:width="3.81cm" svg:height="1.651cm" svg:x="7.731cm" svg:y="12.557cm">
          <text:p text:style-name="P1"><text:span text:style-name="T2">Send to</text:span></text:p>
          <text:p text:style-name="P1"><text:span text:style-name="T2">Processing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5" draw:text-style-name="P2" xml:id="id64" draw:id="id64" draw:layer="layout" svg:width="16.637cm" svg:height="4.318cm" svg:x="2.397cm" svg:y="4.556cm">
          <text:p text:style-name="P2">Dim hwm_Listen = mm_output</text:p>
          <text:p text:style-name="P2">While hwm_Listen = null </text:p>
          <text:p text:style-name="P2"><text:tab/>hwm_Listen = mm_output</text:p>
          <text:p text:style-name="P2">Call Processing(hwm_Listen)</text:p>
          <draw:enhanced-geometry svg:viewBox="0 0 21600 21600" draw:type="rectangle" draw:enhanced-path="M 0 0 L 21600 0 21600 21600 0 21600 0 0 Z N"/>
        </draw:custom-shape>
        <draw:custom-shape draw:style-name="gr1" draw:text-style-name="P1" xml:id="id63" draw:id="id63" draw:layer="layout" svg:width="3.81cm" svg:height="1.651cm" svg:x="8.747cm" svg:y="1.508cm">
          <text:p text:style-name="P1"><text:span text:style-name="T2">Wait for</text:span></text:p>
          <text:p text:style-name="P1"><text:span text:style-name="T2">Position reques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52cm" svg:y1="3.159cm" svg:x2="10.715cm" svg:y2="4.556cm" draw:start-shape="id63" draw:start-glue-point="2" draw:end-shape="id64" draw:end-glue-point="0" svg:d="M10652 3159c0 1047 63 349 63 1397">
          <text:p/>
        </draw:connector>
        <draw:custom-shape draw:style-name="gr5" draw:text-style-name="P2" xml:id="id66" draw:id="id66" draw:layer="layout" svg:width="12.573cm" svg:height="3.048cm" svg:x="4.302cm" svg:y="12.43cm">
          <text:p text:style-name="P2">Dim hwb_Listen = mb_output</text:p>
          <text:p text:style-name="P2">While hwb_Listen = null</text:p>
          <text:p text:style-name="P2"><text:tab/>hwb_Listen = mb_output</text:p>
          <text:p text:style-name="P2">Call Processing(hwb_Listen)</text:p>
          <draw:enhanced-geometry svg:viewBox="0 0 21600 21600" draw:type="rectangle" draw:enhanced-path="M 0 0 L 21600 0 21600 21600 0 21600 0 0 Z N"/>
        </draw:custom-shape>
        <draw:custom-shape draw:style-name="gr1" draw:text-style-name="P1" xml:id="id65" draw:id="id65" draw:layer="layout" svg:width="3.81cm" svg:height="1.651cm" svg:x="8.747cm" svg:y="9.255cm">
          <text:p text:style-name="P1"><text:span text:style-name="T2">Wait for </text:span></text:p>
          <text:p text:style-name="P1"><text:span text:style-name="T2">button reques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52cm" svg:y1="10.906cm" svg:x2="10.588cm" svg:y2="12.43cm" draw:start-shape="id65" draw:start-glue-point="2" draw:end-shape="id66" draw:end-glue-point="0" svg:d="M10652 10906c0 1143-64 381-64 1524">
          <text:p/>
        </draw:connector>
      </draw:page>
      <draw:page draw:name="page14" draw:style-name="dp1" draw:master-page-name="Default">
        <draw:custom-shape draw:style-name="gr1" draw:text-style-name="P1" xml:id="id67" draw:id="id67" draw:layer="layout" svg:width="3.81cm" svg:height="1.651cm" svg:x="9.255cm" svg:y="2.397cm">
          <text:p text:style-name="P1">Keyboard</text:p>
          <text:p text:style-name="P1"><text:span text:style-name="T2">(Output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8" draw:id="id68" draw:layer="layout" svg:width="3.81cm" svg:height="1.651cm" svg:x="4.048cm" svg:y="6.715cm">
          <text:p text:style-name="P1"><text:span text:style-name="T2">Wait for</text:span></text:p>
          <text:p text:style-name="P1"><text:span text:style-name="T2">Key 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9" draw:id="id69" draw:layer="layout" svg:width="3.81cm" svg:height="1.651cm" svg:x="7.985cm" svg:y="11.795cm">
          <text:p text:style-name="P1"><text:span text:style-name="T2">Send to</text:span></text:p>
          <text:p text:style-name="P1"><text:span text:style-name="T2">Processi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16cm" svg:y1="4.048cm" svg:x2="7.858cm" svg:y2="7.54cm" draw:start-shape="id67" draw:start-glue-point="2" draw:end-shape="id68" draw:end-glue-point="1" svg:d="M11160 4048c0 2328-1100 3492-3302 3492">
          <text:p/>
        </draw:connector>
        <draw:connector draw:style-name="gr3" draw:text-style-name="P1" draw:layer="layout" draw:type="curve" svg:x1="7.858cm" svg:y1="7.54cm" svg:x2="9.89cm" svg:y2="11.795cm" draw:start-shape="id68" draw:start-glue-point="1" draw:end-shape="id69" draw:end-glue-point="0" svg:d="M7858 7540c1355 0 2032 1418 2032 4255">
          <text:p/>
        </draw:connector>
      </draw:page>
      <draw:page draw:name="page15" draw:style-name="dp1" draw:master-page-name="Default">
        <draw:custom-shape draw:style-name="gr5" draw:text-style-name="P2" xml:id="id71" draw:id="id71" draw:layer="layout" svg:width="12.573cm" svg:height="3.048cm" svg:x="4.048cm" svg:y="7.096cm">
          <text:p text:style-name="P2">Dim hwb_Listen = k_output</text:p>
          <text:p text:style-name="P2">While hwb_Listen = null</text:p>
          <text:p text:style-name="P2"><text:tab/>hwb_Listen = k_output</text:p>
          <text:p text:style-name="P2">Call Processing(hwb_Listen)</text:p>
          <draw:enhanced-geometry svg:viewBox="0 0 21600 21600" draw:type="rectangle" draw:enhanced-path="M 0 0 L 21600 0 21600 21600 0 21600 0 0 Z N"/>
        </draw:custom-shape>
        <draw:custom-shape draw:style-name="gr1" draw:text-style-name="P1" xml:id="id70" draw:id="id70" draw:layer="layout" svg:width="3.81cm" svg:height="1.651cm" svg:x="8.493cm" svg:y="2.143cm">
          <text:p text:style-name="P1"><text:span text:style-name="T2">Wait for</text:span></text:p>
          <text:p text:style-name="P1"><text:span text:style-name="T2">Key reques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398cm" svg:y1="3.794cm" svg:x2="10.334cm" svg:y2="7.096cm" draw:start-shape="id70" draw:start-glue-point="2" draw:end-shape="id71" svg:d="M10398 3794c0 2476-64 826-64 3302">
          <text:p/>
        </draw:connector>
      </draw:page>
      <draw:page draw:name="page16" draw:style-name="dp1" draw:master-page-name="Default">
        <draw:custom-shape draw:style-name="gr1" draw:text-style-name="P1" xml:id="id72" draw:id="id72" draw:layer="layout" svg:width="3.81cm" svg:height="1.651cm" svg:x="9.255cm" svg:y="2.27cm">
          <text:p text:style-name="P1">Speaker</text:p>
          <draw:enhanced-geometry svg:viewBox="0 0 21600 21600" draw:type="rectangle" draw:enhanced-path="M 0 0 L 21600 0 21600 21600 0 21600 0 0 Z N"/>
        </draw:custom-shape>
        <draw:custom-shape draw:style-name="gr1" draw:text-style-name="P1" xml:id="id73" draw:id="id73" draw:layer="layout" svg:width="3.81cm" svg:height="1.651cm" svg:x="3.413cm" svg:y="5.445cm">
          <text:p text:style-name="P1"><text:span text:style-name="T2">Wait for</text:span></text:p>
          <text:p text:style-name="P1"><text:span text:style-name="T2">Sound 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5" draw:id="id75" draw:layer="layout" svg:width="3.81cm" svg:height="1.651cm" svg:x="8.366cm" svg:y="12.938cm">
          <text:p text:style-name="P1"><text:span text:style-name="T2">Send to</text:span></text:p>
          <text:p text:style-name="P1"><text:span text:style-name="T2">Processin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4" draw:id="id74" draw:layer="layout" svg:width="3.81cm" svg:height="1.651cm" svg:x="3.413cm" svg:y="10.779cm">
          <text:p text:style-name="P1"><text:span text:style-name="T2">Wait for voice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16cm" svg:y1="3.921cm" svg:x2="7.223cm" svg:y2="6.27cm" draw:start-shape="id72" draw:start-glue-point="2" draw:end-shape="id73" draw:end-glue-point="1" svg:d="M11160 3921c0 1566-1312 2349-3937 2349">
          <text:p/>
        </draw:connector>
        <draw:connector draw:style-name="gr3" draw:text-style-name="P1" draw:layer="layout" draw:type="curve" svg:x1="7.223cm" svg:y1="11.604cm" svg:x2="10.271cm" svg:y2="12.938cm" draw:start-shape="id74" draw:start-glue-point="1" draw:end-shape="id75" draw:end-glue-point="0" svg:d="M7223 11604c2032 0 3048 444 3048 1334">
          <text:p/>
        </draw:connector>
        <draw:custom-shape draw:style-name="gr1" draw:text-style-name="P1" xml:id="id76" draw:id="id76" draw:layer="layout" svg:width="3.81cm" svg:height="1.651cm" svg:x="7.731cm" svg:y="8.366cm">
          <text:p text:style-name="P1"><text:span text:style-name="T2">Is this associated</text:span></text:p>
          <text:p text:style-name="P1"><text:span text:style-name="T2">With speech?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5.318cm" svg:y1="7.096cm" svg:x2="9.636cm" svg:y2="8.366cm" draw:start-shape="id73" draw:start-glue-point="2" draw:end-shape="id76" draw:end-glue-point="0" svg:d="M5318 7096c0 951 4318 316 4318 1270">
          <text:p/>
        </draw:connector>
        <draw:connector draw:style-name="gr3" draw:text-style-name="P1" draw:layer="layout" draw:type="curve" svg:x1="7.731cm" svg:y1="9.191cm" svg:x2="5.318cm" svg:y2="10.779cm" draw:start-shape="id76" draw:start-glue-point="3" draw:end-shape="id74" draw:end-glue-point="0" svg:d="M7731 9191c-1609 0-2413 529-2413 1588">
          <text:p/>
        </draw:connector>
        <draw:connector draw:style-name="gr3" draw:text-style-name="P1" draw:layer="layout" draw:type="curve" svg:x1="9.636cm" svg:y1="10.017cm" svg:x2="10.271cm" svg:y2="12.938cm" draw:start-shape="id76" draw:start-glue-point="2" draw:end-shape="id75" draw:end-glue-point="0" svg:d="M9636 10017c0 2190 635 730 635 2921">
          <text:p/>
        </draw:connector>
        <draw:frame draw:style-name="gr7" draw:layer="layout" svg:width="1.651cm" svg:height="0.962cm" svg:x="5.699cm" svg:y="9.382cm">
          <draw:text-box>
            <text:p>Yes</text:p>
          </draw:text-box>
        </draw:frame>
        <draw:frame draw:style-name="gr8" draw:layer="layout" svg:width="1.524cm" svg:height="1.089cm" svg:x="9.509cm" svg:y="10.271cm">
          <draw:text-box>
            <text:p>No</text:p>
          </draw:text-box>
        </draw:frame>
      </draw:page>
      <draw:page draw:name="page17" draw:style-name="dp1" draw:master-page-name="Default">
        <draw:custom-shape draw:style-name="gr1" draw:text-style-name="P1" xml:id="id77" draw:id="id77" draw:layer="layout" svg:width="3.81cm" svg:height="1.651cm" svg:x="8.874cm" svg:y="2.651cm">
          <text:p text:style-name="P1"><text:span text:style-name="T2">Wait for</text:span></text:p>
          <text:p text:style-name="P1"><text:span text:style-name="T2">Sound reques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8" draw:id="id78" draw:layer="layout" svg:width="12.573cm" svg:height="5.08cm" svg:x="4.429cm" svg:y="6.715cm">
          <text:p text:style-name="P2">Dim hws_Listen = spk_output</text:p>
          <text:p text:style-name="P2">Dim spk_voice = null</text:p>
          <text:p text:style-name="P2">While hws_Listen = null</text:p>
          <text:p text:style-name="P2"><text:tab/>hws_Listen = spk_output</text:p>
          <text:p text:style-name="P2">If is_speech(hws_Listen)</text:p>
          <text:p text:style-name="P2"><text:tab/>spk_voice = voice(hws_Listen)</text:p>
          <text:p text:style-name="P2">Call Processing(hws_Listen, spk_voice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779cm" svg:y1="4.302cm" svg:x2="10.715cm" svg:y2="6.715cm" draw:start-shape="id77" draw:start-glue-point="2" draw:end-shape="id78" draw:end-glue-point="0" svg:d="M10779 4302c0 1809-64 603-64 2413">
          <text:p/>
        </draw:connector>
      </draw:page>
      <draw:page draw:name="page18" draw:style-name="dp1" draw:master-page-name="Default">
        <draw:custom-shape draw:style-name="gr1" draw:text-style-name="P1" xml:id="id79" draw:id="id79" draw:layer="layout" svg:width="3.81cm" svg:height="1.651cm" svg:x="9.255cm" svg:y="2.143cm">
          <text:p text:style-name="P1">Display</text:p>
          <draw:enhanced-geometry svg:viewBox="0 0 21600 21600" draw:type="rectangle" draw:enhanced-path="M 0 0 L 21600 0 21600 21600 0 21600 0 0 Z N"/>
        </draw:custom-shape>
        <draw:custom-shape draw:style-name="gr1" draw:text-style-name="P1" xml:id="id80" draw:id="id80" draw:layer="layout" svg:width="3.81cm" svg:height="1.651cm" svg:x="4.175cm" svg:y="6.588cm">
          <text:p text:style-name="P1"><text:span text:style-name="T2">Wait for Pixel</text:span></text:p>
          <text:p text:style-name="P1"><text:span text:style-name="T2">Array Mapping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1" draw:id="id81" draw:layer="layout" svg:width="3.81cm" svg:height="1.651cm" svg:x="7.096cm" svg:y="11.287cm">
          <text:p text:style-name="P1"><text:span text:style-name="T2">Send to</text:span></text:p>
          <text:p text:style-name="P1"><text:span text:style-name="T2">Processi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16cm" svg:y1="3.794cm" svg:x2="7.985cm" svg:y2="7.413cm" draw:start-shape="id79" draw:start-glue-point="2" draw:end-shape="id80" draw:end-glue-point="1" svg:d="M11160 3794c0 2413-1058 3619-3175 3619">
          <text:p/>
        </draw:connector>
        <draw:connector draw:style-name="gr3" draw:text-style-name="P1" draw:layer="layout" draw:type="curve" svg:x1="7.985cm" svg:y1="7.413cm" svg:x2="9.001cm" svg:y2="11.287cm" draw:start-shape="id80" draw:start-glue-point="1" draw:end-shape="id81" draw:end-glue-point="0" svg:d="M7985 7413c678 0 1016 1291 1016 3874">
          <text:p/>
        </draw:connector>
      </draw:page>
      <draw:page draw:name="page19" draw:style-name="dp1" draw:master-page-name="Default">
        <draw:custom-shape draw:style-name="gr1" draw:text-style-name="P1" xml:id="id82" draw:id="id82" draw:layer="layout" svg:width="3.81cm" svg:height="1.651cm" svg:x="8.62cm" svg:y="2.651cm">
          <text:p text:style-name="P1"><text:span text:style-name="T2">Wait for Pixel</text:span></text:p>
          <text:p text:style-name="P1"><text:span text:style-name="T2">Array Mapping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83" draw:id="id83" draw:layer="layout" svg:width="12.573cm" svg:height="3.048cm" svg:x="4.429cm" svg:y="6.715cm">
          <text:p text:style-name="P2">Dim hwDsp_Listen = dsp_output</text:p>
          <text:p text:style-name="P2">While hwDsp_Listen = null</text:p>
          <text:p text:style-name="P2"><text:tab/>hwDsp_Listen = dsp_output</text:p>
          <text:p text:style-name="P2">Call Processing(hwDsp_Listen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525cm" svg:y1="4.302cm" svg:x2="10.715cm" svg:y2="6.715cm" draw:start-shape="id82" draw:start-glue-point="2" draw:end-shape="id83" draw:end-glue-point="0" svg:d="M10525 4302c0 1809 190 603 190 2413">
          <text:p/>
        </draw:connector>
      </draw:page>
      <draw:page draw:name="page20" draw:style-name="dp1" draw:master-page-name="Default">
        <draw:custom-shape draw:style-name="gr1" draw:text-style-name="P1" xml:id="id84" draw:id="id84" draw:layer="layout" svg:width="3.81cm" svg:height="1.651cm" svg:x="9.255cm" svg:y="2.524cm">
          <text:p text:style-name="P1">Misc.</text:p>
          <text:p text:style-name="P1"><text:span text:style-name="T2">(Output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5" draw:id="id85" draw:layer="layout" svg:width="3.81cm" svg:height="1.651cm" svg:x="4.302cm" svg:y="6.207cm">
          <text:p text:style-name="P1"><text:span text:style-name="T2">Wait for</text:span></text:p>
          <text:p text:style-name="P1"><text:span text:style-name="T2">Associate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16cm" svg:y1="4.175cm" svg:x2="8.112cm" svg:y2="7.032cm" draw:start-shape="id84" draw:start-glue-point="2" draw:end-shape="id85" draw:end-glue-point="1" svg:d="M11160 4175c0 1905-1016 2857-3048 2857">
          <text:p/>
        </draw:connector>
        <draw:custom-shape draw:style-name="gr1" draw:text-style-name="P1" xml:id="id87" draw:id="id87" draw:layer="layout" svg:width="3.81cm" svg:height="1.651cm" svg:x="6.969cm" svg:y="14.208cm">
          <text:p text:style-name="P1"><text:span text:style-name="T2">Send to</text:span></text:p>
          <text:p text:style-name="P1"><text:span text:style-name="T2">Processi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8.112cm" svg:y1="7.032cm" svg:x2="12.176cm" svg:y2="9.382cm" draw:start-shape="id85" draw:start-glue-point="1" draw:end-shape="id86" draw:end-glue-point="0" svg:d="M8112 7032c2710 0 4064 783 4064 2350">
          <text:p/>
        </draw:connector>
        <draw:custom-shape draw:style-name="gr1" draw:text-style-name="P1" xml:id="id86" draw:id="id86" draw:layer="layout" svg:width="3.81cm" svg:height="1.651cm" svg:x="10.271cm" svg:y="9.382cm">
          <text:p text:style-name="P1"><text:span text:style-name="T2">Analyze HW</text:span></text:p>
          <text:p text:style-name="P1"><text:span text:style-name="T2">Outpu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2.176cm" svg:y1="11.033cm" svg:x2="8.874cm" svg:y2="14.208cm" draw:start-shape="id86" draw:start-glue-point="2" draw:end-shape="id87" draw:end-glue-point="0" svg:d="M12176 11033c0 2380-3302 793-3302 3175">
          <text:p/>
        </draw:connector>
      </draw:page>
      <draw:page draw:name="page21" draw:style-name="dp1" draw:master-page-name="Default">
        <draw:custom-shape draw:style-name="gr1" draw:text-style-name="P1" xml:id="id88" draw:id="id88" draw:layer="layout" svg:width="3.81cm" svg:height="1.651cm" svg:x="8.747cm" svg:y="2.27cm">
          <text:p text:style-name="P1"><text:span text:style-name="T2">Wait for</text:span></text:p>
          <text:p text:style-name="P1"><text:span text:style-name="T2">Associate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89" draw:id="id89" draw:layer="layout" svg:width="13.081cm" svg:height="4.191cm" svg:x="4.175cm" svg:y="6.715cm">
          <text:p text:style-name="P2">Dim hw_Listen = out[n,0]</text:p>
          <text:p text:style-name="P2">While hw_Listen = null</text:p>
          <text:p text:style-name="P2"><text:tab/>hw_Listen = out[n,0]</text:p>
          <text:p text:style-name="P2">hw_out = out[n,1]</text:p>
          <text:p text:style-name="P2">Call Processing(hw_Listen, hw_out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52cm" svg:y1="3.921cm" svg:x2="10.715cm" svg:y2="6.715cm" draw:start-shape="id88" draw:start-glue-point="2" draw:end-shape="id89" draw:end-glue-point="0" svg:d="M10652 3921c0 2094 63 697 63 2794">
          <text:p/>
        </draw:connector>
      </draw:page>
      <draw:page draw:name="page22" draw:style-name="dp1" draw:master-page-name="Default">
        <draw:custom-shape draw:style-name="gr1" draw:text-style-name="P1" xml:id="id90" draw:id="id90" draw:layer="layout" svg:width="3.81cm" svg:height="1.651cm" svg:x="9.255cm" svg:y="2.524cm">
          <text:p text:style-name="P1">Process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91" draw:id="id91" draw:layer="layout" svg:width="3.81cm" svg:height="1.651cm" svg:x="3.413cm" svg:y="5.826cm">
          <text:p text:style-name="P1"><text:span text:style-name="T2">Retrieve thought</text:span></text:p>
          <text:p text:style-name="P1"><text:span text:style-name="T2">Typ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2" draw:id="id92" draw:layer="layout" svg:width="3.81cm" svg:height="1.651cm" svg:x="9.255cm" svg:y="5.826cm">
          <text:p text:style-name="P1"><text:span text:style-name="T2">Retrieve process</text:span></text:p>
          <text:p text:style-name="P1"><text:span text:style-name="T2">Typ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3" draw:id="id93" draw:layer="layout" svg:width="3.81cm" svg:height="1.651cm" svg:x="14.843cm" svg:y="5.826cm">
          <text:p text:style-name="P1"><text:span text:style-name="T2">Retrieve control</text:span></text:p>
          <text:p text:style-name="P1"><text:span text:style-name="T2">Typ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16cm" svg:y1="4.175cm" svg:x2="5.318cm" svg:y2="5.826cm" draw:start-shape="id90" draw:start-glue-point="2" draw:end-shape="id91" draw:end-glue-point="0" svg:d="M11160 4175c0 1237-5842 412-5842 1651">
          <text:p/>
        </draw:connector>
        <draw:connector draw:style-name="gr3" draw:text-style-name="P1" draw:layer="layout" draw:type="curve" svg:x1="7.223cm" svg:y1="6.651cm" svg:x2="9.255cm" svg:y2="6.651cm" draw:start-shape="id91" draw:start-glue-point="1" draw:end-shape="id92" draw:end-glue-point="3" svg:d="M7223 6651h2032">
          <text:p/>
        </draw:connector>
        <draw:connector draw:style-name="gr3" draw:text-style-name="P1" draw:layer="layout" draw:type="curve" svg:x1="13.065cm" svg:y1="6.651cm" svg:x2="14.843cm" svg:y2="6.651cm" draw:start-shape="id92" draw:start-glue-point="1" draw:end-shape="id93" draw:end-glue-point="3" svg:d="M13065 6651h1778">
          <text:p/>
        </draw:connector>
        <draw:custom-shape draw:style-name="gr1" draw:text-style-name="P1" xml:id="id94" draw:id="id94" draw:layer="layout" svg:width="3.81cm" svg:height="1.651cm" svg:x="3.413cm" svg:y="8.747cm">
          <text:p text:style-name="P1"><text:span text:style-name="T2">File into type</text:span></text:p>
          <text:p text:style-name="P1"><text:span text:style-name="T2">Database</text:span></text:p>
          <text:p text:style-name="P1"><text:span text:style-name="T2">Via process typ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6.748cm" svg:y1="7.477cm" svg:x2="5.318cm" svg:y2="8.747cm" draw:start-shape="id93" draw:start-glue-point="2" draw:end-shape="id94" draw:end-glue-point="0" svg:d="M16748 7477c0 951-11430 316-11430 1270">
          <text:p/>
        </draw:connector>
        <draw:custom-shape draw:style-name="gr1" draw:text-style-name="P1" xml:id="id97" draw:id="id97" draw:layer="layout" svg:width="3.81cm" svg:height="1.651cm" svg:x="9.128cm" svg:y="8.874cm">
          <text:p text:style-name="P1"><text:span text:style-name="T2">Input</text:span></text:p>
          <text:p text:style-name="P1"><text:span text:style-name="T2">Or </text:span></text:p>
          <text:p text:style-name="P1"><text:span text:style-name="T2">Outpu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5" draw:id="id95" draw:layer="layout" svg:width="3.81cm" svg:height="1.651cm" svg:x="3.413cm" svg:y="15.224cm">
          <text:p text:style-name="P1"><text:span text:style-name="T2">Send to</text:span></text:p>
          <text:p text:style-name="P1"><text:span text:style-name="T2">Conversation</text:span></text:p>
          <text:p text:style-name="P1"><text:span text:style-name="T2">Array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032cm" svg:height="0.889cm" svg:x="6.715cm" svg:y="13.954cm">
          <draw:text-box>
            <text:p><text:span text:style-name="T2">Output</text:span></text:p>
          </draw:text-box>
        </draw:frame>
        <draw:custom-shape draw:style-name="gr1" draw:text-style-name="P1" xml:id="id96" draw:id="id96" draw:layer="layout" svg:width="3.81cm" svg:height="1.651cm" svg:x="3.413cm" svg:y="19.288cm">
          <text:p text:style-name="P1"><text:span text:style-name="T2">Send to</text:span></text:p>
          <text:p text:style-name="P1"><text:span text:style-name="T2">System via thought</text:span></text:p>
          <text:p text:style-name="P1"><text:span text:style-name="T2">typ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5.318cm" svg:y1="16.875cm" svg:x2="5.318cm" svg:y2="19.288cm" draw:start-shape="id95" draw:start-glue-point="2" draw:end-shape="id96" draw:end-glue-point="0" svg:d="M5318 16875v2413">
          <text:p/>
        </draw:connector>
        <draw:custom-shape draw:style-name="gr1" draw:text-style-name="P1" xml:id="id98" draw:id="id98" draw:layer="layout" svg:width="3.81cm" svg:height="1.651cm" svg:x="9.128cm" svg:y="12.43cm">
          <text:p text:style-name="P1"><text:span text:style-name="T2">Retrieve</text:span></text:p>
          <text:p text:style-name="P1"><text:span text:style-name="T2">Associated</text:span></text:p>
          <text:p text:style-name="P1"><text:span text:style-name="T2">output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curve" svg:x1="11.033cm" svg:y1="10.525cm" svg:x2="11.033cm" svg:y2="12.43cm" draw:start-shape="id97" draw:end-shape="id98" svg:d="M11033 10525v1905">
          <text:p text:style-name="P1"><text:span text:style-name="T2">Input</text:span></text:p>
        </draw:connector>
        <draw:custom-shape draw:style-name="gr1" draw:text-style-name="P1" xml:id="id99" draw:id="id99" draw:layer="layout" svg:width="3.81cm" svg:height="1.651cm" svg:x="9.128cm" svg:y="15.732cm">
          <text:p text:style-name="P1"><text:span text:style-name="T2">Send Retrieval</text:span></text:p>
          <text:p text:style-name="P1"><text:span text:style-name="T2">Signal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033cm" svg:y1="14.081cm" svg:x2="11.033cm" svg:y2="15.732cm" draw:start-shape="id98" draw:start-glue-point="2" draw:end-shape="id99" draw:end-glue-point="0" svg:d="M11033 14081v1651">
          <text:p/>
        </draw:connector>
        <draw:custom-shape draw:style-name="gr1" draw:text-style-name="P1" xml:id="id100" draw:id="id100" draw:layer="layout" svg:width="3.81cm" svg:height="1.651cm" svg:x="3.413cm" svg:y="11.795cm">
          <text:p text:style-name="P1"><text:span text:style-name="T2">Wait for database</text:span></text:p>
          <text:p text:style-name="P1"><text:span text:style-name="T2">Filing to complet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draw:line-skew="0.571cm" svg:x1="9.128cm" svg:y1="9.699cm" svg:x2="7.223cm" svg:y2="16.049cm" draw:start-shape="id97" draw:start-glue-point="3" draw:end-shape="id95" draw:end-glue-point="1" svg:d="M9128 9699c-571 0 381 6350-1905 6350">
          <text:p/>
        </draw:connector>
        <draw:connector draw:style-name="gr3" draw:text-style-name="P1" draw:layer="layout" draw:type="curve" svg:x1="5.318cm" svg:y1="10.398cm" svg:x2="5.318cm" svg:y2="11.795cm" draw:start-shape="id94" draw:start-glue-point="2" draw:end-shape="id100" draw:end-glue-point="0" svg:d="M5318 10398v1397">
          <text:p/>
        </draw:connector>
        <draw:frame draw:style-name="gr11" draw:text-style-name="P3" draw:layer="layout" svg:width="3.683cm" svg:height="0.885cm" svg:x="12.684cm" svg:y="9.259cm">
          <draw:text-box>
            <text:p><text:span text:style-name="T2">← </text:span><text:span text:style-name="T2">Control Type</text:span></text:p>
          </draw:text-box>
        </draw:frame>
        <draw:connector draw:style-name="gr3" draw:text-style-name="P1" draw:layer="layout" draw:type="curve" svg:x1="7.223cm" svg:y1="12.62cm" svg:x2="9.128cm" svg:y2="9.699cm" draw:start-shape="id100" draw:start-glue-point="1" draw:end-shape="id97" draw:end-glue-point="3" svg:d="M7223 12620c1429 0 477-2921 1905-2921">
          <text:p/>
        </draw:connector>
      </draw:page>
      <draw:page draw:name="page23" draw:style-name="dp1" draw:master-page-name="Default">
        <draw:custom-shape draw:style-name="gr1" draw:text-style-name="P1" xml:id="id101" draw:id="id101" draw:layer="layout" svg:width="3.81cm" svg:height="1.651cm" svg:x="9.255cm" svg:y="2.143cm">
          <text:p text:style-name="P1"><text:span text:style-name="T2">Retrieve Control</text:span></text:p>
          <text:p text:style-name="P1"><text:span text:style-name="T2">Typ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2" draw:id="id102" draw:layer="layout" svg:width="3.81cm" svg:height="1.651cm" svg:x="4.303cm" svg:y="5.445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1" draw:text-style-name="P1" xml:id="id104" draw:id="id104" draw:layer="layout" svg:width="3.81cm" svg:height="1.651cm" svg:x="1.128cm" svg:y="8.493cm">
          <text:p text:style-name="P1">Mouse</text:p>
          <draw:enhanced-geometry svg:viewBox="0 0 21600 21600" draw:type="rectangle" draw:enhanced-path="M 0 0 L 21600 0 21600 21600 0 21600 0 0 Z N"/>
        </draw:custom-shape>
        <draw:custom-shape draw:style-name="gr1" draw:text-style-name="P1" xml:id="id105" draw:id="id105" draw:layer="layout" svg:width="3.81cm" svg:height="1.651cm" svg:x="1.128cm" svg:y="11.16cm">
          <text:p text:style-name="P1">Keyboard</text:p>
          <draw:enhanced-geometry svg:viewBox="0 0 21600 21600" draw:type="rectangle" draw:enhanced-path="M 0 0 L 21600 0 21600 21600 0 21600 0 0 Z N"/>
        </draw:custom-shape>
        <draw:custom-shape draw:style-name="gr1" draw:text-style-name="P1" xml:id="id106" draw:id="id106" draw:layer="layout" svg:width="3.81cm" svg:height="1.651cm" svg:x="1.128cm" svg:y="13.7cm">
          <text:p text:style-name="P1">Microphone</text:p>
          <draw:enhanced-geometry svg:viewBox="0 0 21600 21600" draw:type="rectangle" draw:enhanced-path="M 0 0 L 21600 0 21600 21600 0 21600 0 0 Z N"/>
        </draw:custom-shape>
        <draw:custom-shape draw:style-name="gr1" draw:text-style-name="P1" xml:id="id107" draw:id="id107" draw:layer="layout" svg:width="3.81cm" svg:height="1.651cm" svg:x="1.128cm" svg:y="16.113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1" draw:text-style-name="P1" xml:id="id108" draw:id="id108" draw:layer="layout" svg:width="3.81cm" svg:height="1.651cm" svg:x="1.128cm" svg:y="18.653cm">
          <text:p text:style-name="P1">Misc.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16cm" svg:y1="3.794cm" svg:x2="8.113cm" svg:y2="6.27cm" draw:start-shape="id101" draw:start-glue-point="2" draw:end-shape="id102" draw:end-glue-point="1" svg:d="M11160 3794c0 1651-1015 2476-3047 2476">
          <text:p/>
        </draw:connector>
        <draw:connector draw:style-name="gr3" draw:text-style-name="P1" draw:layer="layout" draw:type="curve" svg:x1="8.62cm" svg:y1="9.509cm" svg:x2="4.938cm" svg:y2="9.318cm" draw:start-shape="id103" draw:start-glue-point="2" draw:end-shape="id104" draw:end-glue-point="1" svg:d="M8620 9509c0 750-1397 625-1984 390s-365-581-1698-581">
          <text:p/>
        </draw:connector>
        <draw:connector draw:style-name="gr3" draw:text-style-name="P1" draw:layer="layout" draw:type="curve" svg:x1="8.62cm" svg:y1="9.509cm" svg:x2="4.938cm" svg:y2="11.985cm" draw:start-shape="id103" draw:start-glue-point="2" draw:end-shape="id105" draw:end-glue-point="1" svg:d="M8620 9509c0 1651-1227 2476-3682 2476">
          <text:p/>
        </draw:connector>
        <draw:connector draw:style-name="gr3" draw:text-style-name="P1" draw:layer="layout" draw:type="curve" svg:x1="8.62cm" svg:y1="9.509cm" svg:x2="4.938cm" svg:y2="14.525cm" draw:start-shape="id103" draw:start-glue-point="2" draw:end-shape="id106" draw:end-glue-point="1" svg:d="M8620 9509c0 3344-1227 5016-3682 5016">
          <text:p/>
        </draw:connector>
        <draw:connector draw:style-name="gr3" draw:text-style-name="P1" draw:layer="layout" draw:type="curve" svg:x1="8.62cm" svg:y1="9.509cm" svg:x2="4.938cm" svg:y2="16.938cm" draw:start-shape="id103" draw:start-glue-point="2" draw:end-shape="id107" draw:end-glue-point="1" svg:d="M8620 9509c0 4953-1227 7429-3682 7429">
          <text:p/>
        </draw:connector>
        <draw:connector draw:style-name="gr3" draw:text-style-name="P1" draw:layer="layout" draw:type="curve" svg:x1="8.62cm" svg:y1="9.509cm" svg:x2="4.938cm" svg:y2="19.478cm" draw:start-shape="id103" draw:start-glue-point="2" draw:end-shape="id108" draw:end-glue-point="1" svg:d="M8620 9509c0 6646-1227 9969-3682 9969">
          <text:p/>
        </draw:connector>
        <draw:custom-shape draw:style-name="gr1" draw:text-style-name="P1" xml:id="id109" draw:id="id109" draw:layer="layout" svg:width="3.81cm" svg:height="1.651cm" svg:x="13.065cm" svg:y="5.445cm"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1" draw:text-style-name="P1" xml:id="id111" draw:id="id111" draw:layer="layout" svg:width="3.81cm" svg:height="1.651cm" svg:x="16.621cm" svg:y="8.493cm">
          <text:p text:style-name="P1">Mouse</text:p>
          <draw:enhanced-geometry svg:viewBox="0 0 21600 21600" draw:type="rectangle" draw:enhanced-path="M 0 0 L 21600 0 21600 21600 0 21600 0 0 Z N"/>
        </draw:custom-shape>
        <draw:custom-shape draw:style-name="gr1" draw:text-style-name="P1" xml:id="id112" draw:id="id112" draw:layer="layout" svg:width="3.81cm" svg:height="1.651cm" svg:x="16.621cm" svg:y="11.16cm">
          <text:p text:style-name="P1">Keyboard</text:p>
          <draw:enhanced-geometry svg:viewBox="0 0 21600 21600" draw:type="rectangle" draw:enhanced-path="M 0 0 L 21600 0 21600 21600 0 21600 0 0 Z N"/>
        </draw:custom-shape>
        <draw:custom-shape draw:style-name="gr1" draw:text-style-name="P1" xml:id="id113" draw:id="id113" draw:layer="layout" svg:width="3.81cm" svg:height="1.651cm" svg:x="16.621cm" svg:y="13.7cm">
          <text:p text:style-name="P1">Speak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14" draw:id="id114" draw:layer="layout" svg:width="3.81cm" svg:height="1.651cm" svg:x="16.621cm" svg:y="16.113cm">
          <text:p text:style-name="P1">Display</text:p>
          <draw:enhanced-geometry svg:viewBox="0 0 21600 21600" draw:type="rectangle" draw:enhanced-path="M 0 0 L 21600 0 21600 21600 0 21600 0 0 Z N"/>
        </draw:custom-shape>
        <draw:custom-shape draw:style-name="gr1" draw:text-style-name="P1" xml:id="id115" draw:id="id115" draw:layer="layout" svg:width="3.81cm" svg:height="1.651cm" svg:x="16.621cm" svg:y="18.653cm">
          <text:p text:style-name="P1">Misc.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16cm" svg:y1="3.794cm" svg:x2="13.065cm" svg:y2="6.27cm" draw:start-shape="id101" draw:start-glue-point="2" draw:end-shape="id109" draw:end-glue-point="3" svg:d="M11160 3794c0 1651 635 2476 1905 2476">
          <text:p/>
        </draw:connector>
        <draw:connector draw:style-name="gr3" draw:text-style-name="P1" draw:layer="layout" draw:type="curve" svg:x1="12.811cm" svg:y1="9.509cm" svg:x2="16.621cm" svg:y2="9.318cm" draw:start-shape="id110" draw:start-glue-point="2" draw:end-shape="id111" draw:end-glue-point="3" svg:d="M12811 9509c0 750 1429 625 2025 390s357-581 1785-581">
          <text:p/>
        </draw:connector>
        <draw:connector draw:style-name="gr3" draw:text-style-name="P1" draw:layer="layout" draw:type="curve" svg:x1="12.811cm" svg:y1="9.509cm" svg:x2="16.621cm" svg:y2="11.985cm" draw:start-shape="id110" draw:start-glue-point="2" draw:end-shape="id112" draw:end-glue-point="3" svg:d="M12811 9509c0 1651 1270 2476 3810 2476">
          <text:p/>
        </draw:connector>
        <draw:connector draw:style-name="gr3" draw:text-style-name="P1" draw:layer="layout" draw:type="curve" svg:x1="12.811cm" svg:y1="9.509cm" svg:x2="16.621cm" svg:y2="14.525cm" draw:start-shape="id110" draw:start-glue-point="2" draw:end-shape="id113" draw:end-glue-point="3" svg:d="M12811 9509c0 3344 1270 5016 3810 5016">
          <text:p/>
        </draw:connector>
        <draw:connector draw:style-name="gr3" draw:text-style-name="P1" draw:layer="layout" draw:type="curve" svg:x1="12.811cm" svg:y1="9.509cm" svg:x2="16.621cm" svg:y2="16.938cm" draw:start-shape="id110" draw:start-glue-point="2" draw:end-shape="id114" draw:end-glue-point="3" svg:d="M12811 9509c0 4953 1270 7429 3810 7429">
          <text:p/>
        </draw:connector>
        <draw:connector draw:style-name="gr3" draw:text-style-name="P1" draw:layer="layout" draw:type="curve" svg:x1="12.811cm" svg:y1="9.509cm" svg:x2="16.621cm" svg:y2="19.478cm" draw:start-shape="id110" draw:start-glue-point="2" draw:end-shape="id115" draw:end-glue-point="3" svg:d="M12811 9509c0 6646 1270 9969 3810 9969">
          <text:p/>
        </draw:connector>
        <draw:custom-shape draw:style-name="gr1" draw:text-style-name="P1" xml:id="id103" draw:id="id103" draw:layer="layout" svg:width="3.81cm" svg:height="1.651cm" svg:x="6.715cm" svg:y="7.858cm">
          <text:p text:style-name="P1"><text:span text:style-name="T2">Retrieve thought</text:span></text:p>
          <text:p text:style-name="P1"><text:span text:style-name="T2">Type</text:span></text:p>
          <text:p text:style-name="P1"><text:span text:style-name="T2">(Input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0" draw:id="id110" draw:layer="layout" svg:width="3.81cm" svg:height="1.651cm" svg:x="10.906cm" svg:y="7.858cm">
          <text:p text:style-name="P1"><text:span text:style-name="T2">Retrieve thought</text:span></text:p>
          <text:p text:style-name="P1"><text:span text:style-name="T2">Type</text:span></text:p>
          <text:p text:style-name="P1"><text:span text:style-name="T2">(Output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6.208cm" svg:y1="7.096cm" svg:x2="6.715cm" svg:y2="8.683cm" draw:start-shape="id102" draw:start-glue-point="2" draw:end-shape="id103" draw:end-glue-point="3" svg:d="M6208 7096c0 1058 169 1587 507 1587">
          <text:p/>
        </draw:connector>
        <draw:connector draw:style-name="gr3" draw:text-style-name="P1" draw:layer="layout" draw:type="curve" svg:x1="14.97cm" svg:y1="7.096cm" svg:x2="14.716cm" svg:y2="8.683cm" draw:start-shape="id109" draw:start-glue-point="2" draw:end-shape="id110" draw:end-glue-point="1" svg:d="M14970 7096c0 1058-84 1587-254 1587">
          <text:p/>
        </draw:connector>
        <draw:custom-shape draw:style-name="gr1" draw:text-style-name="P1" xml:id="id116" draw:id="id116" draw:layer="layout" svg:width="3.81cm" svg:height="1.651cm" svg:x="1.127cm" svg:y="20.939cm">
          <text:p text:style-name="P1"><text:span text:style-name="T2">Retrieve process</text:span></text:p>
          <text:p text:style-name="P1"><text:span text:style-name="T2">Type</text:span></text:p>
          <text:p text:style-name="P1"><text:span text:style-name="T2">(Input Mouse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7" draw:id="id117" draw:layer="layout" svg:width="3.81cm" svg:height="1.651cm" svg:x="1.127cm" svg:y="22.971cm">
          <text:p text:style-name="P1"><text:span text:style-name="T2">Retrieve process</text:span></text:p>
          <text:p text:style-name="P1"><text:span text:style-name="T2">Type</text:span></text:p>
          <text:p text:style-name="P1"><text:span text:style-name="T2">(Input Keyboard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8" draw:id="id118" draw:layer="layout" svg:width="3.81cm" svg:height="1.651cm" svg:x="1.127cm" svg:y="25.13cm">
          <text:p text:style-name="P1"><text:span text:style-name="T2">Retrieve process</text:span></text:p>
          <text:p text:style-name="P1"><text:span text:style-name="T2">Type</text:span></text:p>
          <text:p text:style-name="P1"><text:span text:style-name="T2">(Input Microphone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9" draw:id="id119" draw:layer="layout" svg:width="3.81cm" svg:height="1.651cm" svg:x="6.842cm" svg:y="18.907cm">
          <text:p text:style-name="P1"><text:span text:style-name="T2">Retrieve process</text:span></text:p>
          <text:p text:style-name="P1"><text:span text:style-name="T2">Type</text:span></text:p>
          <text:p text:style-name="P1"><text:span text:style-name="T2">(Input Camera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0" draw:id="id120" draw:layer="layout" svg:width="3.81cm" svg:height="1.651cm" svg:x="6.842cm" svg:y="20.939cm">
          <text:p text:style-name="P1"><text:span text:style-name="T2">Retrieve process</text:span></text:p>
          <text:p text:style-name="P1"><text:span text:style-name="T2">Type</text:span></text:p>
          <text:p text:style-name="P1"><text:span text:style-name="T2">(Input Misc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4.938cm" svg:y1="9.318cm" svg:x2="4.937cm" svg:y2="21.764cm" draw:start-shape="id104" draw:start-glue-point="1" draw:end-shape="id116" draw:end-glue-point="1" svg:d="M4938 9318c751 0 752 12446-1 12446">
          <text:p/>
        </draw:connector>
        <draw:connector draw:style-name="gr3" draw:text-style-name="P1" draw:layer="layout" draw:type="curve" svg:x1="4.938cm" svg:y1="11.985cm" svg:x2="4.937cm" svg:y2="23.796cm" draw:start-shape="id105" draw:start-glue-point="1" draw:end-shape="id117" draw:end-glue-point="1" svg:d="M4938 11985c751 0 752 11811-1 11811">
          <text:p/>
        </draw:connector>
        <draw:connector draw:style-name="gr3" draw:text-style-name="P1" draw:layer="layout" draw:type="curve" svg:x1="4.938cm" svg:y1="14.525cm" svg:x2="4.937cm" svg:y2="25.955cm" draw:start-shape="id106" draw:start-glue-point="1" draw:end-shape="id118" draw:end-glue-point="1" svg:d="M4938 14525c751 0 752 11430-1 11430">
          <text:p/>
        </draw:connector>
        <draw:connector draw:style-name="gr3" draw:text-style-name="P1" draw:layer="layout" draw:type="curve" svg:x1="4.938cm" svg:y1="16.938cm" svg:x2="6.842cm" svg:y2="19.732cm" draw:start-shape="id107" draw:start-glue-point="1" draw:end-shape="id119" draw:end-glue-point="3" svg:d="M4938 16938c1428 0 476 2794 1904 2794">
          <text:p/>
        </draw:connector>
        <draw:connector draw:style-name="gr3" draw:text-style-name="P1" draw:layer="layout" draw:type="curve" svg:x1="4.938cm" svg:y1="19.478cm" svg:x2="6.842cm" svg:y2="21.764cm" draw:start-shape="id108" draw:start-glue-point="1" draw:end-shape="id120" draw:end-glue-point="3" svg:d="M4938 19478c1428 0 476 2286 1904 2286">
          <text:p/>
        </draw:connector>
        <draw:custom-shape draw:style-name="gr1" draw:text-style-name="P1" xml:id="id121" draw:id="id121" draw:layer="layout" svg:width="3.81cm" svg:height="1.651cm" svg:x="16.621cm" svg:y="20.812cm">
          <text:p text:style-name="P1"><text:span text:style-name="T2">Retrieve process</text:span></text:p>
          <text:p text:style-name="P1"><text:span text:style-name="T2">Type</text:span></text:p>
          <text:p text:style-name="P1"><text:span text:style-name="T2">(Output Mouse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2" draw:id="id122" draw:layer="layout" svg:width="3.81cm" svg:height="1.651cm" svg:x="16.621cm" svg:y="22.844cm">
          <text:p text:style-name="P1"><text:span text:style-name="T2">Retrieve process</text:span></text:p>
          <text:p text:style-name="P1"><text:span text:style-name="T2">Type</text:span></text:p>
          <text:p text:style-name="P1"><text:span text:style-name="T2">(Output Keyboard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3" draw:id="id123" draw:layer="layout" svg:width="3.81cm" svg:height="1.651cm" svg:x="16.621cm" svg:y="24.876cm">
          <text:p text:style-name="P1"><text:span text:style-name="T2">Retrieve process</text:span></text:p>
          <text:p text:style-name="P1"><text:span text:style-name="T2">Type</text:span></text:p>
          <text:p text:style-name="P1"><text:span text:style-name="T2">(Output Speaker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4" draw:id="id124" draw:layer="layout" svg:width="3.81cm" svg:height="1.651cm" svg:x="10.779cm" svg:y="18.907cm">
          <text:p text:style-name="P1"><text:span text:style-name="T2">Retrieve process</text:span></text:p>
          <text:p text:style-name="P1"><text:span text:style-name="T2">Type</text:span></text:p>
          <text:p text:style-name="P1"><text:span text:style-name="T2">(Output Display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5" draw:id="id125" draw:layer="layout" svg:width="3.81cm" svg:height="1.651cm" svg:x="10.779cm" svg:y="20.939cm">
          <text:p text:style-name="P1"><text:span text:style-name="T2">Retrieve process</text:span></text:p>
          <text:p text:style-name="P1"><text:span text:style-name="T2">Type</text:span></text:p>
          <text:p text:style-name="P1"><text:span text:style-name="T2">(Output Misc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6.621cm" svg:y1="9.318cm" svg:x2="16.621cm" svg:y2="21.637cm" draw:start-shape="id111" draw:start-glue-point="3" draw:end-shape="id121" draw:end-glue-point="3" svg:d="M16621 9318c-751 0-751 12319 0 12319">
          <text:p/>
        </draw:connector>
        <draw:connector draw:style-name="gr3" draw:text-style-name="P1" draw:layer="layout" draw:type="curve" svg:x1="16.621cm" svg:y1="11.985cm" svg:x2="16.621cm" svg:y2="23.669cm" draw:start-shape="id112" draw:start-glue-point="3" draw:end-shape="id122" draw:end-glue-point="3" svg:d="M16621 11985c-751 0-751 11684 0 11684">
          <text:p/>
        </draw:connector>
        <draw:connector draw:style-name="gr3" draw:text-style-name="P1" draw:layer="layout" draw:type="curve" svg:x1="16.621cm" svg:y1="14.525cm" svg:x2="16.621cm" svg:y2="25.701cm" draw:start-shape="id113" draw:start-glue-point="3" draw:end-shape="id123" draw:end-glue-point="3" svg:d="M16621 14525c-751 0-751 11176 0 11176">
          <text:p/>
        </draw:connector>
        <draw:connector draw:style-name="gr3" draw:text-style-name="P1" draw:layer="layout" draw:type="curve" svg:x1="16.621cm" svg:y1="16.938cm" svg:x2="14.589cm" svg:y2="19.732cm" draw:start-shape="id114" draw:start-glue-point="3" draw:end-shape="id124" draw:end-glue-point="1" svg:d="M16621 16938c-1524 0-508 2794-2032 2794">
          <text:p/>
        </draw:connector>
        <draw:connector draw:style-name="gr3" draw:text-style-name="P1" draw:layer="layout" draw:type="curve" svg:x1="16.621cm" svg:y1="19.478cm" svg:x2="14.589cm" svg:y2="21.764cm" draw:start-shape="id115" draw:end-shape="id125" svg:d="M16621 19478c-1524 0-508 2286-2032 2286">
          <text:p/>
        </draw:connector>
      </draw:page>
      <draw:page draw:name="page24" draw:style-name="dp1" draw:master-page-name="Default">
        <draw:custom-shape draw:style-name="gr1" draw:text-style-name="P1" xml:id="id126" draw:id="id126" draw:layer="layout" svg:width="3.81cm" svg:height="1.651cm" svg:x="8.874cm" svg:y="2.397cm">
          <text:p text:style-name="P1"><text:span text:style-name="T2">File into type</text:span></text:p>
          <text:p text:style-name="P1"><text:span text:style-name="T2">Database</text:span></text:p>
          <text:p text:style-name="P1"><text:span text:style-name="T2">Via process typ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7" draw:id="id127" draw:layer="layout" svg:width="4.699cm" svg:height="1.651cm" svg:x="1.635cm" svg:y="5.318cm">
          <text:p text:style-name="P1"><text:span text:style-name="T2">File into</text:span></text:p>
          <text:p text:style-name="P1"><text:span text:style-name="T2">Ctype/Ttype/Ptype.da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779cm" svg:y1="4.048cm" svg:x2="3.984cm" svg:y2="5.318cm" draw:start-shape="id126" draw:start-glue-point="2" draw:end-shape="id127" draw:end-glue-point="0" svg:d="M10779 4048c0 951-6795 316-6795 1270">
          <text:p/>
        </draw:connector>
        <draw:custom-shape draw:style-name="gr1" draw:text-style-name="P1" xml:id="id129" draw:id="id129" draw:layer="layout" svg:width="3.81cm" svg:height="1.651cm" svg:x="2.016cm" svg:y="8.874cm">
          <text:p text:style-name="P1"><text:span text:style-name="T2">Database</text:span></text:p>
          <text:p text:style-name="P1"><text:span text:style-name="T2">Structur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8" draw:id="id128" draw:layer="layout" svg:width="3.81cm" svg:height="1.651cm" svg:x="11.795cm" svg:y="5.699cm">
          <text:p text:style-name="P1"><text:span text:style-name="T2">Intiate Response</text:span></text:p>
          <text:p text:style-name="P1"><text:span text:style-name="T2">Creation</text:span></text:p>
          <text:p text:style-name="P1"><text:span text:style-name="T2">Algorithm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6.334cm" svg:y1="6.143cm" svg:x2="11.795cm" svg:y2="6.524cm" draw:start-shape="id127" draw:start-glue-point="1" draw:end-shape="id128" svg:d="M6334 6143c4095 0 1365 381 5461 381">
          <text:p/>
        </draw:connector>
        <draw:connector draw:style-name="gr2" draw:text-style-name="P1" draw:layer="layout" svg:x1="3.984cm" svg:y1="6.969cm" svg:x2="3.921cm" svg:y2="8.874cm" draw:start-shape="id127" draw:start-glue-point="2" draw:end-shape="id129" draw:end-glue-point="0" svg:d="M3984 6969v952h-63v953">
          <text:p/>
        </draw:connector>
        <draw:connector draw:style-name="gr3" draw:text-style-name="P1" draw:layer="layout" draw:type="curve" svg:x1="13.7cm" svg:y1="7.35cm" svg:x2="8.747cm" svg:y2="8.874cm" draw:start-shape="id128" draw:start-glue-point="2" draw:end-shape="id130" draw:end-glue-point="0" svg:d="M13700 7350c0 1141-4953 380-4953 1524">
          <text:p/>
        </draw:connector>
        <draw:custom-shape draw:style-name="gr1" draw:text-style-name="P1" xml:id="id131" draw:id="id131" draw:layer="layout" svg:width="3.81cm" svg:height="1.651cm" svg:x="13.573cm" svg:y="8.874cm">
          <text:p text:style-name="P1"><text:span text:style-name="T2">Factor</text:span></text:p>
          <text:p text:style-name="P1"><text:span text:style-name="T2">Mood Variatio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52cm" svg:y1="9.699cm" svg:x2="13.573cm" svg:y2="9.699cm" draw:start-shape="id130" draw:start-glue-point="1" draw:end-shape="id131" draw:end-glue-point="3" svg:d="M10652 9699h2921">
          <text:p/>
        </draw:connector>
        <draw:custom-shape draw:style-name="gr1" draw:text-style-name="P1" xml:id="id132" draw:id="id132" draw:layer="layout" svg:width="3.81cm" svg:height="1.651cm" svg:x="10.815cm" svg:y="12.176cm">
          <text:p text:style-name="P1"><text:span text:style-name="T2">Apply</text:span></text:p>
          <text:p text:style-name="P1"><text:span text:style-name="T2">Factored</text:span></text:p>
          <text:p text:style-name="P1"><text:span text:style-name="T2">Change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5.478cm" svg:y1="10.525cm" svg:x2="12.72cm" svg:y2="12.176cm" draw:start-shape="id131" draw:start-glue-point="2" draw:end-shape="id132" draw:end-glue-point="0" svg:d="M15478 10525c0 1237-2758 412-2758 1651">
          <text:p/>
        </draw:connector>
        <draw:custom-shape draw:style-name="gr1" draw:text-style-name="P1" xml:id="id133" draw:id="id133" draw:layer="layout" svg:width="3.81cm" svg:height="1.651cm" svg:x="16.149cm" svg:y="12.176cm">
          <text:p text:style-name="P1"><text:span text:style-name="T2">Send to Logic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4.625cm" svg:y1="13.001cm" svg:x2="16.149cm" svg:y2="13.001cm" draw:start-shape="id132" draw:start-glue-point="1" draw:end-shape="id133" draw:end-glue-point="3" svg:d="M14625 13001h1524">
          <text:p/>
        </draw:connector>
        <draw:custom-shape draw:style-name="gr1" draw:text-style-name="P1" xml:id="id134" draw:id="id134" draw:layer="layout" svg:width="3.81cm" svg:height="1.651cm" svg:x="5.481cm" svg:y="15.351cm">
          <text:p text:style-name="P1"><text:span text:style-name="T2">Send to Intuitio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2.72cm" svg:y1="13.827cm" svg:x2="7.386cm" svg:y2="15.351cm" draw:start-shape="id132" draw:start-glue-point="2" draw:end-shape="id134" svg:d="M12720 13827c0 1141-5334 380-5334 1524">
          <text:p/>
        </draw:connector>
        <draw:custom-shape draw:style-name="gr1" draw:text-style-name="P1" xml:id="id135" draw:id="id135" draw:layer="layout" svg:width="3.81cm" svg:height="1.651cm" svg:x="10.815cm" svg:y="15.351cm">
          <text:p text:style-name="P1"><text:span text:style-name="T2">Send to Creativity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2.72cm" svg:y1="13.827cm" svg:x2="12.72cm" svg:y2="15.351cm" draw:start-shape="id132" draw:start-glue-point="2" draw:end-shape="id135" draw:end-glue-point="0" svg:d="M12720 13827v1524">
          <text:p/>
        </draw:connector>
        <draw:custom-shape draw:style-name="gr1" draw:text-style-name="P1" xml:id="id136" draw:id="id136" draw:layer="layout" svg:width="3.81cm" svg:height="1.651cm" svg:x="16.022cm" svg:y="15.351cm">
          <text:p text:style-name="P1"><text:span text:style-name="T2">Send to Theoretical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2.72cm" svg:y1="13.827cm" svg:x2="17.927cm" svg:y2="15.351cm" draw:start-shape="id132" draw:start-glue-point="2" draw:end-shape="id136" draw:end-glue-point="0" svg:d="M12720 13827c0 1141 5207 380 5207 1524">
          <text:p/>
        </draw:connector>
        <draw:custom-shape draw:style-name="gr1" draw:text-style-name="P1" xml:id="id138" draw:id="id138" draw:layer="layout" svg:width="3.81cm" svg:height="1.651cm" svg:x="0.782cm" svg:y="15.351cm">
          <text:p text:style-name="P1"><text:span text:style-name="T2">Send to Misc.</text:span></text:p>
          <draw:enhanced-geometry svg:viewBox="0 0 21600 21600" draw:type="rectangle" draw:enhanced-path="M 0 0 L 21600 0 21600 21600 0 21600 0 0 Z N"/>
        </draw:custom-shape>
        <draw:connector draw:style-name="gr3" draw:text-style-name="P1" xml:id="id137" draw:id="id137" draw:layer="layout" draw:type="curve" svg:x1="19.959cm" svg:y1="13.001cm" svg:x2="12.931cm" svg:y2="19.976cm" draw:start-shape="id133" draw:start-glue-point="1" svg:d="M19959 13001c751 0 4265 6975-7028 6975">
          <text:p/>
        </draw:connector>
        <draw:connector draw:style-name="gr3" draw:text-style-name="P1" draw:layer="layout" draw:type="curve" svg:x1="7.386cm" svg:y1="17.002cm" svg:x2="12.931cm" svg:y2="19.976cm" draw:start-shape="id134" draw:start-glue-point="2" draw:end-shape="id137" draw:end-glue-point="3" svg:d="M7386 17002c0 1983 1848 2974 5545 2974">
          <text:p/>
        </draw:connector>
        <draw:connector draw:style-name="gr3" draw:text-style-name="P1" draw:layer="layout" draw:type="curve" draw:line-skew="-1.893cm" svg:x1="12.72cm" svg:y1="17.002cm" svg:x2="12.931cm" svg:y2="19.976cm" draw:start-shape="id135" draw:start-glue-point="2" draw:end-shape="id137" draw:end-glue-point="3" svg:d="M12720 17002c0 2592 211 1105 211 2974">
          <text:p/>
        </draw:connector>
        <draw:connector draw:style-name="gr3" draw:text-style-name="P1" draw:layer="layout" draw:type="curve" draw:line-skew="-1.258cm" svg:x1="17.927cm" svg:y1="17.002cm" svg:x2="12.931cm" svg:y2="19.976cm" draw:start-shape="id136" draw:start-glue-point="2" draw:end-shape="id137" draw:end-glue-point="3" svg:d="M17927 17002c0 3544-4996 2058-4996 2974">
          <text:p/>
        </draw:connector>
        <draw:connector draw:style-name="gr3" draw:text-style-name="P1" draw:layer="layout" draw:type="curve" svg:x1="12.72cm" svg:y1="13.827cm" svg:x2="2.687cm" svg:y2="15.351cm" draw:start-shape="id132" draw:start-glue-point="2" draw:end-shape="id138" svg:d="M12720 13827c0 1141-10033 380-10033 1524">
          <text:p/>
        </draw:connector>
        <draw:connector draw:style-name="gr3" draw:text-style-name="P1" draw:layer="layout" draw:type="curve" svg:x1="12.931cm" svg:y1="19.976cm" svg:x2="12.974cm" svg:y2="21.193cm" draw:start-shape="id137" draw:start-glue-point="3" draw:end-shape="id139" draw:end-glue-point="0" svg:d="M12931 19976c0 1021 43 413 43 1217">
          <text:p/>
        </draw:connector>
        <draw:custom-shape draw:style-name="gr1" draw:text-style-name="P1" xml:id="id139" draw:id="id139" draw:layer="layout" svg:width="3.81cm" svg:height="1.651cm" svg:x="11.069cm" svg:y="21.193cm">
          <text:p text:style-name="P1"><text:span text:style-name="T2">Prep for outpu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.687cm" svg:y1="17.002cm" svg:x2="12.931cm" svg:y2="19.976cm" draw:start-shape="id138" draw:start-glue-point="2" draw:end-shape="id137" draw:end-glue-point="3" svg:d="M2687 17002c0 1983 3414 2974 10244 2974">
          <text:p/>
        </draw:connector>
        <draw:connector draw:style-name="gr3" draw:text-style-name="P1" draw:layer="layout" draw:type="curve" svg:x1="10.775cm" svg:y1="0.986cm" svg:x2="10.779cm" svg:y2="2.397cm" draw:end-shape="id126" draw:end-glue-point="0" svg:d="M10775 986c0 682 4-23 4 1411">
          <text:p/>
        </draw:connector>
        <draw:custom-shape draw:style-name="gr1" draw:text-style-name="P1" xml:id="id130" draw:id="id130" draw:layer="layout" svg:width="3.81cm" svg:height="1.651cm" svg:x="6.842cm" svg:y="8.874cm">
          <text:p text:style-name="P1"><text:span text:style-name="T2">Factor Needs</text:span></text:p>
          <draw:enhanced-geometry svg:viewBox="0 0 21600 21600" draw:type="rectangle" draw:enhanced-path="M 0 0 L 21600 0 21600 21600 0 21600 0 0 Z N"/>
        </draw:custom-shape>
      </draw:page>
      <draw:page draw:name="page25" draw:style-name="dp1" draw:master-page-name="Default">
        <draw:custom-shape draw:style-name="gr1" draw:text-style-name="P1" xml:id="id140" draw:id="id140" draw:layer="layout" svg:width="3.81cm" svg:height="1.651cm" svg:x="9.128cm" svg:y="2.27cm">
          <text:p text:style-name="P1"><text:span text:style-name="T2">Prep for Outpu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41" draw:id="id141" draw:layer="layout" svg:width="3.81cm" svg:height="1.651cm" svg:x="3.159cm" svg:y="5.318cm">
          <text:p text:style-name="P1"><text:span text:style-name="T2">Combine</text:span></text:p>
          <text:p text:style-name="P1"><text:span text:style-name="T2">Process</text:span></text:p>
          <text:p text:style-name="P1"><text:span text:style-name="T2">Result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033cm" svg:y1="3.921cm" svg:x2="5.064cm" svg:y2="5.318cm" draw:start-shape="id140" draw:start-glue-point="2" draw:end-shape="id141" svg:d="M11033 3921c0 1047-5969 349-5969 1397">
          <text:p/>
        </draw:connector>
        <draw:custom-shape draw:style-name="gr1" draw:text-style-name="P1" xml:id="id142" draw:id="id142" draw:layer="layout" svg:width="3.81cm" svg:height="1.651cm" svg:x="3.159cm" svg:y="7.985cm">
          <text:p text:style-name="P1"><text:span text:style-name="T2">Assemble using</text:span></text:p>
          <text:p text:style-name="P1"><text:span text:style-name="T2">Random Parsings</text:span></text:p>
          <text:p text:style-name="P1"><text:span text:style-name="T2">From each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5.064cm" svg:y1="6.969cm" svg:x2="5.064cm" svg:y2="7.985cm" draw:start-shape="id141" draw:start-glue-point="2" draw:end-shape="id142" draw:end-glue-point="0" svg:d="M5064 6969v1016">
          <text:p/>
        </draw:connector>
        <draw:custom-shape draw:style-name="gr1" draw:text-style-name="P1" xml:id="id143" draw:id="id143" draw:layer="layout" svg:width="3.81cm" svg:height="1.651cm" svg:x="13.827cm" svg:y="7.477cm">
          <text:p text:style-name="P1"><text:span text:style-name="T2">Send to Logic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5.064cm" svg:y1="9.636cm" svg:x2="15.732cm" svg:y2="7.477cm" draw:start-shape="id142" draw:start-glue-point="2" draw:end-shape="id143" draw:end-glue-point="0" svg:d="M5064 9636c0 750 5334 501 5334-1080 0-1580 5334-1832 5334-1079">
          <text:p/>
        </draw:connector>
        <draw:custom-shape draw:style-name="gr1" draw:text-style-name="P1" xml:id="id144" draw:id="id144" draw:layer="layout" svg:width="3.81cm" svg:height="1.651cm" svg:x="3.286cm" svg:y="12.176cm">
          <text:p text:style-name="P1"><text:span text:style-name="T2">Send to Intui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45" draw:id="id145" draw:layer="layout" svg:width="3.81cm" svg:height="1.651cm" svg:x="12.684cm" svg:y="12.684cm">
          <text:p text:style-name="P1"><text:span text:style-name="T2">Send to Creativit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46" draw:id="id146" draw:layer="layout" svg:width="3.81cm" svg:height="1.651cm" svg:x="2.778cm" svg:y="16.367cm">
          <text:p text:style-name="P1"><text:span text:style-name="T2">Send to Theoretical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15.732cm" svg:y1="9.128cm" svg:x2="5.191cm" svg:y2="12.176cm" draw:start-shape="id143" draw:start-glue-point="2" draw:end-shape="id144" draw:end-glue-point="0" svg:d="M15732 9128c0 2284-10541 761-10541 3048">
          <text:p text:style-name="P1">Fail</text:p>
        </draw:connector>
        <draw:connector draw:style-name="gr10" draw:text-style-name="P1" draw:layer="layout" draw:type="curve" svg:x1="5.191cm" svg:y1="13.827cm" svg:x2="14.589cm" svg:y2="12.684cm" draw:start-shape="id144" draw:start-glue-point="2" draw:end-shape="id145" draw:end-glue-point="0" svg:d="M5191 13827c0 750 4699 501 4699-572 0-1072 4699-1324 4699-571">
          <text:p text:style-name="P1">Fail</text:p>
        </draw:connector>
        <draw:connector draw:style-name="gr10" draw:text-style-name="P1" draw:layer="layout" draw:type="curve" svg:x1="14.589cm" svg:y1="14.335cm" svg:x2="4.683cm" svg:y2="16.367cm" draw:start-shape="id145" draw:start-glue-point="2" draw:end-shape="id146" draw:end-glue-point="0" svg:d="M14589 14335c0 1522-9906 507-9906 2032">
          <text:p text:style-name="P1">Fail</text:p>
        </draw:connector>
        <draw:custom-shape draw:style-name="gr1" draw:text-style-name="P1" xml:id="id147" draw:id="id147" draw:layer="layout" svg:width="3.81cm" svg:height="1.651cm" svg:x="8.493cm" svg:y="22.336cm">
          <text:p text:style-name="P1"><text:span text:style-name="T2">Send Output</text:span></text:p>
          <text:p text:style-name="P1"><text:span text:style-name="T2">Variatio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7.637cm" svg:y1="8.302cm" svg:x2="12.303cm" svg:y2="23.161cm" draw:start-shape="id143" draw:start-glue-point="1" draw:end-shape="id147" svg:d="M17637 8302c751 0 3418 14859-5334 14859">
          <text:p/>
        </draw:connector>
        <draw:connector draw:style-name="gr3" draw:text-style-name="P1" draw:layer="layout" draw:type="curve" svg:x1="7.096cm" svg:y1="13.001cm" svg:x2="8.493cm" svg:y2="23.161cm" draw:start-shape="id144" draw:start-glue-point="1" draw:end-shape="id147" draw:end-glue-point="3" svg:d="M7096 13001c1048 0 350 10160 1397 10160">
          <text:p/>
        </draw:connector>
        <draw:custom-shape draw:style-name="gr1" draw:text-style-name="P1" xml:id="id148" draw:id="id148" draw:layer="layout" svg:width="3.81cm" svg:height="1.651cm" svg:x="12.176cm" svg:y="18.145cm">
          <text:p text:style-name="P1"><text:span text:style-name="T2">Send to Misc.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4.683cm" svg:y1="18.018cm" svg:x2="14.081cm" svg:y2="18.145cm" draw:start-shape="id146" draw:start-glue-point="2" draw:end-shape="id148" draw:end-glue-point="0" svg:d="M4683 18018c0 750 4699 501 4699 63 0-437 4699-689 4699 64">
          <text:p text:style-name="P1">Fail</text:p>
        </draw:connector>
        <draw:connector draw:style-name="gr3" draw:text-style-name="P1" draw:layer="layout" draw:type="curve" svg:x1="16.494cm" svg:y1="13.509cm" svg:x2="12.303cm" svg:y2="23.161cm" draw:start-shape="id145" draw:start-glue-point="1" draw:end-shape="id147" draw:end-glue-point="1" svg:d="M16494 13509c751 0 2847 9652-4191 9652">
          <text:p/>
        </draw:connector>
        <draw:connector draw:style-name="gr3" draw:text-style-name="P1" draw:layer="layout" draw:type="curve" svg:x1="6.588cm" svg:y1="17.192cm" svg:x2="8.493cm" svg:y2="23.161cm" draw:start-shape="id146" draw:start-glue-point="1" draw:end-shape="id147" draw:end-glue-point="3" svg:d="M6588 17192c1429 0 477 5969 1905 5969">
          <text:p/>
        </draw:connector>
        <draw:connector draw:style-name="gr3" draw:text-style-name="P1" draw:layer="layout" draw:type="curve" svg:x1="15.986cm" svg:y1="18.97cm" svg:x2="12.303cm" svg:y2="23.161cm" draw:start-shape="id148" draw:start-glue-point="1" draw:end-shape="id147" draw:end-glue-point="1" svg:d="M15986 18970c751 0 2593 4191-3683 4191">
          <text:p/>
        </draw:connector>
      </draw:page>
      <draw:page draw:name="page26" draw:style-name="dp1" draw:master-page-name="Default">
        <draw:custom-shape draw:style-name="gr1" draw:text-style-name="P1" xml:id="id149" draw:id="id149" draw:layer="layout" svg:width="3.81cm" svg:height="1.651cm" svg:x="9.255cm" svg:y="2.143cm">
          <text:p text:style-name="P1">Logic</text:p>
          <draw:enhanced-geometry svg:viewBox="0 0 21600 21600" draw:type="rectangle" draw:enhanced-path="M 0 0 L 21600 0 21600 21600 0 21600 0 0 Z N"/>
        </draw:custom-shape>
        <draw:custom-shape draw:style-name="gr1" draw:text-style-name="P1" xml:id="id150" draw:id="id150" draw:layer="layout" svg:width="3.81cm" svg:height="1.651cm" svg:x="4.048cm" svg:y="6.588cm">
          <text:p text:style-name="P1"><text:span text:style-name="T2">Determine</text:span></text:p>
          <text:p text:style-name="P1"><text:span text:style-name="T2">Logical typ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16cm" svg:y1="3.794cm" svg:x2="7.858cm" svg:y2="7.413cm" draw:start-shape="id149" draw:start-glue-point="2" draw:end-shape="id150" draw:end-glue-point="1" svg:d="M11160 3794c0 2413-1100 3619-3302 3619">
          <text:p/>
        </draw:connector>
        <draw:custom-shape draw:style-name="gr1" draw:text-style-name="P1" xml:id="id151" draw:id="id151" draw:layer="layout" svg:width="3.81cm" svg:height="1.651cm" svg:x="8.239cm" svg:y="10.906cm">
          <text:p text:style-name="P1"><text:span text:style-name="T2">Retrieve</text:span></text:p>
          <text:p text:style-name="P1"><text:span text:style-name="T2">Reasoning</text:span></text:p>
          <text:p text:style-name="P1"><text:span text:style-name="T2">Algorithm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7.858cm" svg:y1="7.413cm" svg:x2="10.144cm" svg:y2="10.906cm" draw:start-shape="id150" draw:start-glue-point="1" draw:end-shape="id151" svg:d="M7858 7413c1524 0 2286 1164 2286 3493">
          <text:p/>
        </draw:connector>
        <draw:custom-shape draw:style-name="gr1" draw:text-style-name="P1" xml:id="id152" draw:id="id152" draw:layer="layout" svg:width="3.81cm" svg:height="1.651cm" svg:x="8.239cm" svg:y="14.843cm">
          <text:p text:style-name="P1"><text:span text:style-name="T2">Evaluate</text:span></text:p>
          <text:p text:style-name="P1"><text:span text:style-name="T2">Reasoni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144cm" svg:y1="12.557cm" svg:x2="10.144cm" svg:y2="14.843cm" draw:start-shape="id151" draw:start-glue-point="2" draw:end-shape="id152" draw:end-glue-point="0" svg:d="M10144 12557v2286">
          <text:p/>
        </draw:connector>
        <draw:custom-shape draw:style-name="gr1" draw:text-style-name="P1" xml:id="id153" draw:id="id153" draw:layer="layout" svg:width="3.81cm" svg:height="1.651cm" svg:x="8.239cm" svg:y="18.907cm">
          <text:p text:style-name="P1"><text:span text:style-name="T2">Send Completion</text:span></text:p>
          <text:p text:style-name="P1"><text:span text:style-name="T2">Packe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144cm" svg:y1="16.494cm" svg:x2="10.144cm" svg:y2="18.907cm" draw:start-shape="id152" draw:start-glue-point="2" draw:end-shape="id153" draw:end-glue-point="0" svg:d="M10144 16494v2413">
          <text:p/>
        </draw:connector>
        <draw:custom-shape draw:style-name="gr1" draw:text-style-name="P1" xml:id="id154" draw:id="id154" draw:layer="layout" svg:width="3.81cm" svg:height="1.651cm" svg:x="2.905cm" svg:y="11.033cm">
          <text:p text:style-name="P1"><text:span text:style-name="T2">Send to Intui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55" draw:id="id155" draw:layer="layout" svg:width="3.81cm" svg:height="1.651cm" svg:x="2.905cm" svg:y="14.97cm">
          <text:p text:style-name="P1"><text:span text:style-name="T2">Send to Creativity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4.048cm" svg:y1="7.413cm" svg:x2="2.905cm" svg:y2="11.858cm" draw:start-shape="id150" draw:start-glue-point="3" draw:end-shape="id154" svg:d="M4048 7413c-2466 0-1894 4445-1143 4445">
          <text:p text:style-name="P1">Fail</text:p>
        </draw:connector>
        <draw:connector draw:style-name="gr10" draw:text-style-name="P1" draw:layer="layout" draw:type="curve" svg:x1="2.905cm" svg:y1="11.858cm" svg:x2="2.905cm" svg:y2="15.795cm" draw:start-shape="id154" draw:start-glue-point="3" draw:end-shape="id155" draw:end-glue-point="3" svg:d="M2905 11858c-751 0-751 3937 0 3937">
          <text:p text:style-name="P1">Fail</text:p>
        </draw:connector>
      </draw:page>
      <draw:page draw:name="page27" draw:style-name="dp1" draw:master-page-name="Default">
        <draw:custom-shape draw:style-name="gr1" draw:text-style-name="P1" xml:id="id156" draw:id="id156" draw:layer="layout" svg:width="3.81cm" svg:height="1.651cm" svg:x="8.62cm" svg:y="2.778cm">
          <text:p text:style-name="P1"><text:span text:style-name="T2">Determine</text:span></text:p>
          <text:p text:style-name="P1"><text:span text:style-name="T2">Logical typ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57" draw:id="id157" draw:layer="layout" svg:width="3.81cm" svg:height="1.651cm" svg:x="4.048cm" svg:y="6.588cm">
          <text:p text:style-name="P1"><text:span text:style-name="T2">Deductiv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58" draw:id="id158" draw:layer="layout" svg:width="3.81cm" svg:height="1.651cm" svg:x="8.747cm" svg:y="6.588cm">
          <text:p text:style-name="P1"><text:span text:style-name="T2">Inductiv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59" draw:id="id159" draw:layer="layout" svg:width="3.81cm" svg:height="1.651cm" svg:x="13.446cm" svg:y="6.588cm">
          <text:p text:style-name="P1"><text:span text:style-name="T2">Abductiv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525cm" svg:y1="4.429cm" svg:x2="5.953cm" svg:y2="6.588cm" draw:start-shape="id156" draw:start-glue-point="2" draw:end-shape="id157" svg:d="M10525 4429c0 1618-4572 539-4572 2159">
          <text:p/>
        </draw:connector>
        <draw:connector draw:style-name="gr3" draw:text-style-name="P1" draw:layer="layout" draw:type="curve" svg:x1="10.525cm" svg:y1="4.429cm" svg:x2="10.652cm" svg:y2="6.588cm" draw:start-shape="id156" draw:end-shape="id158" draw:end-glue-point="0" svg:d="M10525 4429c0 1618 127 539 127 2159">
          <text:p/>
        </draw:connector>
        <draw:connector draw:style-name="gr3" draw:text-style-name="P1" draw:layer="layout" draw:type="curve" svg:x1="10.525cm" svg:y1="4.429cm" svg:x2="15.351cm" svg:y2="6.588cm" draw:start-shape="id156" draw:start-glue-point="2" draw:end-shape="id159" draw:end-glue-point="0" svg:d="M10525 4429c0 1618 4826 539 4826 2159">
          <text:p/>
        </draw:connector>
        <draw:custom-shape draw:style-name="gr1" draw:text-style-name="P1" xml:id="id160" draw:id="id160" draw:layer="layout" svg:width="3.81cm" svg:height="1.651cm" svg:x="4.048cm" svg:y="9.89cm">
          <text:p text:style-name="P1"><text:span text:style-name="T2">Law of</text:span></text:p>
          <text:p text:style-name="P1"><text:span text:style-name="T2">Detach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61" draw:id="id161" draw:layer="layout" svg:width="3.81cm" svg:height="1.651cm" svg:x="4.048cm" svg:y="12.811cm">
          <text:p text:style-name="P1"><text:span text:style-name="T2">Law of Syllogism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62" draw:id="id162" draw:layer="layout" svg:width="3.81cm" svg:height="1.651cm" svg:x="4.048cm" svg:y="15.732cm">
          <text:p text:style-name="P1"><text:span text:style-name="T2">Law of</text:span></text:p>
          <text:p text:style-name="P1"><text:span text:style-name="T2">Contrapositiv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63" draw:id="id163" draw:layer="layout" svg:width="3.81cm" svg:height="1.651cm" svg:x="4.048cm" svg:y="18.399cm">
          <text:p text:style-name="P1"><text:span text:style-name="T2">Properti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64" draw:id="id164" draw:layer="layout" svg:width="3.81cm" svg:height="1.651cm" svg:x="4.048cm" svg:y="21.193cm">
          <text:p text:style-name="P1"><text:span text:style-name="T2">Validit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65" draw:id="id165" draw:layer="layout" svg:width="3.81cm" svg:height="1.651cm" svg:x="4.048cm" svg:y="23.86cm">
          <text:p text:style-name="P1"><text:span text:style-name="T2">Soundnes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4.048cm" svg:y1="7.413cm" svg:x2="4.048cm" svg:y2="10.715cm" draw:start-shape="id157" draw:start-glue-point="3" draw:end-shape="id160" svg:d="M4048 7413c-751 0-751 3302 0 3302">
          <text:p/>
        </draw:connector>
        <draw:connector draw:style-name="gr3" draw:text-style-name="P1" draw:layer="layout" draw:type="curve" svg:x1="4.048cm" svg:y1="7.413cm" svg:x2="4.048cm" svg:y2="13.636cm" draw:start-shape="id157" draw:start-glue-point="3" draw:end-shape="id161" svg:d="M4048 7413c-751 0-751 6223 0 6223">
          <text:p/>
        </draw:connector>
        <draw:connector draw:style-name="gr3" draw:text-style-name="P1" draw:layer="layout" draw:type="curve" svg:x1="4.048cm" svg:y1="7.413cm" svg:x2="4.048cm" svg:y2="16.557cm" draw:start-shape="id157" draw:start-glue-point="3" draw:end-shape="id162" draw:end-glue-point="3" svg:d="M4048 7413c-751 0-751 9144 0 9144">
          <text:p/>
        </draw:connector>
        <draw:connector draw:style-name="gr2" draw:text-style-name="P1" draw:layer="layout" draw:line-skew="-3.936cm -0.769cm" svg:x1="5.953cm" svg:y1="8.239cm" svg:x2="4.048cm" svg:y2="19.224cm" draw:start-shape="id157" draw:start-glue-point="2" draw:end-shape="id163" draw:end-glue-point="3" svg:d="M5953 8239v1143h-3175v9842h1270">
          <text:p/>
        </draw:connector>
        <draw:connector draw:style-name="gr3" draw:text-style-name="P1" draw:layer="layout" draw:type="curve" svg:x1="4.048cm" svg:y1="19.224cm" svg:x2="4.048cm" svg:y2="22.018cm" draw:start-shape="id163" draw:start-glue-point="3" draw:end-shape="id164" draw:end-glue-point="3" svg:d="M4048 19224c-751 0-751 2794 0 2794">
          <text:p/>
        </draw:connector>
        <draw:connector draw:style-name="gr3" draw:text-style-name="P1" draw:layer="layout" draw:type="curve" svg:x1="4.048cm" svg:y1="19.224cm" svg:x2="4.048cm" svg:y2="24.685cm" draw:start-shape="id163" draw:start-glue-point="3" draw:end-shape="id165" draw:end-glue-point="3" svg:d="M4048 19224c-751 0-751 5461 0 5461">
          <text:p/>
        </draw:connector>
        <draw:custom-shape draw:style-name="gr1" draw:text-style-name="P1" xml:id="id166" draw:id="id166" draw:layer="layout" svg:width="3.81cm" svg:height="1.651cm" svg:x="8.747cm" svg:y="9.89cm">
          <text:p text:style-name="P1"><text:span text:style-name="T2">Generaliz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67" draw:id="id167" draw:layer="layout" svg:width="3.81cm" svg:height="1.651cm" svg:x="8.747cm" svg:y="12.811cm">
          <text:p text:style-name="P1"><text:span text:style-name="T2">Statistical</text:span></text:p>
          <text:p text:style-name="P1"><text:span text:style-name="T2">Syllogism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68" draw:id="id168" draw:layer="layout" svg:width="3.81cm" svg:height="1.651cm" svg:x="8.747cm" svg:y="15.732cm">
          <text:p text:style-name="P1"><text:span text:style-name="T2">Simple</text:span></text:p>
          <text:p text:style-name="P1"><text:span text:style-name="T2">Indu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69" draw:id="id169" draw:layer="layout" svg:width="3.81cm" svg:height="1.651cm" svg:x="8.747cm" svg:y="18.399cm">
          <text:p text:style-name="P1"><text:span text:style-name="T2">Argument</text:span></text:p>
          <text:p text:style-name="P1"><text:span text:style-name="T2">From</text:span></text:p>
          <text:p text:style-name="P1"><text:span text:style-name="T2">Analog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70" draw:id="id170" draw:layer="layout" svg:width="3.81cm" svg:height="1.651cm" svg:x="8.747cm" svg:y="21.193cm">
          <text:p text:style-name="P1"><text:span text:style-name="T2">Predictio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8.747cm" svg:y1="7.413cm" svg:x2="8.747cm" svg:y2="10.715cm" draw:start-shape="id158" draw:start-glue-point="3" draw:end-shape="id166" draw:end-glue-point="3" svg:d="M8747 7413c-751 0-751 3302 0 3302">
          <text:p/>
        </draw:connector>
        <draw:connector draw:style-name="gr3" draw:text-style-name="P1" draw:layer="layout" draw:type="curve" svg:x1="8.747cm" svg:y1="7.413cm" svg:x2="8.747cm" svg:y2="13.636cm" draw:start-shape="id158" draw:start-glue-point="3" draw:end-shape="id167" draw:end-glue-point="3" svg:d="M8747 7413c-751 0-751 6223 0 6223">
          <text:p/>
        </draw:connector>
        <draw:connector draw:style-name="gr3" draw:text-style-name="P1" draw:layer="layout" draw:type="curve" svg:x1="8.747cm" svg:y1="7.413cm" svg:x2="8.747cm" svg:y2="16.557cm" draw:start-shape="id158" draw:start-glue-point="3" draw:end-shape="id168" draw:end-glue-point="3" svg:d="M8747 7413c-751 0-751 9144 0 9144">
          <text:p/>
        </draw:connector>
        <draw:connector draw:style-name="gr3" draw:text-style-name="P1" draw:layer="layout" draw:type="curve" svg:x1="8.747cm" svg:y1="7.413cm" svg:x2="8.747cm" svg:y2="19.224cm" draw:start-shape="id158" draw:start-glue-point="3" draw:end-shape="id169" draw:end-glue-point="3" svg:d="M8747 7413c-751 0-751 11811 0 11811">
          <text:p/>
        </draw:connector>
        <draw:connector draw:style-name="gr3" draw:text-style-name="P1" draw:layer="layout" draw:type="curve" svg:x1="8.747cm" svg:y1="7.413cm" svg:x2="8.747cm" svg:y2="22.018cm" draw:start-shape="id158" draw:start-glue-point="3" draw:end-shape="id170" draw:end-glue-point="3" svg:d="M8747 7413c-751 0-751 14605 0 14605">
          <text:p/>
        </draw:connector>
        <draw:custom-shape draw:style-name="gr1" draw:text-style-name="P1" xml:id="id171" draw:id="id171" draw:layer="layout" svg:width="3.81cm" svg:height="1.651cm" svg:x="13.446cm" svg:y="9.89cm">
          <text:p text:style-name="P1"><text:span text:style-name="T2">Logic-Based</text:span></text:p>
          <text:p text:style-name="P1"><text:span text:style-name="T2">Abductio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3.446cm" svg:y1="7.413cm" svg:x2="13.446cm" svg:y2="10.715cm" draw:start-shape="id159" draw:start-glue-point="3" draw:end-shape="id171" draw:end-glue-point="3" svg:d="M13446 7413c-751 0-751 3302 0 3302">
          <text:p/>
        </draw:connector>
        <draw:custom-shape draw:style-name="gr1" draw:text-style-name="P1" xml:id="id172" draw:id="id172" draw:layer="layout" svg:width="3.81cm" svg:height="1.651cm" svg:x="13.446cm" svg:y="12.811cm">
          <text:p text:style-name="P1"><text:span text:style-name="T2">Set-Cover</text:span></text:p>
          <text:p text:style-name="P1"><text:span text:style-name="T2">Abdu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73" draw:id="id173" draw:layer="layout" svg:width="3.81cm" svg:height="1.651cm" svg:x="13.446cm" svg:y="15.732cm">
          <text:p text:style-name="P1"><text:span text:style-name="T2">Probabilistic</text:span></text:p>
          <text:p text:style-name="P1"><text:span text:style-name="T2">Abdu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74" draw:id="id174" draw:layer="layout" svg:width="3.81cm" svg:height="1.651cm" svg:x="13.446cm" svg:y="18.399cm">
          <text:p text:style-name="P1"><text:span text:style-name="T2">Subjective</text:span></text:p>
          <text:p text:style-name="P1"><text:span text:style-name="T2">Logic</text:span></text:p>
          <text:p text:style-name="P1"><text:span text:style-name="T2">Abductio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3.446cm" svg:y1="7.413cm" svg:x2="13.446cm" svg:y2="13.636cm" draw:start-shape="id159" draw:start-glue-point="3" draw:end-shape="id172" draw:end-glue-point="3" svg:d="M13446 7413c-751 0-751 6223 0 6223">
          <text:p/>
        </draw:connector>
        <draw:connector draw:style-name="gr3" draw:text-style-name="P1" draw:layer="layout" draw:type="curve" svg:x1="13.446cm" svg:y1="7.413cm" svg:x2="13.446cm" svg:y2="16.557cm" draw:start-shape="id159" draw:start-glue-point="3" draw:end-shape="id173" draw:end-glue-point="3" svg:d="M13446 7413c-751 0-751 9144 0 9144">
          <text:p/>
        </draw:connector>
        <draw:connector draw:style-name="gr3" draw:text-style-name="P1" draw:layer="layout" draw:type="curve" svg:x1="13.446cm" svg:y1="7.413cm" svg:x2="13.446cm" svg:y2="19.224cm" draw:start-shape="id159" draw:start-glue-point="3" draw:end-shape="id174" svg:d="M13446 7413c-751 0-751 11811 0 11811">
          <text:p/>
        </draw:connector>
      </draw:page>
      <draw:page draw:name="page28" draw:style-name="dp1" draw:master-page-name="Default">
        <draw:custom-shape draw:style-name="gr1" draw:text-style-name="P1" xml:id="id175" draw:id="id175" draw:layer="layout" svg:width="3.81cm" svg:height="1.651cm" svg:x="2.27cm" svg:y="1.032cm">
          <text:p text:style-name="P1"><text:span text:style-name="T2">Law of</text:span></text:p>
          <text:p text:style-name="P1"><text:span text:style-name="T2">Detach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6" draw:id="id176" draw:layer="layout" svg:width="2.921cm" svg:height="2.032cm" svg:x="2.651cm" svg:y="3.826cm">
          <text:p text:style-name="P2"><text:span text:style-name="T2">P → Q</text:span></text:p>
          <text:p text:style-name="P2"><text:span text:style-name="T2">P</text:span></text:p>
          <text:p text:style-name="P2"><text:span text:style-name="T2">Therefore:</text:span></text:p>
          <text:p text:style-name="P2"><text:span text:style-name="T2">Q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4.175cm" svg:y1="2.683cm" svg:x2="4.111cm" svg:y2="3.826cm" draw:start-shape="id175" draw:start-glue-point="2" draw:end-shape="id176" draw:end-glue-point="0" svg:d="M4175 2683c0 856-64 285-64 1143">
          <text:p/>
        </draw:connector>
        <draw:custom-shape draw:style-name="gr1" draw:text-style-name="P1" xml:id="id177" draw:id="id177" draw:layer="layout" svg:width="3.81cm" svg:height="1.651cm" svg:x="7.985cm" svg:y="1.032cm">
          <text:p text:style-name="P1"><text:span text:style-name="T2">Law of</text:span></text:p>
          <text:p text:style-name="P1"><text:span text:style-name="T2">Syllogis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8" draw:id="id178" draw:layer="layout" svg:width="2.921cm" svg:height="2.032cm" svg:x="8.493cm" svg:y="3.826cm">
          <text:p text:style-name="P2"><text:span text:style-name="T2">P → Q</text:span></text:p>
          <text:p text:style-name="P2"><text:span text:style-name="T2">Q → R</text:span></text:p>
          <text:p text:style-name="P2"><text:span text:style-name="T2">Therefore:</text:span></text:p>
          <text:p text:style-name="P2"><text:span text:style-name="T2">P → 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9.89cm" svg:y1="2.683cm" svg:x2="9.953cm" svg:y2="3.826cm" draw:start-shape="id177" draw:start-glue-point="2" draw:end-shape="id178" draw:end-glue-point="0" svg:d="M9890 2683c0 856 63 285 63 1143">
          <text:p/>
        </draw:connector>
        <draw:custom-shape draw:style-name="gr1" draw:text-style-name="P1" xml:id="id179" draw:id="id179" draw:layer="layout" svg:width="3.81cm" svg:height="1.651cm" svg:x="13.7cm" svg:y="1.032cm">
          <text:p text:style-name="P1"><text:span text:style-name="T2">Law of</text:span></text:p>
          <text:p text:style-name="P1"><text:span text:style-name="T2">Contrapositiv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0" draw:id="id180" draw:layer="layout" svg:width="2.921cm" svg:height="2.032cm" svg:x="14.208cm" svg:y="3.826cm">
          <text:p text:style-name="P2"><text:span text:style-name="T2">P → Q</text:span></text:p>
          <text:p text:style-name="P2"><text:span text:style-name="T2">~Q</text:span></text:p>
          <text:p text:style-name="P2"><text:span text:style-name="T2">Therefore:</text:span></text:p>
          <text:p text:style-name="P2"><text:span text:style-name="T2">~P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5.605cm" svg:y1="2.683cm" svg:x2="15.668cm" svg:y2="3.826cm" draw:start-shape="id179" draw:start-glue-point="2" draw:end-shape="id180" draw:end-glue-point="0" svg:d="M15605 2683c0 856 63 285 63 1143">
          <text:p/>
        </draw:connector>
        <draw:custom-shape draw:style-name="gr1" draw:text-style-name="P1" xml:id="id181" draw:id="id181" draw:layer="layout" svg:width="3.81cm" svg:height="1.651cm" svg:x="4.81cm" svg:y="6.239cm">
          <text:p text:style-name="P1"><text:span text:style-name="T2">Validit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2" draw:id="id182" draw:layer="layout" svg:width="3.81cm" svg:height="2.032cm" svg:x="4.81cm" svg:y="9.033cm">
          <text:p text:style-name="P2"><text:span text:style-name="T2">Conclusion is tru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6.715cm" svg:y1="7.89cm" svg:x2="6.715cm" svg:y2="9.033cm" draw:start-shape="id181" draw:start-glue-point="2" draw:end-shape="id182" draw:end-glue-point="0" svg:d="M6715 7890v1143">
          <text:p/>
        </draw:connector>
        <draw:custom-shape draw:style-name="gr1" draw:text-style-name="P1" xml:id="id183" draw:id="id183" draw:layer="layout" svg:width="3.81cm" svg:height="1.651cm" svg:x="10.144cm" svg:y="6.239cm">
          <text:p text:style-name="P1"><text:span text:style-name="T2">Soundne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4" draw:id="id184" draw:layer="layout" svg:width="3.683cm" svg:height="2.032cm" svg:x="10.271cm" svg:y="9.033cm">
          <text:p text:style-name="P2"><text:span text:style-name="T2">Premise is true</text:span></text:p>
          <text:p text:style-name="P2"><text:span text:style-name="T2">Reasoning is Valid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2.049cm" svg:y1="7.89cm" svg:x2="12.112cm" svg:y2="9.033cm" draw:start-shape="id183" draw:start-glue-point="2" draw:end-shape="id184" draw:end-glue-point="0" svg:d="M12049 7890c0 856 63 285 63 1143">
          <text:p/>
        </draw:connector>
        <draw:custom-shape draw:style-name="gr1" draw:text-style-name="P1" xml:id="id185" draw:id="id185" draw:layer="layout" svg:width="3.81cm" svg:height="1.651cm" svg:x="9.382cm" svg:y="12.081cm">
          <text:p text:style-name="P1"><text:span text:style-name="T2">Generaliz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6" draw:id="id186" draw:layer="layout" svg:width="9.398cm" svg:height="2.032cm" svg:x="6.588cm" svg:y="14.875cm">
          <text:p text:style-name="P2"><text:span text:style-name="T2">The proportion Q of the sample has attribute A</text:span></text:p>
          <text:p text:style-name="P2"><text:span text:style-name="T2">Therefore:</text:span></text:p>
          <text:p text:style-name="P2"><text:span text:style-name="T2">The proportion Q of the population has attribute A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287cm" svg:y1="13.732cm" svg:x2="11.287cm" svg:y2="14.875cm" draw:start-shape="id185" draw:start-glue-point="2" draw:end-shape="id186" draw:end-glue-point="0" svg:d="M11287 13732v1143">
          <text:p/>
        </draw:connector>
        <draw:custom-shape draw:style-name="gr1" draw:text-style-name="P1" xml:id="id187" draw:id="id187" draw:layer="layout" svg:width="3.81cm" svg:height="1.651cm" svg:x="9.382cm" svg:y="17.161cm">
          <text:p text:style-name="P1"><text:span text:style-name="T2">Statistical</text:span></text:p>
          <text:p text:style-name="P1"><text:span text:style-name="T2">Syllogis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8" draw:id="id188" draw:layer="layout" svg:width="11.176cm" svg:height="2.032cm" svg:x="5.699cm" svg:y="19.923cm">
          <text:p text:style-name="P2"><text:span text:style-name="T2">A proportion Q of population P has attribute A</text:span></text:p>
          <text:p text:style-name="P2"><text:span text:style-name="T2">An individual X is a member of P.</text:span></text:p>
          <text:p text:style-name="P2"><text:span text:style-name="T2">Therefore:</text:span></text:p>
          <text:p text:style-name="P2"><text:span text:style-name="T2">There is a probability which corresponds to Q that X has A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287cm" svg:y1="18.812cm" svg:x2="11.287cm" svg:y2="19.923cm" draw:start-shape="id187" draw:start-glue-point="2" draw:end-shape="id188" draw:end-glue-point="0" svg:d="M11287 18812v1111">
          <text:p/>
        </draw:connector>
        <draw:custom-shape draw:style-name="gr1" draw:text-style-name="P1" xml:id="id189" draw:id="id189" draw:layer="layout" svg:width="3.81cm" svg:height="1.651cm" svg:x="9.128cm" svg:y="22.114cm">
          <text:p text:style-name="P1"><text:span text:style-name="T2">Simple</text:span></text:p>
          <text:p text:style-name="P1"><text:span text:style-name="T2">Indu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0" draw:id="id190" draw:layer="layout" svg:width="12.954cm" svg:height="2.032cm" svg:x="4.556cm" svg:y="24.749cm">
          <text:p text:style-name="P2"><text:span text:style-name="T2">Proportion Q of the known instances of population P has attribute A</text:span></text:p>
          <text:p text:style-name="P2"><text:span text:style-name="T2">Individual I is another member of P</text:span></text:p>
          <text:p text:style-name="P2"><text:span text:style-name="T2">Therefore:</text:span></text:p>
          <text:p text:style-name="P2"><text:span text:style-name="T2">There is a probability corresponding to Q that I has A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033cm" svg:y1="23.765cm" svg:x2="11.033cm" svg:y2="24.749cm" draw:start-shape="id189" draw:start-glue-point="2" draw:end-shape="id190" draw:end-glue-point="0" svg:d="M11033 23765v984">
          <text:p/>
        </draw:connector>
      </draw:page>
      <draw:page draw:name="page29" draw:style-name="dp1" draw:master-page-name="Default">
        <draw:custom-shape draw:style-name="gr1" draw:text-style-name="P1" xml:id="id191" draw:id="id191" draw:layer="layout" svg:width="3.81cm" svg:height="1.651cm" svg:x="8.747cm" svg:y="2.016cm">
          <text:p text:style-name="P1"><text:span text:style-name="T2">Argument</text:span></text:p>
          <text:p text:style-name="P1"><text:span text:style-name="T2">From</text:span></text:p>
          <text:p text:style-name="P1"><text:span text:style-name="T2">Analog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2" draw:id="id192" draw:layer="layout" svg:width="10.668cm" svg:height="2.032cm" svg:x="5.318cm" svg:y="4.81cm">
          <text:p text:style-name="P2"><text:span text:style-name="T2">P and Q are similar in respect to properties a,b and c.</text:span></text:p>
          <text:p text:style-name="P2"><text:span text:style-name="T2">Object P has been observed to have a further property x</text:span></text:p>
          <text:p text:style-name="P2"><text:span text:style-name="T2">Therefore:</text:span></text:p>
          <text:p text:style-name="P2"><text:span text:style-name="T2">Q probably has property x also.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52cm" svg:y1="3.667cm" svg:x2="10.652cm" svg:y2="4.81cm" draw:start-shape="id191" draw:start-glue-point="2" draw:end-shape="id192" draw:end-glue-point="0" svg:d="M10652 3667v1143">
          <text:p/>
        </draw:connector>
        <draw:custom-shape draw:style-name="gr1" draw:text-style-name="P1" xml:id="id193" draw:id="id193" draw:layer="layout" svg:width="3.81cm" svg:height="1.651cm" svg:x="8.747cm" svg:y="7.35cm">
          <text:p text:style-name="P1"><text:span text:style-name="T2">Predi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4" draw:id="id194" draw:layer="layout" svg:width="21.336cm" svg:height="2.032cm" svg:x="0.111cm" svg:y="10.144cm">
          <text:p text:style-name="P2"><text:span text:style-name="T2">Proportion Q of observed members of Group G have had attribute A</text:span></text:p>
          <text:p text:style-name="P2"><text:span text:style-name="T2">Therefore:</text:span></text:p>
          <text:p text:style-name="P2"><text:span text:style-name="T2">There is a probability corresponding to Q that other members of group G will have attribute A when next observed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52cm" svg:y1="9.001cm" svg:x2="10.779cm" svg:y2="10.144cm" draw:start-shape="id193" draw:start-glue-point="2" draw:end-shape="id194" draw:end-glue-point="0" svg:d="M10652 9001c0 856 127 285 127 1143">
          <text:p/>
        </draw:connector>
        <draw:custom-shape draw:style-name="gr1" draw:text-style-name="P1" xml:id="id195" draw:id="id195" draw:layer="layout" svg:width="3.81cm" svg:height="1.651cm" svg:x="8.62cm" svg:y="12.684cm">
          <text:p text:style-name="P1"><text:span text:style-name="T2">Logic-Based</text:span></text:p>
          <text:p text:style-name="P1"><text:span text:style-name="T2">Abdu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6" draw:id="id196" draw:layer="layout" svg:width="9.398cm" svg:height="2.032cm" svg:x="5.826cm" svg:y="15.478cm">
          <text:p text:style-name="P2"><text:span text:style-name="T2">T=Theory O=Observations</text:span></text:p>
          <text:p text:style-name="P2"><text:span text:style-name="T2">T∪E |= O –--- O follows from E and T</text:span></text:p>
          <text:p text:style-name="P2"><text:span text:style-name="T2">T∪E is consistent ------ E is consistent with 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525cm" svg:y1="14.335cm" svg:x2="10.525cm" svg:y2="15.478cm" draw:start-shape="id195" draw:start-glue-point="2" draw:end-shape="id196" draw:end-glue-point="0" svg:d="M10525 14335v1143">
          <text:p/>
        </draw:connector>
        <draw:custom-shape draw:style-name="gr1" draw:text-style-name="P1" xml:id="id197" draw:id="id197" draw:layer="layout" svg:width="3.81cm" svg:height="1.651cm" svg:x="8.62cm" svg:y="17.891cm">
          <text:p text:style-name="P1"><text:span text:style-name="T2">Set-Cover</text:span></text:p>
          <text:p text:style-name="P1"><text:span text:style-name="T2">Abdu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8" draw:id="id198" draw:layer="layout" svg:width="9.398cm" svg:height="2.54cm" svg:x="5.826cm" svg:y="20.685cm">
          <text:p text:style-name="P2"><text:span text:style-name="T2">H=Hypotheses M=Manifestations e=Function</text:span></text:p>
          <text:p text:style-name="P2"><text:span text:style-name="T3">H</text:span><text:span text:style-name="T4">´</text:span><text:span text:style-name="T3">⊆H ------ H</text:span><text:span text:style-name="T4">´</text:span><text:span text:style-name="T3"> is a subset of H</text:span></text:p>
          <text:p text:style-name="P2"><text:span text:style-name="T3">H</text:span><text:span text:style-name="T4">´</text:span><text:span text:style-name="T3">⊆H such that M⊆e(H</text:span><text:span text:style-name="T4">´</text:span><text:span text:style-name="T3">)</text:span></text:p>
          <text:p text:style-name="P2"><text:span text:style-name="T3">For every H</text:span><text:span text:style-name="T4">´</text:span><text:span text:style-name="T3">⊆H, e(H</text:span><text:span text:style-name="T4">´</text:span><text:span text:style-name="T3">)=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525cm" svg:y1="19.542cm" svg:x2="10.525cm" svg:y2="20.685cm" draw:start-shape="id197" draw:start-glue-point="2" draw:end-shape="id198" draw:end-glue-point="0" svg:d="M10525 19542v1143">
          <text:p/>
        </draw:connector>
        <draw:frame draw:style-name="gr12" draw:text-style-name="P1" draw:layer="layout" svg:width="2.133cm" svg:height="0.97cm" svg:x="10.932cm" svg:y="22.12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  <draw:page draw:name="page30" draw:style-name="dp1" draw:master-page-name="Default">
        <draw:custom-shape draw:style-name="gr1" draw:text-style-name="P1" xml:id="id199" draw:id="id199" draw:layer="layout" svg:width="3.81cm" svg:height="1.651cm" svg:x="8.62cm" svg:y="2.27cm">
          <text:p text:style-name="P1"><text:span text:style-name="T2">Probabilistic</text:span></text:p>
          <text:p text:style-name="P1"><text:span text:style-name="T2">Abdu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0" draw:id="id200" draw:layer="layout" svg:width="14.224cm" svg:height="8.001cm" svg:x="3.54cm" svg:y="5.064cm">
          <text:p text:style-name="P2"><text:span text:style-name="T3"><text:tab/></text:span></text:p>
          <text:p text:style-name="P2"><text:span text:style-name="T3"><text:tab/>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10.525cm" svg:y1="3.921cm" svg:x2="10.652cm" svg:y2="5.064cm" draw:start-shape="id199" draw:start-glue-point="2" draw:end-shape="id200" draw:end-glue-point="0" svg:d="M10525 3921c0 856 127 285 127 1143">
          <text:p/>
        </draw:connector>
        <draw:frame draw:style-name="gr12" draw:text-style-name="P1" draw:layer="layout" svg:width="5.399cm" svg:height="0.509cm" svg:x="3.732cm" svg:y="5.31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2" draw:text-style-name="P1" draw:layer="layout" svg:width="6.046cm" svg:height="0.509cm" svg:x="3.702cm" svg:y="5.83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12" draw:text-style-name="P1" draw:layer="layout" svg:width="6.385cm" svg:height="0.509cm" svg:x="3.697cm" svg:y="6.339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2" draw:text-style-name="P1" draw:layer="layout" svg:width="3.367cm" svg:height="1.081cm" svg:x="3.794cm" svg:y="6.909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12" draw:text-style-name="P1" draw:layer="layout" svg:width="3.367cm" svg:height="1.081cm" svg:x="3.794cm" svg:y="7.985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12" draw:text-style-name="P1" draw:layer="layout" svg:width="4.381cm" svg:height="1.081cm" svg:x="7.606cm" svg:y="7.35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12" draw:text-style-name="P1" draw:layer="layout" svg:width="0.2cm" svg:height="0.474cm" svg:x="6.325cm" svg:y="8.165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12" draw:text-style-name="P1" draw:layer="layout" svg:width="7.519cm" svg:height="0.509cm" svg:x="3.859cm" svg:y="9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12" draw:text-style-name="P1" draw:layer="layout" svg:width="6.36cm" svg:height="1.081cm" svg:x="3.849cm" svg:y="9.571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12" draw:text-style-name="P1" draw:layer="layout" svg:width="2.01cm" svg:height="1.005cm" svg:x="3.997cm" svg:y="8.43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12" draw:text-style-name="P1" draw:layer="layout" svg:width="6.36cm" svg:height="1.081cm" svg:x="3.849cm" svg:y="10.587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12" draw:text-style-name="P1" draw:layer="layout" svg:width="13.905cm" svg:height="1.081cm" svg:x="3.859cm" svg:y="11.73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custom-shape draw:style-name="gr1" draw:text-style-name="P1" xml:id="id201" draw:id="id201" draw:layer="layout" svg:width="3.81cm" svg:height="1.651cm" svg:x="8.747cm" svg:y="13.446cm">
          <text:p text:style-name="P1"><text:span text:style-name="T2">Subjective</text:span></text:p>
          <text:p text:style-name="P1"><text:span text:style-name="T2">Logic</text:span></text:p>
          <text:p text:style-name="P1"><text:span text:style-name="T2">Abdu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2" draw:id="id202" draw:layer="layout" svg:width="14.224cm" svg:height="5.715cm" svg:x="3.667cm" svg:y="16.24cm">
          <text:p text:style-name="P2"><text:span text:style-name="T3"><text:tab/></text:span></text:p>
          <text:p text:style-name="P2"><text:span text:style-name="T3"><text:tab/>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10.652cm" svg:y1="15.097cm" svg:x2="10.779cm" svg:y2="16.24cm" draw:start-shape="id201" draw:start-glue-point="2" draw:end-shape="id202" draw:end-glue-point="0" svg:d="M10652 15097c0 856 127 285 127 1143">
          <text:p/>
        </draw:connector>
        <draw:frame draw:style-name="gr12" draw:text-style-name="P1" draw:layer="layout" svg:width="1.207cm" svg:height="0.539cm" svg:x="3.984cm" svg:y="16.621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frame draw:style-name="gr12" draw:text-style-name="P1" draw:layer="layout" svg:width="1.999cm" svg:height="0.999cm" svg:x="9.875cm" svg:y="16.036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frame draw:style-name="gr12" draw:text-style-name="P1" draw:layer="layout" svg:width="1.25cm" svg:height="0.539cm" svg:x="3.921cm" svg:y="17.256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draw:frame draw:style-name="gr12" draw:text-style-name="P1" draw:layer="layout" svg:width="7.959cm" svg:height="0.474cm" svg:x="3.963cm" svg:y="17.925cm">
          <draw:object xlink:href="./Object 17" xlink:type="simple" xlink:show="embed" xlink:actuate="onLoad">
            <text:p/>
          </draw:object>
          <draw:image xlink:href="./ObjectReplacements/Object 17" xlink:type="simple" xlink:show="embed" xlink:actuate="onLoad"/>
        </draw:frame>
        <draw:frame draw:style-name="gr12" draw:text-style-name="P1" draw:layer="layout" svg:width="3.582cm" svg:height="0.474cm" svg:x="4.022cm" svg:y="18.433cm">
          <draw:object xlink:href="./Object 18" xlink:type="simple" xlink:show="embed" xlink:actuate="onLoad">
            <text:p/>
          </draw:object>
          <draw:image xlink:href="./ObjectReplacements/Object 18" xlink:type="simple" xlink:show="embed" xlink:actuate="onLoad"/>
        </draw:frame>
        <draw:frame draw:style-name="gr12" draw:text-style-name="P1" draw:layer="layout" svg:width="8.201cm" svg:height="0.474cm" svg:x="3.975cm" svg:y="19.034cm">
          <draw:object xlink:href="./Object 19" xlink:type="simple" xlink:show="embed" xlink:actuate="onLoad">
            <text:p/>
          </draw:object>
          <draw:image xlink:href="./ObjectReplacements/Object 19" xlink:type="simple" xlink:show="embed" xlink:actuate="onLoad"/>
        </draw:frame>
        <draw:frame draw:style-name="gr12" draw:text-style-name="P1" draw:layer="layout" svg:width="6.305cm" svg:height="0.547cm" svg:x="3.921cm" svg:y="19.503cm">
          <draw:object xlink:href="./Object 20" xlink:type="simple" xlink:show="embed" xlink:actuate="onLoad">
            <text:p/>
          </draw:object>
          <draw:image xlink:href="./ObjectReplacements/Object 20" xlink:type="simple" xlink:show="embed" xlink:actuate="onLoad"/>
        </draw:frame>
        <draw:frame draw:style-name="gr12" draw:text-style-name="P1" draw:layer="layout" svg:width="10.926cm" svg:height="0.594cm" svg:x="3.921cm" svg:y="20.091cm">
          <draw:object xlink:href="./Object 21" xlink:type="simple" xlink:show="embed" xlink:actuate="onLoad">
            <text:p/>
          </draw:object>
          <draw:image xlink:href="./ObjectReplacements/Object 21" xlink:type="simple" xlink:show="embed" xlink:actuate="onLoad"/>
        </draw:frame>
        <draw:frame draw:style-name="gr12" draw:text-style-name="P1" draw:layer="layout" svg:width="4.93cm" svg:height="0.58cm" svg:x="3.944cm" svg:y="21.121cm">
          <draw:object xlink:href="./Object 22" xlink:type="simple" xlink:show="embed" xlink:actuate="onLoad">
            <text:p/>
          </draw:object>
          <draw:image xlink:href="./ObjectReplacements/Object 22" xlink:type="simple" xlink:show="embed" xlink:actuate="onLoad"/>
        </draw:frame>
        <draw:frame draw:style-name="gr12" draw:text-style-name="P1" draw:layer="layout" svg:width="6.753cm" svg:height="0.474cm" svg:x="3.921cm" svg:y="20.685cm">
          <draw:object xlink:href="./Object 23" xlink:type="simple" xlink:show="embed" xlink:actuate="onLoad">
            <text:p/>
          </draw:object>
          <draw:image xlink:href="./ObjectReplacements/Object 23" xlink:type="simple" xlink:show="embed" xlink:actuate="onLoad"/>
        </draw:frame>
      </draw:page>
      <draw:page draw:name="page31" draw:style-name="dp1" draw:master-page-name="Default">
        <draw:custom-shape draw:style-name="gr1" draw:text-style-name="P1" xml:id="id203" draw:id="id203" draw:layer="layout" svg:width="3.81cm" svg:height="1.651cm" svg:x="9.255cm" svg:y="1.889cm">
          <text:p text:style-name="P1">Intui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204" draw:id="id204" draw:layer="layout" svg:width="3.81cm" svg:height="1.651cm" svg:x="4.302cm" svg:y="5.445cm">
          <text:p text:style-name="P1"><text:span text:style-name="T2">Analyze Con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05" draw:id="id205" draw:layer="layout" svg:width="3.81cm" svg:height="1.651cm" svg:x="10.906cm" svg:y="7.858cm">
          <text:p text:style-name="P1"><text:span text:style-name="T2">Retrieve random</text:span></text:p>
          <text:p text:style-name="P1"><text:span text:style-name="T2">packe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06" draw:id="id206" draw:layer="layout" svg:width="3.81cm" svg:height="1.651cm" svg:x="6.715cm" svg:y="11.287cm">
          <text:p text:style-name="P1"><text:span text:style-name="T2">Compare packet</text:span></text:p>
          <text:p text:style-name="P1"><text:span text:style-name="T2">To con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07" draw:id="id207" draw:layer="layout" svg:width="3.81cm" svg:height="1.651cm" svg:x="9.128cm" svg:y="15.732cm">
          <text:p text:style-name="P1"><text:span text:style-name="T2">Send to Logic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16cm" svg:y1="3.54cm" svg:x2="8.112cm" svg:y2="6.27cm" draw:start-shape="id203" draw:start-glue-point="2" draw:end-shape="id204" draw:end-glue-point="1" svg:d="M11160 3540c0 1820-1016 2730-3048 2730">
          <text:p/>
        </draw:connector>
        <draw:connector draw:style-name="gr3" draw:text-style-name="P1" draw:layer="layout" draw:type="curve" svg:x1="8.112cm" svg:y1="6.27cm" svg:x2="12.811cm" svg:y2="7.858cm" draw:start-shape="id204" draw:start-glue-point="1" draw:end-shape="id205" draw:end-glue-point="0" svg:d="M8112 6270c3133 0 4699 529 4699 1588">
          <text:p/>
        </draw:connector>
        <draw:connector draw:style-name="gr3" draw:text-style-name="P1" draw:layer="layout" draw:type="curve" svg:x1="12.811cm" svg:y1="9.509cm" svg:x2="10.525cm" svg:y2="12.112cm" draw:start-shape="id205" draw:start-glue-point="2" draw:end-shape="id206" draw:end-glue-point="1" svg:d="M12811 9509c0 1736-762 2603-2286 2603">
          <text:p/>
        </draw:connector>
        <draw:connector draw:style-name="gr3" draw:text-style-name="P1" draw:layer="layout" draw:type="curve" svg:x1="10.525cm" svg:y1="12.112cm" svg:x2="11.033cm" svg:y2="15.732cm" draw:start-shape="id206" draw:start-glue-point="1" draw:end-shape="id207" draw:end-glue-point="0" svg:d="M10525 12112c339 0 508 1206 508 3620">
          <text:p/>
        </draw:connector>
        <draw:connector draw:style-name="gr10" draw:text-style-name="P1" draw:layer="layout" draw:type="curve" svg:x1="8.62cm" svg:y1="11.287cm" svg:x2="10.906cm" svg:y2="8.683cm" draw:start-shape="id206" draw:start-glue-point="0" draw:end-shape="id205" draw:end-glue-point="3" svg:d="M8620 11287c0-1736 762-2604 2286-2604">
          <text:p text:style-name="P1">Fail</text:p>
        </draw:connector>
        <draw:connector draw:style-name="gr10" draw:text-style-name="P1" draw:layer="layout" draw:type="curve" svg:x1="12.938cm" svg:y1="16.557cm" svg:x2="14.716cm" svg:y2="8.683cm" draw:start-shape="id207" draw:start-glue-point="1" draw:end-shape="id205" draw:end-glue-point="1" svg:d="M12938 16557c3418 0 2529-7874 1778-7874">
          <text:p text:style-name="P1">Fail</text:p>
        </draw:connector>
        <draw:custom-shape draw:style-name="gr1" draw:text-style-name="P1" xml:id="id208" draw:id="id208" draw:layer="layout" svg:width="3.81cm" svg:height="1.651cm" svg:x="2.143cm" svg:y="13.954cm">
          <text:p text:style-name="P1"><text:span text:style-name="T2">Send to</text:span></text:p>
          <text:p text:style-name="P1"><text:span text:style-name="T2">Creativity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6.715cm" svg:y1="12.112cm" svg:x2="4.048cm" svg:y2="13.954cm" draw:start-shape="id206" draw:start-glue-point="3" draw:end-shape="id208" svg:d="M6715 12112c-1778 0-2667 614-2667 1842">
          <text:p text:style-name="P1">3x Fail</text:p>
        </draw:connector>
        <draw:connector draw:style-name="gr10" draw:text-style-name="P1" draw:layer="layout" draw:type="curve" svg:x1="9.128cm" svg:y1="16.557cm" svg:x2="5.953cm" svg:y2="14.779cm" draw:start-shape="id207" draw:start-glue-point="3" draw:end-shape="id208" draw:end-glue-point="1" svg:d="M9128 16557c-2380 0-793-1778-3175-1778">
          <text:p text:style-name="P1">3x Fail</text:p>
        </draw:connector>
      </draw:page>
      <draw:page draw:name="page32" draw:style-name="dp1" draw:master-page-name="Default">
        <draw:custom-shape draw:style-name="gr1" draw:text-style-name="P1" draw:layer="layout" svg:width="3.81cm" svg:height="1.651cm" svg:x="9.128cm" svg:y="1.889cm">
          <text:p text:style-name="P1"><text:span text:style-name="T2">Analyze Con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651cm" svg:x="9.128cm" svg:y="9.89cm">
          <text:p text:style-name="P1"><text:span text:style-name="T2">Compare packet</text:span></text:p>
          <text:p text:style-name="P1"><text:span text:style-name="T2">To context</text:span></text:p>
          <draw:enhanced-geometry svg:viewBox="0 0 21600 21600" draw:type="rectangle" draw:enhanced-path="M 0 0 L 21600 0 21600 21600 0 21600 0 0 Z N"/>
        </draw:custom-shape>
      </draw:page>
      <draw:page draw:name="page33" draw:style-name="dp1" draw:master-page-name="Default">
        <draw:custom-shape draw:style-name="gr1" draw:text-style-name="P1" xml:id="id218" draw:id="id218" draw:layer="layout" svg:width="3.81cm" svg:height="1.651cm" svg:x="9.255cm" svg:y="2.143cm">
          <text:p text:style-name="P1">Creativity</text:p>
          <draw:enhanced-geometry svg:viewBox="0 0 21600 21600" draw:type="rectangle" draw:enhanced-path="M 0 0 L 21600 0 21600 21600 0 21600 0 0 Z N"/>
        </draw:custom-shape>
        <draw:custom-shape draw:style-name="gr1" draw:text-style-name="P1" xml:id="id209" draw:id="id209" draw:layer="layout" svg:width="3.81cm" svg:height="1.651cm" svg:x="4.429cm" svg:y="5.953cm">
          <text:p text:style-name="P1"><text:span text:style-name="T2">Context?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10" draw:id="id210" draw:layer="layout" svg:width="3.81cm" svg:height="1.651cm" svg:x="13.954cm" svg:y="5.953cm">
          <text:p text:style-name="P1"><text:span text:style-name="T2">Analyze</text:span></text:p>
          <text:p text:style-name="P1"><text:span text:style-name="T2">Con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11" draw:id="id211" draw:layer="layout" svg:width="3.81cm" svg:height="1.651cm" svg:x="4.429cm" svg:y="10.144cm">
          <text:p text:style-name="P1"><text:span text:style-name="T2">Assemble</text:span></text:p>
          <text:p text:style-name="P1"><text:span text:style-name="T2">Random</text:span></text:p>
          <text:p text:style-name="P1"><text:span text:style-name="T2">Context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8.239cm" svg:y1="6.778cm" svg:x2="13.954cm" svg:y2="6.778cm" draw:start-shape="id209" draw:start-glue-point="1" draw:end-shape="id210" svg:d="M8239 6778h5715">
          <text:p text:style-name="P1">Yes</text:p>
        </draw:connector>
        <draw:connector draw:style-name="gr10" draw:text-style-name="P1" draw:layer="layout" draw:type="curve" svg:x1="6.334cm" svg:y1="7.604cm" svg:x2="6.334cm" svg:y2="10.144cm" draw:start-shape="id209" draw:start-glue-point="2" draw:end-shape="id211" draw:end-glue-point="0" svg:d="M6334 7604v2540">
          <text:p text:style-name="P1">No</text:p>
        </draw:connector>
        <draw:custom-shape draw:style-name="gr1" draw:text-style-name="P1" xml:id="id212" draw:id="id212" draw:layer="layout" svg:width="3.81cm" svg:height="1.651cm" svg:x="10.271cm" svg:y="8.874cm">
          <text:p text:style-name="P1"><text:span text:style-name="T2">Assemble</text:span></text:p>
          <text:p text:style-name="P1"><text:span text:style-name="T2">Random</text:span></text:p>
          <text:p text:style-name="P1"><text:span text:style-name="T2">Orientatio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5.859cm" svg:y1="7.604cm" svg:x2="14.081cm" svg:y2="9.699cm" draw:start-shape="id210" draw:start-glue-point="2" draw:end-shape="id212" draw:end-glue-point="1" svg:d="M15859 7604c0 1397-592 2095-1778 2095">
          <text:p/>
        </draw:connector>
        <draw:connector draw:style-name="gr3" draw:text-style-name="P1" draw:layer="layout" draw:type="curve" svg:x1="8.239cm" svg:y1="10.969cm" svg:x2="10.271cm" svg:y2="9.699cm" draw:start-shape="id211" draw:start-glue-point="1" draw:end-shape="id212" draw:end-glue-point="3" svg:d="M8239 10969c1524 0 508-1270 2032-1270">
          <text:p/>
        </draw:connector>
        <draw:custom-shape draw:style-name="gr1" draw:text-style-name="P1" xml:id="id213" draw:id="id213" draw:layer="layout" svg:width="3.81cm" svg:height="1.651cm" svg:x="10.271cm" svg:y="12.557cm">
          <text:p text:style-name="P1"><text:span text:style-name="T2">Assemble</text:span></text:p>
          <text:p text:style-name="P1"><text:span text:style-name="T2">Data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2.176cm" svg:y1="10.525cm" svg:x2="12.176cm" svg:y2="12.557cm" draw:start-shape="id212" draw:start-glue-point="2" draw:end-shape="id213" draw:end-glue-point="0" svg:d="M12176 10525v2032">
          <text:p/>
        </draw:connector>
        <draw:custom-shape draw:style-name="gr1" draw:text-style-name="P1" xml:id="id214" draw:id="id214" draw:layer="layout" svg:width="3.81cm" svg:height="1.651cm" svg:x="10.271cm" svg:y="16.367cm">
          <text:p text:style-name="P1"><text:span text:style-name="T2">Is it Logical?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2.176cm" svg:y1="14.208cm" svg:x2="12.176cm" svg:y2="16.367cm" draw:start-shape="id213" draw:start-glue-point="2" draw:end-shape="id214" draw:end-glue-point="0" svg:d="M12176 14208v2159">
          <text:p/>
        </draw:connector>
        <draw:custom-shape draw:style-name="gr1" draw:text-style-name="P1" xml:id="id215" draw:id="id215" draw:layer="layout" svg:width="3.81cm" svg:height="1.651cm" svg:x="4.81cm" svg:y="18.907cm">
          <text:p text:style-name="P1"><text:span text:style-name="T2">Send to Logic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10.271cm" svg:y1="17.192cm" svg:x2="6.715cm" svg:y2="18.907cm" draw:start-shape="id214" draw:start-glue-point="3" draw:end-shape="id215" draw:end-glue-point="0" svg:d="M10271 17192c-2371 0-3556 571-3556 1715">
          <text:p text:style-name="P1">Yes</text:p>
        </draw:connector>
        <draw:custom-shape draw:style-name="gr1" draw:text-style-name="P1" xml:id="id216" draw:id="id216" draw:layer="layout" svg:width="3.81cm" svg:height="1.651cm" svg:x="14.716cm" svg:y="19.034cm">
          <text:p text:style-name="P1"><text:span text:style-name="T2">Assemble</text:span></text:p>
          <text:p text:style-name="P1"><text:span text:style-name="T2">False Logic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14.081cm" svg:y1="17.192cm" svg:x2="16.621cm" svg:y2="19.034cm" draw:start-shape="id214" draw:start-glue-point="1" draw:end-shape="id216" svg:d="M14081 17192c1694 0 2540 614 2540 1842">
          <text:p text:style-name="P1">No</text:p>
        </draw:connector>
        <draw:custom-shape draw:style-name="gr1" draw:text-style-name="P1" xml:id="id217" draw:id="id217" draw:layer="layout" svg:width="3.81cm" svg:height="1.651cm" svg:x="10.144cm" svg:y="22.717cm">
          <text:p text:style-name="P1"><text:span text:style-name="T2">Send Completion</text:span></text:p>
          <text:p text:style-name="P1"><text:span text:style-name="T2">Packe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6.715cm" svg:y1="20.558cm" svg:x2="10.144cm" svg:y2="23.542cm" draw:start-shape="id215" draw:start-glue-point="2" draw:end-shape="id217" draw:end-glue-point="3" svg:d="M6715 20558c0 1990 1143 2984 3429 2984">
          <text:p/>
        </draw:connector>
        <draw:connector draw:style-name="gr3" draw:text-style-name="P1" draw:layer="layout" draw:type="curve" svg:x1="16.621cm" svg:y1="20.685cm" svg:x2="13.954cm" svg:y2="23.542cm" draw:start-shape="id216" draw:start-glue-point="2" draw:end-shape="id217" draw:end-glue-point="1" svg:d="M16621 20685c0 1905-889 2857-2667 2857">
          <text:p/>
        </draw:connector>
        <draw:connector draw:style-name="gr3" draw:text-style-name="P1" draw:layer="layout" draw:type="curve" svg:x1="11.16cm" svg:y1="3.794cm" svg:x2="6.334cm" svg:y2="5.953cm" draw:start-shape="id218" draw:start-glue-point="2" draw:end-shape="id209" draw:end-glue-point="0" svg:d="M11160 3794c0 1618-4826 539-4826 2159">
          <text:p/>
        </draw:connector>
      </draw:page>
      <draw:page draw:name="page34" draw:style-name="dp1" draw:master-page-name="Default">
        <draw:custom-shape draw:style-name="gr1" draw:text-style-name="P1" draw:layer="layout" svg:width="3.81cm" svg:height="1.651cm" svg:x="9.128cm" svg:y="2.143cm">
          <text:p text:style-name="P1"><text:span text:style-name="T2">Assemble</text:span></text:p>
          <text:p text:style-name="P1"><text:span text:style-name="T2">Random</text:span></text:p>
          <text:p text:style-name="P1"><text:span text:style-name="T2">Con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651cm" svg:x="9.128cm" svg:y="7.731cm">
          <text:p text:style-name="P1"><text:span text:style-name="T2">Assemble</text:span></text:p>
          <text:p text:style-name="P1"><text:span text:style-name="T2">Random</text:span></text:p>
          <text:p text:style-name="P1"><text:span text:style-name="T2">Orient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651cm" svg:x="9.128cm" svg:y="12.938cm">
          <text:p text:style-name="P1"><text:span text:style-name="T2">Assemble</text:span></text:p>
          <text:p text:style-name="P1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651cm" svg:x="9.128cm" svg:y="18.399cm">
          <text:p text:style-name="P1"><text:span text:style-name="T2">Assemble</text:span></text:p>
          <text:p text:style-name="P1"><text:span text:style-name="T2">False Logic</text:span></text:p>
          <draw:enhanced-geometry svg:viewBox="0 0 21600 21600" draw:type="rectangle" draw:enhanced-path="M 0 0 L 21600 0 21600 21600 0 21600 0 0 Z N"/>
        </draw:custom-shape>
      </draw:page>
      <draw:page draw:name="page35" draw:style-name="dp1" draw:master-page-name="Default">
        <draw:custom-shape draw:style-name="gr1" draw:text-style-name="P1" xml:id="id219" draw:id="id219" draw:layer="layout" svg:width="3.81cm" svg:height="1.651cm" svg:x="9.255cm" svg:y="2.397cm">
          <text:p text:style-name="P1">Theoretical</text:p>
          <draw:enhanced-geometry svg:viewBox="0 0 21600 21600" draw:type="rectangle" draw:enhanced-path="M 0 0 L 21600 0 21600 21600 0 21600 0 0 Z N"/>
        </draw:custom-shape>
        <draw:custom-shape draw:style-name="gr1" draw:text-style-name="P1" xml:id="id220" draw:id="id220" draw:layer="layout" svg:width="3.81cm" svg:height="1.651cm" svg:x="9.255cm" svg:y="5.953cm">
          <text:p text:style-name="P1"><text:span text:style-name="T2">Analyze Questio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16cm" svg:y1="4.048cm" svg:x2="11.16cm" svg:y2="5.953cm" draw:start-shape="id219" draw:start-glue-point="2" draw:end-shape="id220" draw:end-glue-point="0" svg:d="M11160 4048v1905">
          <text:p/>
        </draw:connector>
        <draw:custom-shape draw:style-name="gr1" draw:text-style-name="P1" xml:id="id221" draw:id="id221" draw:layer="layout" svg:width="3.81cm" svg:height="1.651cm" svg:x="2.651cm" svg:y="9.255cm">
          <text:p text:style-name="P1"><text:span text:style-name="T2">Pose Predictio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16cm" svg:y1="7.604cm" svg:x2="4.556cm" svg:y2="9.255cm" draw:start-shape="id220" draw:start-glue-point="2" draw:end-shape="id221" svg:d="M11160 7604c0 1237-6604 412-6604 1651">
          <text:p/>
        </draw:connector>
        <draw:custom-shape draw:style-name="gr1" draw:text-style-name="P1" xml:id="id222" draw:id="id222" draw:layer="layout" svg:width="3.81cm" svg:height="1.651cm" svg:x="2.651cm" svg:y="12.811cm">
          <text:p text:style-name="P1"><text:span text:style-name="T2">Send to</text:span></text:p>
          <text:p text:style-name="P1"><text:span text:style-name="T2">Logic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4.556cm" svg:y1="10.906cm" svg:x2="4.556cm" svg:y2="12.811cm" draw:start-shape="id221" draw:start-glue-point="2" draw:end-shape="id222" draw:end-glue-point="0" svg:d="M4556 10906v1905">
          <text:p/>
        </draw:connector>
        <draw:custom-shape draw:style-name="gr1" draw:text-style-name="P1" xml:id="id223" draw:id="id223" draw:layer="layout" svg:width="3.81cm" svg:height="1.651cm" svg:x="2.651cm" svg:y="16.621cm">
          <text:p text:style-name="P1"><text:span text:style-name="T2">Send to</text:span></text:p>
          <text:p text:style-name="P1"><text:span text:style-name="T2">Intuition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4.556cm" svg:y1="14.462cm" svg:x2="4.556cm" svg:y2="16.621cm" draw:start-shape="id222" draw:start-glue-point="2" draw:end-shape="id223" draw:end-glue-point="0" svg:d="M4556 14462v2159">
          <text:p text:style-name="P1">Fail</text:p>
        </draw:connector>
        <draw:custom-shape draw:style-name="gr1" draw:text-style-name="P1" xml:id="id224" draw:id="id224" draw:layer="layout" svg:width="3.81cm" svg:height="1.651cm" svg:x="2.651cm" svg:y="20.304cm">
          <text:p text:style-name="P1"><text:span text:style-name="T2">Send to</text:span></text:p>
          <text:p text:style-name="P1"><text:span text:style-name="T2">Creativity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4.556cm" svg:y1="18.272cm" svg:x2="4.556cm" svg:y2="20.304cm" draw:start-shape="id223" draw:start-glue-point="2" draw:end-shape="id224" draw:end-glue-point="0" svg:d="M4556 18272v2032">
          <text:p text:style-name="P1">Fail</text:p>
        </draw:connector>
        <draw:custom-shape draw:style-name="gr1" draw:text-style-name="P1" xml:id="id225" draw:id="id225" draw:layer="layout" svg:width="3.81cm" svg:height="1.651cm" svg:x="8.62cm" svg:y="9.255cm">
          <text:p text:style-name="P1"><text:span text:style-name="T2">Assemble</text:span></text:p>
          <text:p text:style-name="P1"><text:span text:style-name="T2">Testing</text:span></text:p>
          <text:p text:style-name="P1"><text:span text:style-name="T2">Procedur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6.461cm" svg:y1="13.636cm" svg:x2="8.62cm" svg:y2="10.08cm" draw:start-shape="id222" draw:start-glue-point="1" draw:end-shape="id225" draw:end-glue-point="3" svg:d="M6461 13636c1620 0 541-3556 2159-3556">
          <text:p/>
        </draw:connector>
        <draw:connector draw:style-name="gr3" draw:text-style-name="P1" draw:layer="layout" draw:type="curve" svg:x1="6.461cm" svg:y1="17.446cm" svg:x2="8.62cm" svg:y2="10.08cm" draw:start-shape="id223" draw:start-glue-point="1" draw:end-shape="id225" svg:d="M6461 17446c1620 0 541-7366 2159-7366">
          <text:p/>
        </draw:connector>
        <draw:connector draw:style-name="gr3" draw:text-style-name="P1" draw:layer="layout" draw:type="curve" svg:x1="6.461cm" svg:y1="21.129cm" svg:x2="8.62cm" svg:y2="10.08cm" draw:start-shape="id224" draw:start-glue-point="1" draw:end-shape="id225" draw:end-glue-point="3" svg:d="M6461 21129c1620 0 541-11049 2159-11049">
          <text:p/>
        </draw:connector>
        <draw:custom-shape draw:style-name="gr1" draw:text-style-name="P1" xml:id="id226" draw:id="id226" draw:layer="layout" svg:width="3.81cm" svg:height="1.651cm" svg:x="15.605cm" svg:y="9.255cm">
          <text:p text:style-name="P1"><text:span text:style-name="T2">Ask for</text:span></text:p>
          <text:p text:style-name="P1"><text:span text:style-name="T2">help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12.43cm" svg:y1="10.08cm" svg:x2="15.605cm" svg:y2="10.08cm" draw:start-shape="id225" draw:start-glue-point="1" draw:end-shape="id226" svg:d="M12430 10080h3175">
          <text:p text:style-name="P1">Fail</text:p>
        </draw:connector>
        <draw:custom-shape draw:style-name="gr1" draw:text-style-name="P1" xml:id="id227" draw:id="id227" draw:layer="layout" svg:width="3.81cm" svg:height="1.651cm" svg:x="8.62cm" svg:y="12.557cm">
          <text:p text:style-name="P1"><text:span text:style-name="T2">Perform</text:span></text:p>
          <text:p text:style-name="P1"><text:span text:style-name="T2">Tes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525cm" svg:y1="10.906cm" svg:x2="10.525cm" svg:y2="12.557cm" draw:start-shape="id225" draw:start-glue-point="2" draw:end-shape="id227" svg:d="M10525 10906v1651">
          <text:p/>
        </draw:connector>
        <draw:custom-shape draw:style-name="gr1" draw:text-style-name="P1" xml:id="id228" draw:id="id228" draw:layer="layout" svg:width="3.81cm" svg:height="1.651cm" svg:x="8.62cm" svg:y="16.113cm">
          <text:p text:style-name="P1"><text:span text:style-name="T2">Send</text:span></text:p>
          <text:p text:style-name="P1"><text:span text:style-name="T2">Results</text:span></text:p>
          <text:p text:style-name="P1"><text:span text:style-name="T2">To Logic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525cm" svg:y1="14.208cm" svg:x2="10.525cm" svg:y2="16.113cm" draw:start-shape="id227" draw:start-glue-point="2" draw:end-shape="id228" draw:end-glue-point="0" svg:d="M10525 14208v1905">
          <text:p/>
        </draw:connector>
        <draw:custom-shape draw:style-name="gr1" draw:text-style-name="P1" xml:id="id229" draw:id="id229" draw:layer="layout" svg:width="3.81cm" svg:height="1.651cm" svg:x="8.62cm" svg:y="20.304cm">
          <text:p text:style-name="P1"><text:span text:style-name="T2">Send to</text:span></text:p>
          <text:p text:style-name="P1"><text:span text:style-name="T2">Intuition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10.525cm" svg:y1="17.764cm" svg:x2="10.525cm" svg:y2="20.304cm" draw:start-shape="id228" draw:start-glue-point="2" draw:end-shape="id229" draw:end-glue-point="0" svg:d="M10525 17764v2540">
          <text:p text:style-name="P1">Fail</text:p>
        </draw:connector>
        <draw:custom-shape draw:style-name="gr1" draw:text-style-name="P1" xml:id="id230" draw:id="id230" draw:layer="layout" svg:width="3.81cm" svg:height="1.651cm" svg:x="8.62cm" svg:y="23.987cm">
          <text:p text:style-name="P1"><text:span text:style-name="T2">Ask for Help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10.525cm" svg:y1="21.955cm" svg:x2="10.525cm" svg:y2="23.987cm" draw:start-shape="id229" draw:start-glue-point="2" draw:end-shape="id230" draw:end-glue-point="0" svg:d="M10525 21955v2032">
          <text:p text:style-name="P1">Fail</text:p>
        </draw:connector>
        <draw:custom-shape draw:style-name="gr1" draw:text-style-name="P1" xml:id="id231" draw:id="id231" draw:layer="layout" svg:width="3.81cm" svg:height="1.651cm" svg:x="15.605cm" svg:y="18.272cm">
          <text:p text:style-name="P1"><text:span text:style-name="T2">Send Completion</text:span></text:p>
          <text:p text:style-name="P1"><text:span text:style-name="T2">Packe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7.51cm" svg:y1="10.906cm" svg:x2="12.43cm" svg:y2="13.382cm" draw:start-shape="id226" draw:start-glue-point="2" draw:end-shape="id227" draw:end-glue-point="1" svg:d="M17510 10906c0 1651-1693 2476-5080 2476">
          <text:p/>
        </draw:connector>
        <draw:connector draw:style-name="gr3" draw:text-style-name="P1" draw:layer="layout" draw:type="curve" svg:x1="12.43cm" svg:y1="16.938cm" svg:x2="17.51cm" svg:y2="18.272cm" draw:start-shape="id228" draw:start-glue-point="1" draw:end-shape="id231" draw:end-glue-point="0" svg:d="M12430 16938c3387 0 5080 444 5080 1334">
          <text:p/>
        </draw:connector>
        <draw:connector draw:style-name="gr3" draw:text-style-name="P1" draw:layer="layout" draw:type="curve" svg:x1="12.43cm" svg:y1="21.129cm" svg:x2="15.605cm" svg:y2="19.097cm" draw:start-shape="id229" draw:start-glue-point="1" draw:end-shape="id231" draw:end-glue-point="3" svg:d="M12430 21129c2382 0 795-2032 3175-2032">
          <text:p/>
        </draw:connector>
        <draw:connector draw:style-name="gr3" draw:text-style-name="P1" draw:layer="layout" draw:type="curve" svg:x1="12.43cm" svg:y1="24.812cm" svg:x2="17.51cm" svg:y2="19.923cm" draw:start-shape="id230" draw:start-glue-point="1" draw:end-shape="id231" draw:end-glue-point="2" svg:d="M12430 24812c3387 0 5080-1629 5080-4889">
          <text:p/>
        </draw:connector>
      </draw:page>
      <draw:page draw:name="page36" draw:style-name="dp1" draw:master-page-name="Default">
        <draw:custom-shape draw:style-name="gr1" draw:text-style-name="P1" draw:layer="layout" svg:width="3.81cm" svg:height="1.651cm" svg:x="8.874cm" svg:y="2.524cm">
          <text:p text:style-name="P1"><text:span text:style-name="T2">Pose Predi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651cm" svg:x="8.874cm" svg:y="13.827cm">
          <text:p text:style-name="P1"><text:span text:style-name="T2">Assemble</text:span></text:p>
          <text:p text:style-name="P1"><text:span text:style-name="T2">Testing</text:span></text:p>
          <text:p text:style-name="P1"><text:span text:style-name="T2">Procedure</text:span></text:p>
          <draw:enhanced-geometry svg:viewBox="0 0 21600 21600" draw:type="rectangle" draw:enhanced-path="M 0 0 L 21600 0 21600 21600 0 21600 0 0 Z N"/>
        </draw:custom-shape>
      </draw:page>
      <draw:page draw:name="page37" draw:style-name="dp1" draw:master-page-name="Default">
        <draw:custom-shape draw:style-name="gr1" draw:text-style-name="P1" xml:id="id232" draw:id="id232" draw:layer="layout" svg:width="3.81cm" svg:height="1.651cm" svg:x="9.255cm" svg:y="2.397cm">
          <text:p text:style-name="P1">Misc.</text:p>
          <text:p text:style-name="P1"><text:span text:style-name="T2">(Processing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3" draw:id="id233" draw:layer="layout" svg:width="3.81cm" svg:height="1.651cm" svg:x="4.048cm" svg:y="5.826cm">
          <text:p text:style-name="P1"><text:span text:style-name="T2">Assemble</text:span></text:p>
          <text:p text:style-name="P1"><text:span text:style-name="T2">Identification</text:span></text:p>
          <text:p text:style-name="P1"><text:span text:style-name="T2">Algorithm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4" draw:id="id234" draw:layer="layout" svg:width="3.81cm" svg:height="1.651cm" svg:x="9.128cm" svg:y="5.826cm">
          <text:p text:style-name="P1"><text:span text:style-name="T2">Assemble</text:span></text:p>
          <text:p text:style-name="P1"><text:span text:style-name="T2">Process</text:span></text:p>
          <text:p text:style-name="P1"><text:span text:style-name="T2">Desig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5" draw:id="id235" draw:layer="layout" svg:width="3.81cm" svg:height="1.651cm" svg:x="14.462cm" svg:y="5.826cm">
          <text:p text:style-name="P1"><text:span text:style-name="T2">Assemble</text:span></text:p>
          <text:p text:style-name="P1"><text:span text:style-name="T2">Database</text:span></text:p>
          <text:p text:style-name="P1"><text:span text:style-name="T2">Layou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16cm" svg:y1="4.048cm" svg:x2="5.953cm" svg:y2="5.826cm" draw:start-shape="id232" draw:start-glue-point="2" draw:end-shape="id233" draw:end-glue-point="0" svg:d="M11160 4048c0 1332-5207 443-5207 1778">
          <text:p/>
        </draw:connector>
        <draw:connector draw:style-name="gr3" draw:text-style-name="P1" draw:layer="layout" draw:type="curve" svg:x1="7.858cm" svg:y1="6.651cm" svg:x2="9.128cm" svg:y2="6.651cm" draw:start-shape="id233" draw:start-glue-point="1" draw:end-shape="id234" draw:end-glue-point="3" svg:d="M7858 6651h1270">
          <text:p/>
        </draw:connector>
        <draw:connector draw:style-name="gr3" draw:text-style-name="P1" draw:layer="layout" draw:type="curve" svg:x1="12.938cm" svg:y1="6.651cm" svg:x2="14.462cm" svg:y2="6.651cm" draw:start-shape="id234" draw:start-glue-point="1" draw:end-shape="id235" draw:end-glue-point="3" svg:d="M12938 6651h1524">
          <text:p/>
        </draw:connector>
        <draw:custom-shape draw:style-name="gr1" draw:text-style-name="P1" xml:id="id236" draw:id="id236" draw:layer="layout" svg:width="3.81cm" svg:height="1.651cm" svg:x="3.921cm" svg:y="9.636cm">
          <text:p text:style-name="P1"><text:span text:style-name="T2">Assemble Codi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6.367cm" svg:y1="7.477cm" svg:x2="5.826cm" svg:y2="9.636cm" draw:start-shape="id235" draw:start-glue-point="2" draw:end-shape="id236" draw:end-glue-point="0" svg:d="M16367 7477c0 1618-10541 539-10541 2159">
          <text:p/>
        </draw:connector>
        <draw:custom-shape draw:style-name="gr1" draw:text-style-name="P1" xml:id="id237" draw:id="id237" draw:layer="layout" svg:width="3.81cm" svg:height="1.651cm" svg:x="9.128cm" svg:y="9.636cm">
          <text:p text:style-name="P1"><text:span text:style-name="T2">Add coding to</text:span></text:p>
          <text:p text:style-name="P1"><text:span text:style-name="T2">Include Databas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7.731cm" svg:y1="10.461cm" svg:x2="9.128cm" svg:y2="10.461cm" draw:start-shape="id236" draw:start-glue-point="1" draw:end-shape="id237" draw:end-glue-point="3" svg:d="M7731 10461h1397">
          <text:p/>
        </draw:connector>
        <draw:custom-shape draw:style-name="gr1" draw:text-style-name="P1" xml:id="id238" draw:id="id238" draw:layer="layout" svg:width="3.81cm" svg:height="1.651cm" svg:x="14.462cm" svg:y="9.636cm">
          <text:p text:style-name="P1"><text:span text:style-name="T2">Test Query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2.938cm" svg:y1="10.461cm" svg:x2="14.462cm" svg:y2="10.461cm" draw:start-shape="id237" draw:start-glue-point="1" draw:end-shape="id238" draw:end-glue-point="3" svg:d="M12938 10461h1524">
          <text:p/>
        </draw:connector>
        <draw:custom-shape draw:style-name="gr1" draw:text-style-name="P1" xml:id="id239" draw:id="id239" draw:layer="layout" svg:width="3.81cm" svg:height="1.651cm" svg:x="9.001cm" svg:y="13.827cm">
          <text:p text:style-name="P1"><text:span text:style-name="T2">Finaliz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6.367cm" svg:y1="11.287cm" svg:x2="10.906cm" svg:y2="13.827cm" draw:start-shape="id238" draw:start-glue-point="2" draw:end-shape="id239" draw:end-glue-point="0" svg:d="M16367 11287c0 1903-5461 634-5461 2540">
          <text:p/>
        </draw:connector>
        <draw:connector draw:style-name="gr3" draw:text-style-name="P1" draw:layer="layout" draw:type="curve" svg:x1="16.367cm" svg:y1="9.636cm" svg:x2="5.953cm" svg:y2="7.477cm" draw:start-shape="id238" draw:start-glue-point="0" draw:end-shape="id233" draw:end-glue-point="2" svg:d="M16367 9636c0-1620-10414-541-10414-2159">
          <text:p/>
        </draw:connector>
        <draw:frame draw:style-name="gr7" draw:layer="layout" svg:width="1.524cm" svg:height="0.962cm" svg:x="16.113cm" svg:y="8.674cm">
          <draw:text-box>
            <text:p>Fail</text:p>
          </draw:text-box>
        </draw:frame>
        <draw:custom-shape draw:style-name="gr1" draw:text-style-name="P1" xml:id="id240" draw:id="id240" draw:layer="layout" svg:width="3.81cm" svg:height="1.651cm" svg:x="14.462cm" svg:y="13.827cm">
          <text:p text:style-name="P1"><text:span text:style-name="T2">Ask for Help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18.272cm" svg:y1="10.461cm" svg:x2="16.367cm" svg:y2="13.827cm" draw:start-shape="id238" draw:start-glue-point="1" draw:end-shape="id240" draw:end-glue-point="0" svg:d="M18272 10461c751 0 626 1048-38 1413s-1867 47-1867 1953">
          <text:p text:style-name="P1">3x Fail</text:p>
        </draw:connector>
        <draw:custom-shape draw:style-name="gr1" draw:text-style-name="P1" xml:id="id241" draw:id="id241" draw:layer="layout" svg:width="3.81cm" svg:height="1.651cm" svg:x="9.001cm" svg:y="17.891cm">
          <text:p text:style-name="P1"><text:span text:style-name="T2">Proces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906cm" svg:y1="15.478cm" svg:x2="10.906cm" svg:y2="17.891cm" draw:start-shape="id239" draw:start-glue-point="2" draw:end-shape="id241" draw:end-glue-point="0" svg:d="M10906 15478v2413">
          <text:p/>
        </draw:connector>
      </draw:page>
      <draw:page draw:name="page38" draw:style-name="dp1" draw:master-page-name="Default">
        <draw:custom-shape draw:style-name="gr1" draw:text-style-name="P1" draw:layer="layout" svg:width="3.81cm" svg:height="1.651cm" svg:x="9.128cm" svg:y="1.635cm">
          <text:p text:style-name="P1"><text:span text:style-name="T2">Assemble</text:span></text:p>
          <text:p text:style-name="P1"><text:span text:style-name="T2">Identification</text:span></text:p>
          <text:p text:style-name="P1"><text:span text:style-name="T2">Algorithm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651cm" svg:x="9.128cm" svg:y="5.445cm">
          <text:p text:style-name="P1"><text:span text:style-name="T2">Assemble</text:span></text:p>
          <text:p text:style-name="P1"><text:span text:style-name="T2">Process</text:span></text:p>
          <text:p text:style-name="P1"><text:span text:style-name="T2">Desig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651cm" svg:x="9.128cm" svg:y="9.128cm">
          <text:p text:style-name="P1"><text:span text:style-name="T2">Assemble</text:span></text:p>
          <text:p text:style-name="P1"><text:span text:style-name="T2">Database</text:span></text:p>
          <text:p text:style-name="P1"><text:span text:style-name="T2">Layou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651cm" svg:x="9.128cm" svg:y="13.319cm">
          <text:p text:style-name="P1"><text:span text:style-name="T2">Assemble Codin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651cm" svg:x="9.128cm" svg:y="16.875cm">
          <text:p text:style-name="P1"><text:span text:style-name="T2">Test 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651cm" svg:x="9.128cm" svg:y="20.939cm">
          <text:p text:style-name="P1"><text:span text:style-name="T2">Finaliz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18T13:24:48.397930119</meta:creation-date>
    <dc:date>2016-12-25T21:04:16.28</dc:date>
    <meta:editing-duration>P4DT10H9M25S</meta:editing-duration>
    <meta:editing-cycles>9</meta:editing-cycles>
    <meta:generator>OpenOffice/4.1.2$Win32 OpenOffice.org_project/412m3$Build-9782</meta:generator>
    <meta:print-date>2014-09-19T17:49:41.196332424</meta:print-date>
    <dc:creator>Matthew Begnoche</dc:creator>
    <meta:document-statistic meta:object-count="499"/>
  </office:meta>
</office:document-meta>
</file>

<file path=Object 1/content.xml><?xml version="1.0" encoding="utf-8"?>
<math xmlns="http://www.w3.org/1998/Math/MathML" display="block">
  <semantics>
    <mrow>
      <mtable>
        <mtr>
          <mtd>
            <mi>∪</mi>
          </mtd>
        </mtr>
        <mtr>
          <mtd>
            <mrow>
              <mrow>
                <mi>h</mi>
                <mo stretchy="false">∈</mo>
                <mi>H</mi>
              </mrow>
              <mi>'</mi>
            </mrow>
          </mtd>
        </mtr>
      </mtable>
      <mi>e</mi>
      <mrow>
        <mo fence="true" stretchy="false">(</mo>
        <mrow>
          <mi>h</mi>
        </mrow>
        <mo fence="true" stretchy="false">)</mo>
      </mrow>
    </mrow>
    <annotation encoding="StarMath 5.0">  binom{∪}{h in H'} e ( {h} ) 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y</mi>
              <mo stretchy="false">∣</mo>
              <mi>x</mi>
            </mrow>
          </mrow>
          <mo fence="true" stretchy="false">)</mo>
        </mrow>
        <mo stretchy="false">=</mo>
        <mfrac>
          <mrow>
            <mi>a</mi>
            <mrow>
              <mo fence="true" stretchy="false">(</mo>
              <mrow>
                <mi>y</mi>
              </mrow>
              <mo fence="true" stretchy="false">)</mo>
            </mrow>
            <mi>p</mi>
            <mrow>
              <mo fence="true" stretchy="false">(</mo>
              <mrow>
                <mrow>
                  <mi>x</mi>
                  <mo stretchy="false">∣</mo>
                  <mi>y</mi>
                </mrow>
              </mrow>
              <mo fence="true" stretchy="false">)</mo>
            </mrow>
          </mrow>
          <mrow>
            <mi>a</mi>
            <mrow>
              <mo fence="true" stretchy="false">(</mo>
              <mrow>
                <mi>y</mi>
              </mrow>
              <mo fence="true" stretchy="false">)</mo>
            </mrow>
            <mi>p</mi>
            <mrow>
              <mrow>
                <mo fence="true" stretchy="false">(</mo>
                <mrow>
                  <mrow>
                    <mi>x</mi>
                    <mo stretchy="false">∣</mo>
                    <mi>y</mi>
                  </mrow>
                </mrow>
                <mo fence="true" stretchy="false">)</mo>
              </mrow>
              <mo stretchy="false">+</mo>
              <mi>a</mi>
            </mrow>
            <mrow>
              <mo fence="true" stretchy="false">(</mo>
              <mrow>
                <mover accent="true">
                  <mi>y</mi>
                  <mo stretchy="false">¯</mo>
                </mover>
              </mrow>
              <mo fence="true" stretchy="false">)</mo>
            </mrow>
            <mi>p</mi>
            <mrow>
              <mo fence="true" stretchy="false">(</mo>
              <mrow>
                <mrow>
                  <mi>x</mi>
                  <mo stretchy="false">∣</mo>
                  <mover accent="true">
                    <mi>y</mi>
                    <mo stretchy="false">¯</mo>
                  </mover>
                </mrow>
              </mrow>
              <mo fence="true" stretchy="false">)</mo>
            </mrow>
          </mrow>
        </mfrac>
      </mrow>
    </mrow>
    <annotation encoding="StarMath 5.0">p( y divides x ) = { a(y)p(x divides y) } over { a(y)p(x divides y)+a(bar y)p(x divides bar y) }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y</mi>
              <mo stretchy="false">∣</mo>
              <mover accent="true">
                <mi>x</mi>
                <mo stretchy="false">¯</mo>
              </mover>
            </mrow>
          </mrow>
          <mo fence="true" stretchy="false">)</mo>
        </mrow>
        <mo stretchy="false">=</mo>
        <mfrac>
          <mrow>
            <mi>a</mi>
            <mrow>
              <mo fence="true" stretchy="false">(</mo>
              <mrow>
                <mi>y</mi>
              </mrow>
              <mo fence="true" stretchy="false">)</mo>
            </mrow>
            <mi>p</mi>
            <mrow>
              <mo fence="true" stretchy="false">(</mo>
              <mrow>
                <mrow>
                  <mover accent="true">
                    <mi>x</mi>
                    <mo stretchy="false">¯</mo>
                  </mover>
                  <mo stretchy="false">∣</mo>
                  <mi>y</mi>
                </mrow>
              </mrow>
              <mo fence="true" stretchy="false">)</mo>
            </mrow>
          </mrow>
          <mrow>
            <mi>a</mi>
            <mrow>
              <mo fence="true" stretchy="false">(</mo>
              <mrow>
                <mi>y</mi>
              </mrow>
              <mo fence="true" stretchy="false">)</mo>
            </mrow>
            <mi>p</mi>
            <mrow>
              <mrow>
                <mo fence="true" stretchy="false">(</mo>
                <mrow>
                  <mrow>
                    <mover accent="true">
                      <mi>x</mi>
                      <mo stretchy="false">¯</mo>
                    </mover>
                    <mo stretchy="false">∣</mo>
                    <mi>y</mi>
                  </mrow>
                </mrow>
                <mo fence="true" stretchy="false">)</mo>
              </mrow>
              <mo stretchy="false">+</mo>
              <mi>a</mi>
            </mrow>
            <mrow>
              <mo fence="true" stretchy="false">(</mo>
              <mrow>
                <mover accent="true">
                  <mi>y</mi>
                  <mo stretchy="false">¯</mo>
                </mover>
              </mrow>
              <mo fence="true" stretchy="false">)</mo>
            </mrow>
            <mi>p</mi>
            <mrow>
              <mo fence="true" stretchy="false">(</mo>
              <mrow>
                <mrow>
                  <mover accent="true">
                    <mi>x</mi>
                    <mo stretchy="false">¯</mo>
                  </mover>
                  <mo stretchy="false">∣</mo>
                  <mover accent="true">
                    <mi>y</mi>
                    <mo stretchy="false">¯</mo>
                  </mover>
                </mrow>
              </mrow>
              <mo fence="true" stretchy="false">)</mo>
            </mrow>
          </mrow>
        </mfrac>
      </mrow>
    </mrow>
    <annotation encoding="StarMath 5.0">p( y divides bar x ) = { a(y)p(bar x divides y )} over { a(y)p(bar x divides y)+a(bar y)p(bar x divides bar y)}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y</mi>
              <mover accent="true">
                <mi>║</mi>
                <mo stretchy="false">¯</mo>
              </mover>
              <mi>x</mi>
            </mrow>
          </mrow>
          <mo fence="true" stretchy="false">)</mo>
        </mrow>
        <mo stretchy="false">=</mo>
        <mi>p</mi>
      </mrow>
      <mrow>
        <mo fence="true" stretchy="false">(</mo>
        <mrow>
          <mi>x</mi>
        </mrow>
        <mo fence="true" stretchy="false">)</mo>
      </mrow>
      <mrow>
        <mrow>
          <mo fence="true" stretchy="false">(</mo>
          <mrow>
            <mfrac>
              <mrow>
                <mi>a</mi>
                <mrow>
                  <mo fence="true" stretchy="false">(</mo>
                  <mrow>
                    <mi>y</mi>
                  </mrow>
                  <mo fence="true" stretchy="false">)</mo>
                </mrow>
                <mi>p</mi>
                <mrow>
                  <mo fence="true" stretchy="false">(</mo>
                  <mrow>
                    <mrow>
                      <mi>x</mi>
                      <mo stretchy="false">∣</mo>
                      <mi>y</mi>
                    </mrow>
                  </mrow>
                  <mo fence="true" stretchy="false">)</mo>
                </mrow>
              </mrow>
              <mrow>
                <mi>a</mi>
                <mrow>
                  <mo fence="true" stretchy="false">(</mo>
                  <mrow>
                    <mi>y</mi>
                  </mrow>
                  <mo fence="true" stretchy="false">)</mo>
                </mrow>
                <mi>p</mi>
                <mrow>
                  <mrow>
                    <mo fence="true" stretchy="false">(</mo>
                    <mrow>
                      <mrow>
                        <mi>x</mi>
                        <mo stretchy="false">∣</mo>
                        <mi>y</mi>
                      </mrow>
                    </mrow>
                    <mo fence="true" stretchy="false">)</mo>
                  </mrow>
                  <mo stretchy="false">+</mo>
                  <mi>a</mi>
                </mrow>
                <mrow>
                  <mo fence="true" stretchy="false">(</mo>
                  <mrow>
                    <mover accent="true">
                      <mi>y</mi>
                      <mo stretchy="false">¯</mo>
                    </mover>
                  </mrow>
                  <mo fence="true" stretchy="false">)</mo>
                </mrow>
                <mi>p</mi>
                <mrow>
                  <mo fence="true" stretchy="false">(</mo>
                  <mrow>
                    <mrow>
                      <mi>x</mi>
                      <mo stretchy="false">∣</mo>
                      <mover accent="true">
                        <mi>y</mi>
                        <mo stretchy="false">¯</mo>
                      </mover>
                    </mrow>
                  </mrow>
                  <mo fence="true" stretchy="false">)</mo>
                </mrow>
              </mrow>
            </mfrac>
          </mrow>
          <mo fence="true" stretchy="false">)</mo>
        </mrow>
        <mo stretchy="false">+</mo>
        <mi>p</mi>
      </mrow>
      <mrow>
        <mo fence="true" stretchy="false">(</mo>
        <mrow>
          <mover accent="true">
            <mi>x</mi>
            <mo stretchy="false">¯</mo>
          </mover>
        </mrow>
        <mo fence="true" stretchy="false">)</mo>
      </mrow>
      <mrow>
        <mo fence="true" stretchy="false">(</mo>
        <mrow>
          <mfrac>
            <mrow>
              <mi>a</mi>
              <mrow>
                <mo fence="true" stretchy="false">(</mo>
                <mrow>
                  <mi>y</mi>
                </mrow>
                <mo fence="true" stretchy="false">)</mo>
              </mrow>
              <mi>p</mi>
              <mrow>
                <mo fence="true" stretchy="false">(</mo>
                <mrow>
                  <mrow>
                    <mover accent="true">
                      <mi>x</mi>
                      <mo stretchy="false">¯</mo>
                    </mover>
                    <mo stretchy="false">∣</mo>
                    <mi>y</mi>
                  </mrow>
                </mrow>
                <mo fence="true" stretchy="false">)</mo>
              </mrow>
            </mrow>
            <mrow>
              <mi>a</mi>
              <mrow>
                <mo fence="true" stretchy="false">(</mo>
                <mrow>
                  <mi>y</mi>
                </mrow>
                <mo fence="true" stretchy="false">)</mo>
              </mrow>
              <mi>p</mi>
              <mrow>
                <mrow>
                  <mo fence="true" stretchy="false">(</mo>
                  <mrow>
                    <mrow>
                      <mover accent="true">
                        <mi>x</mi>
                        <mo stretchy="false">¯</mo>
                      </mover>
                      <mo stretchy="false">∣</mo>
                      <mi>y</mi>
                    </mrow>
                  </mrow>
                  <mo fence="true" stretchy="false">)</mo>
                </mrow>
                <mo stretchy="false">+</mo>
                <mi>a</mi>
              </mrow>
              <mrow>
                <mo fence="true" stretchy="false">(</mo>
                <mrow>
                  <mover accent="true">
                    <mi>y</mi>
                    <mo stretchy="false">¯</mo>
                  </mover>
                </mrow>
                <mo fence="true" stretchy="false">)</mo>
              </mrow>
              <mi>p</mi>
              <mrow>
                <mo fence="true" stretchy="false">(</mo>
                <mrow>
                  <mrow>
                    <mover accent="true">
                      <mi>x</mi>
                      <mo stretchy="false">¯</mo>
                    </mover>
                    <mo stretchy="false">∣</mo>
                    <mover accent="true">
                      <mi>y</mi>
                      <mo stretchy="false">¯</mo>
                    </mover>
                  </mrow>
                </mrow>
                <mo fence="true" stretchy="false">)</mo>
              </mrow>
            </mrow>
          </mfrac>
        </mrow>
        <mo fence="true" stretchy="false">)</mo>
      </mrow>
    </mrow>
    <annotation encoding="StarMath 5.0">p( y bar ║ x  )=p( x )( {a(y)p(x divides y)} over {a(y)p(x divides y)+a(bar y)p(x divides bar y)} )+p( bar x )( {a(y)p(bar x divides y)} over {a(y)p(bar x divides y)+a(bar y)p(bar x divides bar y)} )</annotation>
  </semantics>
</math>
</file>

<file path=Object 14/content.xml><?xml version="1.0" encoding="utf-8"?>
<math xmlns="http://www.w3.org/1998/Math/MathML" display="block">
  <semantics>
    <mrow>
      <msub>
        <mi>x</mi>
        <mi>i</mi>
      </msub>
      <mo stretchy="false">⊆</mo>
      <mi>X</mi>
    </mrow>
    <annotation encoding="StarMath 5.0">x _ i subseteq X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row>
      <msub>
        <mi>y</mi>
        <mi>j</mi>
      </msub>
      <mo stretchy="false">⊆</mo>
      <mi>Y</mi>
    </mrow>
    <annotation encoding="StarMath 5.0">y _ j subseteq Y</annotation>
  </semantics>
</math>
</file>

<file path=Object 17/content.xml><?xml version="1.0" encoding="utf-8"?>
<math xmlns="http://www.w3.org/1998/Math/MathML" display="block">
  <semantics>
    <mrow>
      <mover accent="true">
        <mi>b</mi>
        <mo stretchy="false">⃗</mo>
      </mover>
      <mtext>- vector of belief masses over proportions X</mtext>
    </mrow>
    <annotation encoding="StarMath 5.0">vec b "- vector of belief masses over proportions X" </annotation>
  </semantics>
</math>
</file>

<file path=Object 18/content.xml><?xml version="1.0" encoding="utf-8"?>
<math xmlns="http://www.w3.org/1998/Math/MathML" display="block">
  <semantics>
    <mrow>
      <mi>u</mi>
      <mtext>- uncertainty mass</mtext>
    </mrow>
    <annotation encoding="StarMath 5.0">u "- uncertainty mass"</annotation>
  </semantics>
</math>
</file>

<file path=Object 19/content.xml><?xml version="1.0" encoding="utf-8"?>
<math xmlns="http://www.w3.org/1998/Math/MathML" display="block">
  <semantics>
    <mrow>
      <mover accent="true">
        <mi>a</mi>
        <mo stretchy="false">⃗</mo>
      </mover>
      <mtext> - vector of base rate values over properties X</mtext>
    </mrow>
    <annotation encoding="StarMath 5.0">vec a " - vector of base rate values over properties X"</annotation>
  </semantics>
</math>
</file>

<file path=Object 2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∣</mo>
            <mi>y</mi>
          </mrow>
        </mrow>
        <mo fence="true" stretchy="false">)</mo>
      </mrow>
      <mtext>- probability of x and y</mtext>
    </mrow>
    <annotation encoding="StarMath 5.0">p( x divides y ) "- probability of x and y"</annotation>
  </semantics>
</math>
</file>

<file path=Object 20/content.xml><?xml version="1.0" encoding="utf-8"?>
<math xmlns="http://www.w3.org/1998/Math/MathML" display="block">
  <semantics>
    <mrow>
      <mrow>
        <msub>
          <mi>w</mi>
          <mi>x</mi>
        </msub>
        <mo stretchy="false">=</mo>
        <mrow>
          <mo fence="true" stretchy="false">(</mo>
          <mrow>
            <mrow>
              <mover accent="true">
                <mi>b</mi>
                <mo stretchy="false">⃗</mo>
              </mover>
              <mi>,</mi>
              <mi>u</mi>
              <mi>,</mi>
              <mover accent="true">
                <mi>a</mi>
                <mo stretchy="false">⃗</mo>
              </mover>
            </mrow>
          </mrow>
          <mo fence="true" stretchy="false">)</mo>
        </mrow>
      </mrow>
      <mtext> - multinomial opinion</mtext>
    </mrow>
    <annotation encoding="StarMath 5.0">w _x = ( vec b, u, vec a ) " - multinomial opinion"</annotation>
  </semantics>
</math>
</file>

<file path=Object 21/content.xml><?xml version="1.0" encoding="utf-8"?>
<math xmlns="http://www.w3.org/1998/Math/MathML" display="block">
  <semantics>
    <mrow>
      <mrow>
        <mtext>satisfies</mtext>
        <mo stretchy="false">→</mo>
        <mrow>
          <mi>u</mi>
          <mo stretchy="false">+</mo>
          <mrow>
            <mo stretchy="false">∑</mo>
            <mover accent="true">
              <mi>b</mi>
              <mo stretchy="false">⃗</mo>
            </mover>
          </mrow>
        </mrow>
      </mrow>
      <mrow>
        <mo fence="true" stretchy="false">(</mo>
        <mrow>
          <msub>
            <mi>x</mi>
            <mi>i</mi>
          </msub>
        </mrow>
        <mo fence="true" stretchy="false">)</mo>
      </mrow>
      <mtext> and </mtext>
      <mrow>
        <mo stretchy="false">∑</mo>
        <mover accent="true">
          <mi>a</mi>
          <mo stretchy="false">⃗</mo>
        </mover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n>1</mn>
      </mrow>
      <mtext> and </mtext>
      <mover accent="true">
        <mi>b</mi>
        <mo stretchy="false">⃗</mo>
      </mover>
      <mrow>
        <mo fence="true" stretchy="false">(</mo>
        <mrow>
          <msub>
            <mi>x</mi>
            <mi>i</mi>
          </msub>
        </mrow>
        <mo fence="true" stretchy="false">)</mo>
      </mrow>
      <mi>,</mi>
      <mover accent="true">
        <mi>a</mi>
        <mo stretchy="false">⃗</mo>
      </mover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"satisfies" toward u+ sum vec b( x _i ) " and " sum vec a( x _i ) = 1 " and " vec b( x _i ),vec a( x _i ) in [ 0,1 ]</annotation>
  </semantics>
</math>
</file>

<file path=Object 22/content.xml><?xml version="1.0" encoding="utf-8"?>
<math xmlns="http://www.w3.org/1998/Math/MathML" display="block">
  <semantics>
    <mrow>
      <mrow>
        <msub>
          <mi>w</mi>
          <mrow>
            <mi>y</mi>
            <mover accent="true">
              <mi>║</mi>
              <mo stretchy="false">¯</mo>
            </mover>
            <mi>x</mi>
          </mrow>
        </msub>
        <mo stretchy="false">=</mo>
        <msub>
          <mi>w</mi>
          <mi>x</mi>
        </msub>
      </mrow>
      <mover accent="true">
        <mi>⊚</mi>
        <mo stretchy="false">¯</mo>
      </mover>
      <mrow>
        <mo fence="true" stretchy="false">(</mo>
        <mrow>
          <mrow>
            <msub>
              <mi>w</mi>
              <mrow>
                <mi>Y</mi>
                <mo stretchy="false">∣</mo>
                <mi>X</mi>
              </mrow>
            </msub>
            <mi>,</mi>
            <msub>
              <mi>w</mi>
              <mrow>
                <mi>X</mi>
                <mo stretchy="false">∣</mo>
                <mover accent="true">
                  <mi>Y</mi>
                  <mo stretchy="false">¯</mo>
                </mover>
              </mrow>
            </msub>
            <mi>,</mi>
            <msub>
              <mi>a</mi>
              <mi>Y</mi>
            </msub>
          </mrow>
        </mrow>
        <mo fence="true" stretchy="false">)</mo>
      </mrow>
    </mrow>
    <annotation encoding="StarMath 5.0">w _{ y bar ║ x } = w _x bar ⊚( w _{Y divides X}, w _{X divides bar Y}, a _Y )</annotation>
  </semantics>
</math>
</file>

<file path=Object 23/content.xml><?xml version="1.0" encoding="utf-8"?>
<math xmlns="http://www.w3.org/1998/Math/MathML" display="block">
  <semantics>
    <mrow>
      <mover accent="true">
        <mi>⊚</mi>
        <mo stretchy="false">¯</mo>
      </mover>
      <mtext> - operator for conditional abduction</mtext>
    </mrow>
    <annotation encoding="StarMath 5.0">bar ⊚ " - operator for conditional abduction"</annotation>
  </semantics>
</math>
</file>

<file path=Object 3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∣</mo>
            <mover accent="true">
              <mi>y</mi>
              <mo stretchy="false">¯</mo>
            </mover>
          </mrow>
        </mrow>
        <mo fence="true" stretchy="false">)</mo>
      </mrow>
      <mtext>- probability of x and not y</mtext>
    </mrow>
    <annotation encoding="StarMath 5.0">p( x divides bar y ) "- probability of x and not y"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y</mi>
              <mo stretchy="false">∥</mo>
              <mi>x</mi>
            </mrow>
          </mrow>
          <mo fence="true" stretchy="false">)</mo>
        </mrow>
        <mo stretchy="false">=</mo>
        <mi>p</mi>
      </mrow>
      <mrow>
        <mo fence="true" stretchy="false">(</mo>
        <mrow>
          <mi>x</mi>
        </mrow>
        <mo fence="true" stretchy="false">)</mo>
      </mrow>
      <mi>p</mi>
      <mrow>
        <mrow>
          <mo fence="true" stretchy="false">(</mo>
          <mrow>
            <mrow>
              <mi>y</mi>
              <mo stretchy="false">∣</mo>
              <mi>x</mi>
            </mrow>
          </mrow>
          <mo fence="true" stretchy="false">)</mo>
        </mrow>
        <mo stretchy="false">+</mo>
        <mi>p</mi>
      </mrow>
      <mrow>
        <mo fence="true" stretchy="false">(</mo>
        <mrow>
          <mover accent="true">
            <mi>x</mi>
            <mo stretchy="false">¯</mo>
          </mover>
        </mrow>
        <mo fence="true" stretchy="false">)</mo>
      </mrow>
      <mi>p</mi>
      <mrow>
        <mo fence="true" stretchy="false">(</mo>
        <mrow>
          <mrow>
            <mi>y</mi>
            <mo stretchy="false">∣</mo>
            <mover accent="true">
              <mi>x</mi>
              <mo stretchy="false">¯</mo>
            </mover>
          </mrow>
        </mrow>
        <mo fence="true" stretchy="false">)</mo>
      </mrow>
    </mrow>
    <annotation encoding="StarMath 5.0">p( y parallel x ) = p( x )p( y divides x )+p( bar x )p( y divides bar x )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∣</mo>
              <mi>y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x</mi>
                  <mi>∧</mi>
                  <mi>y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y</mi>
              </mrow>
              <mo fence="true" stretchy="false">)</mo>
            </mrow>
          </mrow>
        </mfrac>
      </mrow>
    </mrow>
    <annotation encoding="StarMath 5.0">p( x divides y )= {p( x ∧ y )} over {p(y)} 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y</mi>
              <mo stretchy="false">∣</mo>
              <mi>x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x</mi>
                  <mi>∧</mi>
                  <mi>y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</mfrac>
      </mrow>
    </mrow>
    <annotation encoding="StarMath 5.0">p( y divides x )={ p(x ∧ y) } over { p(x) }</annotation>
  </semantics>
</math>
</file>

<file path=Object 7/content.xml><?xml version="1.0" encoding="utf-8"?>
<math xmlns="http://www.w3.org/1998/Math/MathML" display="block">
  <semantics>
    <mrow>
      <mo stretchy="false">⇒</mo>
      <mi>p</mi>
      <mrow>
        <mrow>
          <mo fence="true" stretchy="false">(</mo>
          <mrow>
            <mrow>
              <mi>y</mi>
              <mo stretchy="false">∣</mo>
              <mi>x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i>y</mi>
              </mrow>
              <mo fence="true" stretchy="false">)</mo>
            </mrow>
            <mi>p</mi>
            <mrow>
              <mo fence="true" stretchy="false">(</mo>
              <mrow>
                <mrow>
                  <mi>x</mi>
                  <mo stretchy="false">∣</mo>
                  <mi>y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</mfrac>
      </mrow>
    </mrow>
    <annotation encoding="StarMath 5.0">drarrow p( y divides x )= { p(y)p(x divides y) } over { p(x) }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i>a</mi>
      <mrow>
        <mo fence="true" stretchy="false">(</mo>
        <mrow>
          <mi>y</mi>
        </mrow>
        <mo fence="true" stretchy="false">)</mo>
      </mrow>
      <mtext>and</mtext>
      <mi>a</mi>
      <mrow>
        <mrow>
          <mo fence="true" stretchy="false">(</mo>
          <mrow>
            <mover accent="true">
              <mi>y</mi>
              <mo stretchy="false">¯</mo>
            </mover>
          </mrow>
          <mo fence="true" stretchy="false">)</mo>
        </mrow>
        <mo stretchy="false">=</mo>
        <mrow>
          <mn>1</mn>
          <mo stretchy="false">−</mo>
          <mi>a</mi>
        </mrow>
      </mrow>
      <mrow>
        <mrow>
          <mo fence="true" stretchy="false">(</mo>
          <mrow>
            <mi>y</mi>
          </mrow>
          <mo fence="true" stretchy="false">)</mo>
        </mrow>
        <mo stretchy="false">→</mo>
        <mtext>base probability</mtext>
      </mrow>
    </mrow>
    <annotation encoding="StarMath 5.0">a( y ) "and" a( bar y )=1-a( y ) toward "base probability"</annotation>
  </semantics>
</math>
</file>